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writing-mode="rl-tb"/>
      <style:text-properties style:language-complex="fa" style:country-complex="IR"/>
    </style:style>
    <style:style style:name="P2" style:parent-style-name="Normal" style:family="paragraph">
      <style:paragraph-properties style:writing-mode="rl-tb"/>
      <style:text-properties style:language-complex="fa" style:country-complex="IR"/>
    </style:style>
    <style:style style:name="P3" style:parent-style-name="Normal" style:family="paragraph">
      <style:paragraph-properties style:writing-mode="rl-tb"/>
    </style:style>
    <style:style style:name="T4" style:parent-style-name="DefaultParagraphFont" style:family="text">
      <style:text-properties style:language-complex="fa" style:country-complex="IR"/>
    </style:style>
    <style:style style:name="T5" style:parent-style-name="DefaultParagraphFont" style:family="text">
      <style:text-properties fo:language="en" fo:country="GB" style:language-complex="fa" style:country-complex="IR"/>
    </style:style>
    <style:style style:name="T6" style:parent-style-name="DefaultParagraphFont" style:family="text">
      <style:text-properties fo:language="en" fo:country="GB" style:language-complex="fa" style:country-complex="IR"/>
    </style:style>
    <style:style style:name="T7" style:parent-style-name="DefaultParagraphFont" style:family="text">
      <style:text-properties fo:language="en" fo:country="GB" style:language-complex="fa" style:country-complex="IR"/>
    </style:style>
    <style:style style:name="T8" style:parent-style-name="DefaultParagraphFont" style:family="text">
      <style:text-properties fo:language="en" fo:country="GB" style:language-complex="fa" style:country-complex="IR"/>
    </style:style>
    <style:style style:name="T9" style:parent-style-name="DefaultParagraphFont" style:family="text">
      <style:text-properties fo:language="en" fo:country="GB" style:language-complex="fa" style:country-complex="IR"/>
    </style:style>
    <style:style style:name="T10" style:parent-style-name="DefaultParagraphFont" style:family="text">
      <style:text-properties fo:language="en" fo:country="GB" style:language-complex="fa" style:country-complex="IR"/>
    </style:style>
    <style:style style:name="T11" style:parent-style-name="DefaultParagraphFont" style:family="text">
      <style:text-properties fo:language="en" fo:country="GB" style:language-complex="fa" style:country-complex="IR"/>
    </style:style>
    <style:style style:name="T12" style:parent-style-name="DefaultParagraphFont" style:family="text">
      <style:text-properties fo:language="en" fo:country="GB" style:language-complex="fa" style:country-complex="IR"/>
    </style:style>
    <style:style style:name="T13" style:parent-style-name="DefaultParagraphFont" style:family="text">
      <style:text-properties style:font-name-complex="Arial" fo:language="en" fo:country="GB" style:language-complex="fa" style:country-complex="IR"/>
    </style:style>
    <style:style style:name="T14" style:parent-style-name="Hyperlink" style:family="text">
      <style:text-properties fo:language="en" fo:country="GB" style:language-complex="fa" style:country-complex="IR"/>
    </style:style>
    <style:style style:name="T15" style:parent-style-name="DefaultParagraphFont" style:family="text">
      <style:text-properties style:font-name-complex="Arial" fo:language="en" fo:country="GB" style:language-complex="fa" style:country-complex="IR"/>
    </style:style>
    <style:style style:name="T16" style:parent-style-name="DefaultParagraphFont" style:family="text">
      <style:text-properties style:font-name-complex="Arial" fo:language="en" fo:country="GB" style:language-complex="fa" style:country-complex="IR"/>
    </style:style>
    <style:style style:name="P17" style:parent-style-name="Normal" style:family="paragraph">
      <style:paragraph-properties style:writing-mode="rl-tb"/>
      <style:text-properties style:font-name-complex="Arial" fo:language="en" fo:country="GB" style:language-complex="fa" style:country-complex="IR"/>
    </style:style>
    <style:style style:name="P18" style:parent-style-name="Normal" style:family="paragraph">
      <style:paragraph-properties style:writing-mode="rl-tb"/>
    </style:style>
    <style:style style:name="T19" style:parent-style-name="DefaultParagraphFont" style:family="text">
      <style:text-properties style:font-name-complex="Arial" fo:language="en" fo:country="GB" style:language-complex="fa" style:country-complex="IR"/>
    </style:style>
    <style:style style:name="T20" style:parent-style-name="DefaultParagraphFont" style:family="text">
      <style:text-properties fo:language="en" fo:country="GB" style:language-complex="fa" style:country-complex="IR"/>
    </style:style>
    <style:style style:name="T21" style:parent-style-name="DefaultParagraphFont" style:family="text">
      <style:text-properties style:font-name-complex="Arial" fo:language="en" fo:country="GB" style:language-complex="fa" style:country-complex="IR"/>
    </style:style>
    <style:style style:name="T22" style:parent-style-name="DefaultParagraphFont" style:family="text">
      <style:text-properties style:font-name-complex="Arial" fo:language="en" fo:country="GB" style:language-complex="fa" style:country-complex="IR"/>
    </style:style>
    <style:style style:name="T23" style:parent-style-name="DefaultParagraphFont" style:family="text">
      <style:text-properties style:font-name-complex="Arial" fo:language="en" fo:country="GB" style:language-complex="fa" style:country-complex="IR"/>
    </style:style>
    <style:style style:name="T24" style:parent-style-name="DefaultParagraphFont" style:family="text">
      <style:text-properties style:font-name-complex="Arial" fo:language="en" fo:country="GB" style:language-complex="fa" style:country-complex="IR"/>
    </style:style>
    <style:style style:name="T25" style:parent-style-name="DefaultParagraphFont" style:family="text">
      <style:text-properties fo:language="en" fo:country="GB" style:language-complex="fa" style:country-complex="IR"/>
    </style:style>
    <style:style style:name="T26" style:parent-style-name="DefaultParagraphFont" style:family="text">
      <style:text-properties fo:language="en" fo:country="GB" style:language-complex="fa" style:country-complex="IR"/>
    </style:style>
    <style:style style:name="T27" style:parent-style-name="DefaultParagraphFont" style:family="text">
      <style:text-properties style:font-name-complex="Arial" fo:language="en" fo:country="GB" style:language-complex="fa" style:country-complex="IR"/>
    </style:style>
    <style:style style:name="P28" style:parent-style-name="Normal" style:family="paragraph">
      <style:paragraph-properties style:writing-mode="rl-tb"/>
    </style:style>
    <style:style style:name="T29" style:parent-style-name="DefaultParagraphFont" style:family="text">
      <style:text-properties style:font-name-complex="Arial" fo:language="en" fo:country="GB" style:language-complex="fa" style:country-complex="IR"/>
    </style:style>
    <style:style style:name="T30" style:parent-style-name="DefaultParagraphFont" style:family="text">
      <style:text-properties style:font-name-complex="Arial" fo:language="en" fo:country="GB" style:language-complex="fa" style:country-complex="IR"/>
    </style:style>
    <style:style style:name="T31" style:parent-style-name="DefaultParagraphFont" style:family="text">
      <style:text-properties style:font-name-complex="Arial" fo:language="en" fo:country="GB" style:language-complex="fa" style:country-complex="IR"/>
    </style:style>
    <style:style style:name="T32" style:parent-style-name="DefaultParagraphFont" style:family="text">
      <style:text-properties style:font-name-complex="Arial" fo:language="en" fo:country="GB" style:language-complex="fa" style:country-complex="IR"/>
    </style:style>
    <style:style style:name="T33" style:parent-style-name="DefaultParagraphFont" style:family="text">
      <style:text-properties style:font-name-complex="Arial" fo:language="en" fo:country="GB" style:language-complex="fa" style:country-complex="IR"/>
    </style:style>
    <style:style style:name="T34" style:parent-style-name="DefaultParagraphFont" style:family="text">
      <style:text-properties style:font-name-complex="Arial" fo:language="en" fo:country="GB" style:language-complex="fa" style:country-complex="IR"/>
    </style:style>
    <style:style style:name="T35" style:parent-style-name="DefaultParagraphFont" style:family="text">
      <style:text-properties style:font-name-complex="Arial" fo:language="en" fo:country="GB" style:language-complex="fa" style:country-complex="IR"/>
    </style:style>
    <style:style style:name="T36" style:parent-style-name="DefaultParagraphFont" style:family="text">
      <style:text-properties style:font-name-complex="Arial" fo:language="en" fo:country="GB" style:language-complex="fa" style:country-complex="IR"/>
    </style:style>
    <style:style style:name="T37" style:parent-style-name="DefaultParagraphFont" style:family="text">
      <style:text-properties style:font-name-complex="Arial" fo:language="en" fo:country="GB" style:language-complex="fa" style:country-complex="IR"/>
    </style:style>
    <style:style style:name="T38" style:parent-style-name="DefaultParagraphFont" style:family="text">
      <style:text-properties style:font-name-complex="Arial" fo:language="en" fo:country="GB" style:language-complex="fa" style:country-complex="IR"/>
    </style:style>
    <style:style style:name="T39" style:parent-style-name="DefaultParagraphFont" style:family="text">
      <style:text-properties style:font-name-complex="Arial" fo:language="en" fo:country="GB" style:language-complex="fa" style:country-complex="IR"/>
    </style:style>
    <style:style style:name="T40" style:parent-style-name="DefaultParagraphFont" style:family="text">
      <style:text-properties style:font-name-complex="Arial" fo:language="en" fo:country="GB" style:language-complex="fa" style:country-complex="IR"/>
    </style:style>
    <style:style style:name="T41" style:parent-style-name="DefaultParagraphFont" style:family="text">
      <style:text-properties style:font-name-complex="Arial" fo:language="en" fo:country="GB" style:language-complex="fa" style:country-complex="IR"/>
    </style:style>
    <style:style style:name="T42" style:parent-style-name="DefaultParagraphFont" style:family="text">
      <style:text-properties style:language-complex="fa" style:country-complex="IR"/>
    </style:style>
    <style:style style:name="T43" style:parent-style-name="DefaultParagraphFont" style:family="text">
      <style:text-properties style:language-complex="fa" style:country-complex="IR"/>
    </style:style>
    <style:style style:name="T44" style:parent-style-name="DefaultParagraphFont" style:family="text">
      <style:text-properties style:font-name-complex="Arial" fo:language="en" fo:country="GB" style:language-complex="fa" style:country-complex="IR"/>
    </style:style>
    <style:style style:name="T45" style:parent-style-name="DefaultParagraphFont" style:family="text">
      <style:text-properties style:font-name-complex="Arial" fo:language="en" fo:country="GB" style:language-complex="fa" style:country-complex="IR"/>
    </style:style>
    <style:style style:name="T46" style:parent-style-name="DefaultParagraphFont" style:family="text">
      <style:text-properties style:font-name-complex="Arial" fo:language="en" fo:country="GB" style:language-complex="fa" style:country-complex="IR"/>
    </style:style>
    <style:style style:name="T47" style:parent-style-name="DefaultParagraphFont" style:family="text">
      <style:text-properties fo:language="en" fo:country="GB" style:language-complex="fa" style:country-complex="IR"/>
    </style:style>
    <style:style style:name="T48" style:parent-style-name="DefaultParagraphFont" style:family="text">
      <style:text-properties style:font-name-complex="Arial" fo:language="en" fo:country="GB" style:language-complex="fa" style:country-complex="IR"/>
    </style:style>
    <style:style style:name="T49" style:parent-style-name="DefaultParagraphFont" style:family="text">
      <style:text-properties style:font-name-complex="Arial" fo:language="en" fo:country="GB" style:language-complex="fa" style:country-complex="IR"/>
    </style:style>
    <style:style style:name="T50" style:parent-style-name="DefaultParagraphFont" style:family="text">
      <style:text-properties style:font-name-complex="Arial" fo:language="en" fo:country="GB" style:language-complex="fa" style:country-complex="IR"/>
    </style:style>
    <style:style style:name="T51" style:parent-style-name="DefaultParagraphFont" style:family="text">
      <style:text-properties style:font-name-complex="Arial" fo:language="en" fo:country="GB" style:language-complex="fa" style:country-complex="IR"/>
    </style:style>
    <style:style style:name="T52" style:parent-style-name="DefaultParagraphFont" style:family="text">
      <style:text-properties fo:language="en" fo:country="GB" style:language-complex="fa" style:country-complex="IR"/>
    </style:style>
    <style:style style:name="T53" style:parent-style-name="DefaultParagraphFont" style:family="text">
      <style:text-properties style:font-name-complex="Arial" fo:language="en" fo:country="GB" style:language-complex="fa" style:country-complex="IR"/>
    </style:style>
    <style:style style:name="T54" style:parent-style-name="DefaultParagraphFont" style:family="text">
      <style:text-properties style:font-name-complex="Arial" fo:language="en" fo:country="GB" style:language-complex="fa" style:country-complex="IR"/>
    </style:style>
    <style:style style:name="T55" style:parent-style-name="DefaultParagraphFont" style:family="text">
      <style:text-properties style:font-name-complex="Arial" fo:language="en" fo:country="GB" style:language-complex="fa" style:country-complex="IR"/>
    </style:style>
    <style:style style:name="T56" style:parent-style-name="DefaultParagraphFont" style:family="text">
      <style:text-properties style:font-name-complex="Arial" fo:language="en" fo:country="GB" style:language-complex="fa" style:country-complex="IR"/>
    </style:style>
    <style:style style:name="P57" style:parent-style-name="Normal" style:family="paragraph">
      <style:paragraph-properties style:writing-mode="rl-tb"/>
    </style:style>
    <style:style style:name="T58" style:parent-style-name="DefaultParagraphFont" style:family="text">
      <style:text-properties style:language-complex="fa" style:country-complex="IR"/>
    </style:style>
    <style:style style:name="T59" style:parent-style-name="DefaultParagraphFont" style:family="text">
      <style:text-properties style:font-name-complex="Arial" fo:language="en" fo:country="GB" style:language-complex="fa" style:country-complex="IR"/>
    </style:style>
    <style:style style:name="T60" style:parent-style-name="DefaultParagraphFont" style:family="text">
      <style:text-properties style:font-name-complex="Arial" fo:language="en" fo:country="GB" style:language-complex="fa" style:country-complex="IR"/>
    </style:style>
    <style:style style:name="T61" style:parent-style-name="DefaultParagraphFont" style:family="text">
      <style:text-properties style:font-name-complex="Arial" fo:language="en" fo:country="GB" style:language-complex="fa" style:country-complex="IR"/>
    </style:style>
    <style:style style:name="T62" style:parent-style-name="DefaultParagraphFont" style:family="text">
      <style:text-properties style:font-name-complex="Arial" fo:language="en" fo:country="GB" style:language-complex="fa" style:country-complex="IR"/>
    </style:style>
    <style:style style:name="T63" style:parent-style-name="DefaultParagraphFont" style:family="text">
      <style:text-properties style:font-name-complex="Arial" fo:language="en" fo:country="GB" style:language-complex="fa" style:country-complex="IR"/>
    </style:style>
    <style:style style:name="T64" style:parent-style-name="DefaultParagraphFont" style:family="text">
      <style:text-properties style:font-name-complex="Arial" fo:language="en" fo:country="GB" style:language-complex="fa" style:country-complex="IR"/>
    </style:style>
    <style:style style:name="T65" style:parent-style-name="DefaultParagraphFont" style:family="text">
      <style:text-properties style:font-name-complex="Arial" fo:language="en" fo:country="GB" style:language-complex="fa" style:country-complex="IR"/>
    </style:style>
    <style:style style:name="T66" style:parent-style-name="DefaultParagraphFont" style:family="text">
      <style:text-properties style:font-name-complex="Arial" fo:language="en" fo:country="GB" style:language-complex="fa" style:country-complex="IR"/>
    </style:style>
    <style:style style:name="T67" style:parent-style-name="DefaultParagraphFont" style:family="text">
      <style:text-properties style:font-name-complex="Arial" fo:language="en" fo:country="GB" style:language-complex="fa" style:country-complex="IR"/>
    </style:style>
    <style:style style:name="T68" style:parent-style-name="DefaultParagraphFont" style:family="text">
      <style:text-properties style:font-name-complex="Arial" fo:language="en" fo:country="GB" style:language-complex="fa" style:country-complex="IR"/>
    </style:style>
    <style:style style:name="T69" style:parent-style-name="DefaultParagraphFont" style:family="text">
      <style:text-properties style:font-name-complex="Arial" fo:language="en" fo:country="GB" style:language-complex="fa" style:country-complex="IR"/>
    </style:style>
    <style:style style:name="T70" style:parent-style-name="DefaultParagraphFont" style:family="text">
      <style:text-properties style:font-name-complex="Arial" fo:language="en" fo:country="GB" style:language-complex="fa" style:country-complex="IR"/>
    </style:style>
    <style:style style:name="T71" style:parent-style-name="DefaultParagraphFont" style:family="text">
      <style:text-properties style:font-name-complex="Arial" fo:language="en" fo:country="GB" style:language-complex="fa" style:country-complex="IR"/>
    </style:style>
    <style:style style:name="T72" style:parent-style-name="DefaultParagraphFont" style:family="text">
      <style:text-properties style:font-name-complex="Arial" fo:language="en" fo:country="GB" style:language-complex="fa" style:country-complex="IR"/>
    </style:style>
    <style:style style:name="T73" style:parent-style-name="DefaultParagraphFont" style:family="text">
      <style:text-properties style:font-name-complex="Arial" fo:language="en" fo:country="GB" style:language-complex="fa" style:country-complex="IR"/>
    </style:style>
    <style:style style:name="T74" style:parent-style-name="DefaultParagraphFont" style:family="text">
      <style:text-properties fo:language="en" fo:country="GB" style:language-complex="fa" style:country-complex="IR"/>
    </style:style>
    <style:style style:name="T75" style:parent-style-name="DefaultParagraphFont" style:family="text">
      <style:text-properties style:font-name-complex="Arial" fo:language="en" fo:country="GB" style:language-complex="fa" style:country-complex="IR"/>
    </style:style>
    <style:style style:name="T76" style:parent-style-name="DefaultParagraphFont" style:family="text">
      <style:text-properties fo:language="en" fo:country="GB" style:language-complex="fa" style:country-complex="IR"/>
    </style:style>
    <style:style style:name="T77" style:parent-style-name="DefaultParagraphFont" style:family="text">
      <style:text-properties style:font-name-complex="Arial" fo:language="en" fo:country="GB" style:language-complex="fa" style:country-complex="IR"/>
    </style:style>
    <style:style style:name="T78" style:parent-style-name="DefaultParagraphFont" style:family="text">
      <style:text-properties fo:language="en" fo:country="GB" style:language-complex="fa" style:country-complex="IR"/>
    </style:style>
    <style:style style:name="T79" style:parent-style-name="DefaultParagraphFont" style:family="text">
      <style:text-properties style:font-name-complex="Arial" fo:language="en" fo:country="GB" style:language-complex="fa" style:country-complex="IR"/>
    </style:style>
    <style:style style:name="T80" style:parent-style-name="DefaultParagraphFont" style:family="text">
      <style:text-properties fo:language="en" fo:country="GB" style:language-complex="fa" style:country-complex="IR"/>
    </style:style>
    <style:style style:name="T81" style:parent-style-name="DefaultParagraphFont" style:family="text">
      <style:text-properties style:font-name-complex="Arial" fo:language="en" fo:country="GB" style:language-complex="fa" style:country-complex="IR"/>
    </style:style>
    <style:style style:name="T82" style:parent-style-name="DefaultParagraphFont" style:family="text">
      <style:text-properties style:font-name-complex="Arial" fo:language="en" fo:country="GB" style:language-complex="fa" style:country-complex="IR"/>
    </style:style>
    <style:style style:name="T83" style:parent-style-name="DefaultParagraphFont" style:family="text">
      <style:text-properties style:font-name-complex="Arial" fo:language="en" fo:country="GB" style:language-complex="fa" style:country-complex="IR"/>
    </style:style>
    <style:style style:name="T84" style:parent-style-name="DefaultParagraphFont" style:family="text">
      <style:text-properties style:font-name-complex="Arial" fo:language="en" fo:country="GB" style:language-complex="fa" style:country-complex="IR"/>
    </style:style>
    <style:style style:name="T85" style:parent-style-name="DefaultParagraphFont" style:family="text">
      <style:text-properties style:font-name-complex="Arial" fo:language="en" fo:country="GB" style:language-complex="fa" style:country-complex="IR"/>
    </style:style>
    <style:style style:name="T86" style:parent-style-name="DefaultParagraphFont" style:family="text">
      <style:text-properties style:font-name-complex="Arial" fo:language="en" fo:country="GB" style:language-complex="fa" style:country-complex="IR"/>
    </style:style>
    <style:style style:name="T87" style:parent-style-name="DefaultParagraphFont" style:family="text">
      <style:text-properties style:font-name-complex="Arial" fo:language="en" fo:country="GB" style:language-complex="fa" style:country-complex="IR"/>
    </style:style>
    <style:style style:name="T88" style:parent-style-name="DefaultParagraphFont" style:family="text">
      <style:text-properties style:font-name-complex="Arial" fo:language="en" fo:country="GB" style:language-complex="fa" style:country-complex="IR"/>
    </style:style>
    <style:style style:name="T89" style:parent-style-name="DefaultParagraphFont" style:family="text">
      <style:text-properties style:font-name-complex="Arial" fo:language="en" fo:country="GB" style:language-complex="fa" style:country-complex="IR"/>
    </style:style>
    <style:style style:name="T90" style:parent-style-name="DefaultParagraphFont" style:family="text">
      <style:text-properties style:font-name-complex="Arial" fo:language="en" fo:country="GB" style:language-complex="fa" style:country-complex="IR"/>
    </style:style>
    <style:style style:name="T91" style:parent-style-name="DefaultParagraphFont" style:family="text">
      <style:text-properties style:font-name-complex="Arial" fo:language="en" fo:country="GB" style:language-complex="fa" style:country-complex="IR"/>
    </style:style>
    <style:style style:name="T92" style:parent-style-name="DefaultParagraphFont" style:family="text">
      <style:text-properties style:font-name-complex="Arial" fo:language="en" fo:country="GB" style:language-complex="fa" style:country-complex="IR"/>
    </style:style>
    <style:style style:name="T93" style:parent-style-name="DefaultParagraphFont" style:family="text">
      <style:text-properties style:font-name-complex="Arial" fo:language="en" fo:country="GB" style:language-complex="fa" style:country-complex="IR"/>
    </style:style>
    <style:style style:name="T94" style:parent-style-name="DefaultParagraphFont" style:family="text">
      <style:text-properties style:font-name-complex="Arial" fo:language="en" fo:country="GB" style:language-complex="fa" style:country-complex="IR"/>
    </style:style>
    <style:style style:name="T95" style:parent-style-name="DefaultParagraphFont" style:family="text">
      <style:text-properties style:font-name-complex="Arial" fo:language="en" fo:country="GB" style:language-complex="fa" style:country-complex="IR"/>
    </style:style>
    <style:style style:name="T96" style:parent-style-name="DefaultParagraphFont" style:family="text">
      <style:text-properties style:font-name-complex="Arial" fo:language="en" fo:country="GB" style:language-complex="fa" style:country-complex="IR"/>
    </style:style>
    <style:style style:name="T97" style:parent-style-name="DefaultParagraphFont" style:family="text">
      <style:text-properties style:font-name-complex="Arial" fo:language="en" fo:country="GB" style:language-complex="fa" style:country-complex="IR"/>
    </style:style>
    <style:style style:name="T98" style:parent-style-name="DefaultParagraphFont" style:family="text">
      <style:text-properties style:font-name-complex="Arial" fo:language="en" fo:country="GB" style:language-complex="fa" style:country-complex="IR"/>
    </style:style>
    <style:style style:name="T99" style:parent-style-name="DefaultParagraphFont" style:family="text">
      <style:text-properties style:font-name-complex="Arial" fo:language="en" fo:country="GB" style:language-complex="fa" style:country-complex="IR"/>
    </style:style>
    <style:style style:name="T100" style:parent-style-name="DefaultParagraphFont" style:family="text">
      <style:text-properties style:font-name-complex="Arial" fo:language="en" fo:country="GB" style:language-complex="fa" style:country-complex="IR"/>
    </style:style>
    <style:style style:name="T101" style:parent-style-name="DefaultParagraphFont" style:family="text">
      <style:text-properties style:font-name-complex="Arial" fo:language="en" fo:country="GB" style:language-complex="fa" style:country-complex="IR"/>
    </style:style>
    <style:style style:name="T102" style:parent-style-name="DefaultParagraphFont" style:family="text">
      <style:text-properties style:font-name-complex="Arial" fo:language="en" fo:country="GB" style:language-complex="fa" style:country-complex="IR"/>
    </style:style>
    <style:style style:name="T103" style:parent-style-name="DefaultParagraphFont" style:family="text">
      <style:text-properties style:font-name-complex="Arial" fo:language="en" fo:country="GB" style:language-complex="fa" style:country-complex="IR"/>
    </style:style>
    <style:style style:name="T104" style:parent-style-name="DefaultParagraphFont" style:family="text">
      <style:text-properties style:font-name-complex="Arial" fo:language="en" fo:country="GB" style:language-complex="fa" style:country-complex="IR"/>
    </style:style>
    <style:style style:name="T105" style:parent-style-name="DefaultParagraphFont" style:family="text">
      <style:text-properties style:font-name-complex="Arial" fo:language="en" fo:country="GB" style:language-complex="fa" style:country-complex="IR"/>
    </style:style>
    <style:style style:name="T106" style:parent-style-name="DefaultParagraphFont" style:family="text">
      <style:text-properties style:font-name-complex="Arial" fo:language="en" fo:country="GB" style:language-complex="fa" style:country-complex="IR"/>
    </style:style>
    <style:style style:name="T107" style:parent-style-name="DefaultParagraphFont" style:family="text">
      <style:text-properties style:font-name-complex="Arial" fo:language="en" fo:country="GB" style:language-complex="fa" style:country-complex="IR"/>
    </style:style>
    <style:style style:name="T108" style:parent-style-name="DefaultParagraphFont" style:family="text">
      <style:text-properties style:font-name-complex="Arial" fo:language="en" fo:country="GB" style:language-complex="fa" style:country-complex="IR"/>
    </style:style>
    <style:style style:name="T109" style:parent-style-name="DefaultParagraphFont" style:family="text">
      <style:text-properties style:font-name-complex="Arial" fo:language="en" fo:country="GB" style:language-complex="fa" style:country-complex="IR"/>
    </style:style>
    <style:style style:name="T110" style:parent-style-name="DefaultParagraphFont" style:family="text">
      <style:text-properties style:font-name-complex="Arial" fo:language="en" fo:country="GB" style:language-complex="fa" style:country-complex="IR"/>
    </style:style>
    <style:style style:name="T111" style:parent-style-name="DefaultParagraphFont" style:family="text">
      <style:text-properties style:font-name-complex="Arial" fo:language="en" fo:country="GB" style:language-complex="fa" style:country-complex="IR"/>
    </style:style>
    <style:style style:name="T112" style:parent-style-name="DefaultParagraphFont" style:family="text">
      <style:text-properties style:font-name-complex="Arial" fo:language="en" fo:country="GB" style:language-complex="fa" style:country-complex="IR"/>
    </style:style>
    <style:style style:name="T113" style:parent-style-name="DefaultParagraphFont" style:family="text">
      <style:text-properties style:font-name-complex="Arial" fo:language="en" fo:country="GB" style:language-complex="fa" style:country-complex="IR"/>
    </style:style>
    <style:style style:name="T114" style:parent-style-name="DefaultParagraphFont" style:family="text">
      <style:text-properties style:font-name-complex="Arial" fo:language="en" fo:country="GB" style:language-complex="fa" style:country-complex="IR"/>
    </style:style>
    <style:style style:name="T115" style:parent-style-name="DefaultParagraphFont" style:family="text">
      <style:text-properties style:font-name-complex="Arial" fo:language="en" fo:country="GB" style:language-complex="fa" style:country-complex="IR"/>
    </style:style>
    <style:style style:name="T116" style:parent-style-name="DefaultParagraphFont" style:family="text">
      <style:text-properties style:font-name-complex="Arial" fo:language="en" fo:country="GB" style:language-complex="fa" style:country-complex="IR"/>
    </style:style>
    <style:style style:name="T117" style:parent-style-name="DefaultParagraphFont" style:family="text">
      <style:text-properties style:font-name-complex="Arial" fo:language="en" fo:country="GB" style:language-complex="fa" style:country-complex="IR"/>
    </style:style>
    <style:style style:name="T118" style:parent-style-name="DefaultParagraphFont" style:family="text">
      <style:text-properties style:font-name-complex="Arial" fo:language="en" fo:country="GB" style:language-complex="fa" style:country-complex="IR"/>
    </style:style>
    <style:style style:name="T119" style:parent-style-name="DefaultParagraphFont" style:family="text">
      <style:text-properties style:font-name-complex="Arial" fo:language="en" fo:country="GB" style:language-complex="fa" style:country-complex="IR"/>
    </style:style>
    <style:style style:name="T120" style:parent-style-name="DefaultParagraphFont" style:family="text">
      <style:text-properties style:font-name-complex="Arial" fo:language="en" fo:country="GB" style:language-complex="fa" style:country-complex="IR"/>
    </style:style>
    <style:style style:name="T121" style:parent-style-name="DefaultParagraphFont" style:family="text">
      <style:text-properties style:font-name-complex="Arial" fo:language="en" fo:country="GB" style:language-complex="fa" style:country-complex="IR"/>
    </style:style>
    <style:style style:name="T122" style:parent-style-name="DefaultParagraphFont" style:family="text">
      <style:text-properties style:font-name-complex="Arial" fo:language="en" fo:country="GB" style:language-complex="fa" style:country-complex="IR"/>
    </style:style>
    <style:style style:name="T123" style:parent-style-name="DefaultParagraphFont" style:family="text">
      <style:text-properties style:font-name-complex="Arial" fo:language="en" fo:country="GB" style:language-complex="fa" style:country-complex="IR"/>
    </style:style>
    <style:style style:name="T124" style:parent-style-name="DefaultParagraphFont" style:family="text">
      <style:text-properties style:font-name-complex="Arial" fo:language="en" fo:country="GB" style:language-complex="fa" style:country-complex="IR"/>
    </style:style>
    <style:style style:name="T125" style:parent-style-name="DefaultParagraphFont" style:family="text">
      <style:text-properties style:font-name-complex="Arial" fo:language="en" fo:country="GB" style:language-complex="fa" style:country-complex="IR"/>
    </style:style>
    <style:style style:name="T126" style:parent-style-name="DefaultParagraphFont" style:family="text">
      <style:text-properties style:font-name-complex="Arial" fo:language="en" fo:country="GB" style:language-complex="fa" style:country-complex="IR"/>
    </style:style>
    <style:style style:name="T127" style:parent-style-name="DefaultParagraphFont" style:family="text">
      <style:text-properties style:font-name-complex="Arial" fo:language="en" fo:country="GB" style:language-complex="fa" style:country-complex="IR"/>
    </style:style>
    <style:style style:name="T128" style:parent-style-name="DefaultParagraphFont" style:family="text">
      <style:text-properties style:font-name-complex="Arial" fo:language="en" fo:country="GB" style:language-complex="fa" style:country-complex="IR"/>
    </style:style>
    <style:style style:name="T129" style:parent-style-name="DefaultParagraphFont" style:family="text">
      <style:text-properties style:font-name-complex="Arial" fo:language="en" fo:country="GB" style:language-complex="fa" style:country-complex="IR"/>
    </style:style>
    <style:style style:name="T130" style:parent-style-name="DefaultParagraphFont" style:family="text">
      <style:text-properties style:font-name-complex="Arial" fo:language="en" fo:country="GB" style:language-complex="fa" style:country-complex="IR"/>
    </style:style>
    <style:style style:name="T131" style:parent-style-name="DefaultParagraphFont" style:family="text">
      <style:text-properties style:font-name-complex="Arial" fo:language="en" fo:country="GB" style:language-complex="fa" style:country-complex="IR"/>
    </style:style>
    <style:style style:name="T132" style:parent-style-name="DefaultParagraphFont" style:family="text">
      <style:text-properties style:font-name-complex="Arial" fo:language="en" fo:country="GB" style:language-complex="fa" style:country-complex="IR"/>
    </style:style>
    <style:style style:name="T133" style:parent-style-name="DefaultParagraphFont" style:family="text">
      <style:text-properties style:font-name-complex="Arial" fo:language="en" fo:country="GB" style:language-complex="fa" style:country-complex="IR"/>
    </style:style>
    <style:style style:name="T134" style:parent-style-name="DefaultParagraphFont" style:family="text">
      <style:text-properties style:font-name-complex="Arial" fo:language="en" fo:country="GB" style:language-complex="fa" style:country-complex="IR"/>
    </style:style>
    <style:style style:name="T135" style:parent-style-name="DefaultParagraphFont" style:family="text">
      <style:text-properties style:font-name-complex="Arial" fo:language="en" fo:country="GB" style:language-complex="fa" style:country-complex="IR"/>
    </style:style>
    <style:style style:name="T136" style:parent-style-name="DefaultParagraphFont" style:family="text">
      <style:text-properties style:font-name-complex="Arial" fo:language="en" fo:country="GB" style:language-complex="fa" style:country-complex="IR"/>
    </style:style>
    <style:style style:name="T137" style:parent-style-name="DefaultParagraphFont" style:family="text">
      <style:text-properties style:font-name-complex="Arial" fo:language="en" fo:country="GB" style:language-complex="fa" style:country-complex="IR"/>
    </style:style>
    <style:style style:name="T138" style:parent-style-name="DefaultParagraphFont" style:family="text">
      <style:text-properties style:font-name-complex="Arial" fo:language="en" fo:country="GB" style:language-complex="fa" style:country-complex="IR"/>
    </style:style>
    <style:style style:name="T139" style:parent-style-name="DefaultParagraphFont" style:family="text">
      <style:text-properties style:font-name-complex="Arial" fo:language="en" fo:country="GB" style:language-complex="fa" style:country-complex="IR"/>
    </style:style>
    <style:style style:name="T140" style:parent-style-name="DefaultParagraphFont" style:family="text">
      <style:text-properties style:font-name-complex="Arial" fo:language="en" fo:country="GB" style:language-complex="fa" style:country-complex="IR"/>
    </style:style>
    <style:style style:name="T141" style:parent-style-name="DefaultParagraphFont" style:family="text">
      <style:text-properties style:font-name-complex="Arial" fo:language="en" fo:country="GB" style:language-complex="fa" style:country-complex="IR"/>
    </style:style>
    <style:style style:name="T142" style:parent-style-name="DefaultParagraphFont" style:family="text">
      <style:text-properties style:font-name-complex="Arial" fo:language="en" fo:country="GB" style:language-complex="fa" style:country-complex="IR"/>
    </style:style>
    <style:style style:name="T143" style:parent-style-name="DefaultParagraphFont" style:family="text">
      <style:text-properties style:font-name-complex="Arial" fo:language="en" fo:country="GB" style:language-complex="fa" style:country-complex="IR"/>
    </style:style>
    <style:style style:name="T144" style:parent-style-name="DefaultParagraphFont" style:family="text">
      <style:text-properties style:font-name-complex="Arial" fo:language="en" fo:country="GB" style:language-complex="fa" style:country-complex="IR"/>
    </style:style>
    <style:style style:name="T145" style:parent-style-name="DefaultParagraphFont" style:family="text">
      <style:text-properties style:font-name-complex="Arial" fo:language="en" fo:country="GB" style:language-complex="fa" style:country-complex="IR"/>
    </style:style>
    <style:style style:name="T146" style:parent-style-name="DefaultParagraphFont" style:family="text">
      <style:text-properties style:font-name-complex="Arial" fo:language="en" fo:country="GB" style:language-complex="fa" style:country-complex="IR"/>
    </style:style>
    <style:style style:name="T147" style:parent-style-name="DefaultParagraphFont" style:family="text">
      <style:text-properties style:font-name-complex="Arial" fo:language="en" fo:country="GB" style:language-complex="fa" style:country-complex="IR"/>
    </style:style>
    <style:style style:name="T148" style:parent-style-name="DefaultParagraphFont" style:family="text">
      <style:text-properties style:language-complex="fa" style:country-complex="IR"/>
    </style:style>
    <style:style style:name="T149" style:parent-style-name="DefaultParagraphFont" style:family="text">
      <style:text-properties style:font-name-complex="Arial" fo:language="en" fo:country="GB" style:language-complex="fa" style:country-complex="IR"/>
    </style:style>
    <style:style style:name="T150" style:parent-style-name="DefaultParagraphFont" style:family="text">
      <style:text-properties style:font-name-complex="Arial" fo:language="en" fo:country="GB" style:language-complex="fa" style:country-complex="IR"/>
    </style:style>
    <style:style style:name="T151" style:parent-style-name="DefaultParagraphFont" style:family="text">
      <style:text-properties style:font-name-complex="Arial" fo:language="en" fo:country="GB" style:language-complex="fa" style:country-complex="IR"/>
    </style:style>
    <style:style style:name="T152" style:parent-style-name="DefaultParagraphFont" style:family="text">
      <style:text-properties style:font-name-complex="Arial" fo:language="en" fo:country="GB" style:language-complex="fa" style:country-complex="IR"/>
    </style:style>
    <style:style style:name="T153" style:parent-style-name="DefaultParagraphFont" style:family="text">
      <style:text-properties style:font-name-complex="Arial" fo:language="en" fo:country="GB" style:language-complex="fa" style:country-complex="IR"/>
    </style:style>
    <style:style style:name="T154" style:parent-style-name="DefaultParagraphFont" style:family="text">
      <style:text-properties style:font-name-complex="Arial" fo:language="en" fo:country="GB" style:language-complex="fa" style:country-complex="IR"/>
    </style:style>
    <style:style style:name="T155" style:parent-style-name="DefaultParagraphFont" style:family="text">
      <style:text-properties style:font-name-complex="Arial" fo:language="en" fo:country="GB" style:language-complex="fa" style:country-complex="IR"/>
    </style:style>
    <style:style style:name="T156" style:parent-style-name="DefaultParagraphFont" style:family="text">
      <style:text-properties style:font-name-complex="Arial" fo:language="en" fo:country="GB" style:language-complex="fa" style:country-complex="IR"/>
    </style:style>
    <style:style style:name="T157" style:parent-style-name="DefaultParagraphFont" style:family="text">
      <style:text-properties style:font-name-complex="Arial" fo:language="en" fo:country="GB" style:language-complex="fa" style:country-complex="IR"/>
    </style:style>
    <style:style style:name="T158" style:parent-style-name="DefaultParagraphFont" style:family="text">
      <style:text-properties style:font-name-complex="Arial" fo:language="en" fo:country="GB" style:language-complex="fa" style:country-complex="IR"/>
    </style:style>
    <style:style style:name="T159" style:parent-style-name="DefaultParagraphFont" style:family="text">
      <style:text-properties style:font-name-complex="Arial" fo:language="en" fo:country="GB" style:language-complex="fa" style:country-complex="IR"/>
    </style:style>
    <style:style style:name="T160" style:parent-style-name="DefaultParagraphFont" style:family="text">
      <style:text-properties style:font-name-complex="Arial" fo:language="en" fo:country="GB" style:language-complex="fa" style:country-complex="IR"/>
    </style:style>
    <style:style style:name="T161" style:parent-style-name="DefaultParagraphFont" style:family="text">
      <style:text-properties style:language-complex="fa" style:country-complex="IR"/>
    </style:style>
    <style:style style:name="T162" style:parent-style-name="DefaultParagraphFont" style:family="text">
      <style:text-properties style:font-name-complex="Arial" fo:language="en" fo:country="GB" style:language-complex="fa" style:country-complex="IR"/>
    </style:style>
    <style:style style:name="T163" style:parent-style-name="DefaultParagraphFont" style:family="text">
      <style:text-properties style:font-name-complex="Arial" fo:language="en" fo:country="GB" style:language-complex="fa" style:country-complex="IR"/>
    </style:style>
    <style:style style:name="T164" style:parent-style-name="DefaultParagraphFont" style:family="text">
      <style:text-properties style:font-name-complex="Arial" fo:language="en" fo:country="GB" style:language-complex="fa" style:country-complex="IR"/>
    </style:style>
    <style:style style:name="T165" style:parent-style-name="DefaultParagraphFont" style:family="text">
      <style:text-properties style:font-name-complex="Arial" fo:language="en" fo:country="GB" style:language-complex="fa" style:country-complex="IR"/>
    </style:style>
    <style:style style:name="T166" style:parent-style-name="DefaultParagraphFont" style:family="text">
      <style:text-properties style:font-name-complex="Arial" fo:language="en" fo:country="GB" style:language-complex="fa" style:country-complex="IR"/>
    </style:style>
    <style:style style:name="T167" style:parent-style-name="DefaultParagraphFont" style:family="text">
      <style:text-properties style:font-name-complex="Arial" fo:language="en" fo:country="GB" style:language-complex="fa" style:country-complex="IR"/>
    </style:style>
    <style:style style:name="T168" style:parent-style-name="DefaultParagraphFont" style:family="text">
      <style:text-properties style:font-name-complex="Arial" fo:language="en" fo:country="GB" style:language-complex="fa" style:country-complex="IR"/>
    </style:style>
    <style:style style:name="T169" style:parent-style-name="DefaultParagraphFont" style:family="text">
      <style:text-properties style:font-name-complex="Arial" fo:language="en" fo:country="GB" style:language-complex="fa" style:country-complex="IR"/>
    </style:style>
    <style:style style:name="T170" style:parent-style-name="DefaultParagraphFont" style:family="text">
      <style:text-properties style:font-name-complex="Arial" fo:language="en" fo:country="GB" style:language-complex="fa" style:country-complex="IR"/>
    </style:style>
    <style:style style:name="T171" style:parent-style-name="DefaultParagraphFont" style:family="text">
      <style:text-properties style:font-name-complex="Arial" fo:language="en" fo:country="GB" style:language-complex="fa" style:country-complex="IR"/>
    </style:style>
    <style:style style:name="T172" style:parent-style-name="DefaultParagraphFont" style:family="text">
      <style:text-properties style:font-name-complex="Arial" fo:language="en" fo:country="GB" style:language-complex="fa" style:country-complex="IR"/>
    </style:style>
    <style:style style:name="T173" style:parent-style-name="DefaultParagraphFont" style:family="text">
      <style:text-properties style:font-name-complex="Arial" fo:language="en" fo:country="GB" style:language-complex="fa" style:country-complex="IR"/>
    </style:style>
    <style:style style:name="T174" style:parent-style-name="DefaultParagraphFont" style:family="text">
      <style:text-properties style:font-name-complex="Arial" fo:language="en" fo:country="GB" style:language-complex="fa" style:country-complex="IR"/>
    </style:style>
    <style:style style:name="T175" style:parent-style-name="DefaultParagraphFont" style:family="text">
      <style:text-properties style:font-name-complex="Arial" fo:language="en" fo:country="GB" style:language-complex="fa" style:country-complex="IR"/>
    </style:style>
    <style:style style:name="T176" style:parent-style-name="DefaultParagraphFont" style:family="text">
      <style:text-properties style:font-name-complex="Arial" fo:language="en" fo:country="GB" style:language-complex="fa" style:country-complex="IR"/>
    </style:style>
    <style:style style:name="T177" style:parent-style-name="DefaultParagraphFont" style:family="text">
      <style:text-properties style:font-name-complex="Arial" fo:language="en" fo:country="GB" style:language-complex="fa" style:country-complex="IR"/>
    </style:style>
    <style:style style:name="T178" style:parent-style-name="DefaultParagraphFont" style:family="text">
      <style:text-properties style:font-name-complex="Arial" fo:language="en" fo:country="GB" style:language-complex="fa" style:country-complex="IR"/>
    </style:style>
    <style:style style:name="T179" style:parent-style-name="DefaultParagraphFont" style:family="text">
      <style:text-properties style:font-name-complex="Arial" fo:language="en" fo:country="GB" style:language-complex="fa" style:country-complex="IR"/>
    </style:style>
    <style:style style:name="T180" style:parent-style-name="DefaultParagraphFont" style:family="text">
      <style:text-properties style:font-name-complex="Arial" fo:language="en" fo:country="GB" style:language-complex="fa" style:country-complex="IR"/>
    </style:style>
    <style:style style:name="T181" style:parent-style-name="DefaultParagraphFont" style:family="text">
      <style:text-properties style:font-name-complex="Arial" fo:language="en" fo:country="GB" style:language-complex="fa" style:country-complex="IR"/>
    </style:style>
    <style:style style:name="T182" style:parent-style-name="DefaultParagraphFont" style:family="text">
      <style:text-properties style:font-name-complex="Arial" fo:language="en" fo:country="GB" style:language-complex="fa" style:country-complex="IR"/>
    </style:style>
    <style:style style:name="T183" style:parent-style-name="DefaultParagraphFont" style:family="text">
      <style:text-properties style:font-name-complex="Arial" fo:language="en" fo:country="GB" style:language-complex="fa" style:country-complex="IR"/>
    </style:style>
    <style:style style:name="T184" style:parent-style-name="DefaultParagraphFont" style:family="text">
      <style:text-properties style:font-name-complex="Arial" fo:language="en" fo:country="GB" style:language-complex="fa" style:country-complex="IR"/>
    </style:style>
    <style:style style:name="T185" style:parent-style-name="DefaultParagraphFont" style:family="text">
      <style:text-properties style:font-name-complex="Arial" fo:language="en" fo:country="GB" style:language-complex="fa" style:country-complex="IR"/>
    </style:style>
    <style:style style:name="T186" style:parent-style-name="DefaultParagraphFont" style:family="text">
      <style:text-properties style:font-name-complex="Arial" fo:language="en" fo:country="GB" style:language-complex="fa" style:country-complex="IR"/>
    </style:style>
    <style:style style:name="T187" style:parent-style-name="DefaultParagraphFont" style:family="text">
      <style:text-properties style:font-name-complex="Arial" fo:language="en" fo:country="GB" style:language-complex="fa" style:country-complex="IR"/>
    </style:style>
    <style:style style:name="T188" style:parent-style-name="DefaultParagraphFont" style:family="text">
      <style:text-properties style:language-complex="fa" style:country-complex="IR"/>
    </style:style>
    <style:style style:name="T189" style:parent-style-name="DefaultParagraphFont" style:family="text">
      <style:text-properties style:font-name-complex="Arial" fo:language="en" fo:country="GB" style:language-complex="fa" style:country-complex="IR"/>
    </style:style>
    <style:style style:name="T190" style:parent-style-name="DefaultParagraphFont" style:family="text">
      <style:text-properties style:font-name-complex="Arial" fo:language="en" fo:country="GB" style:language-complex="fa" style:country-complex="IR"/>
    </style:style>
    <style:style style:name="T191" style:parent-style-name="DefaultParagraphFont" style:family="text">
      <style:text-properties style:font-name-complex="Arial" fo:language="en" fo:country="GB" style:language-complex="fa" style:country-complex="IR"/>
    </style:style>
    <style:style style:name="T192" style:parent-style-name="DefaultParagraphFont" style:family="text">
      <style:text-properties style:font-name-complex="Arial" fo:language="en" fo:country="GB" style:language-complex="fa" style:country-complex="IR"/>
    </style:style>
    <style:style style:name="T193" style:parent-style-name="DefaultParagraphFont" style:family="text">
      <style:text-properties style:font-name-complex="Arial" fo:language="en" fo:country="GB" style:language-complex="fa" style:country-complex="IR"/>
    </style:style>
    <style:style style:name="T194" style:parent-style-name="DefaultParagraphFont" style:family="text">
      <style:text-properties style:font-name-complex="Arial" fo:language="en" fo:country="GB" style:language-complex="fa" style:country-complex="IR"/>
    </style:style>
    <style:style style:name="T195" style:parent-style-name="DefaultParagraphFont" style:family="text">
      <style:text-properties style:font-name-complex="Arial" fo:language="en" fo:country="GB" style:language-complex="fa" style:country-complex="IR"/>
    </style:style>
    <style:style style:name="T196" style:parent-style-name="DefaultParagraphFont" style:family="text">
      <style:text-properties style:font-name-complex="Arial" fo:language="en" fo:country="GB" style:language-complex="fa" style:country-complex="IR"/>
    </style:style>
    <style:style style:name="T197" style:parent-style-name="DefaultParagraphFont" style:family="text">
      <style:text-properties style:font-name-complex="Arial" fo:language="en" fo:country="GB" style:language-complex="fa" style:country-complex="IR"/>
    </style:style>
    <style:style style:name="T198" style:parent-style-name="DefaultParagraphFont" style:family="text">
      <style:text-properties style:font-name-complex="Arial" fo:language="en" fo:country="GB" style:language-complex="fa" style:country-complex="IR"/>
    </style:style>
    <style:style style:name="T199" style:parent-style-name="DefaultParagraphFont" style:family="text">
      <style:text-properties style:font-name-complex="Arial" fo:language="en" fo:country="GB" style:language-complex="fa" style:country-complex="IR"/>
    </style:style>
    <style:style style:name="T200" style:parent-style-name="DefaultParagraphFont" style:family="text">
      <style:text-properties style:font-name-complex="Arial" fo:language="en" fo:country="GB" style:language-complex="fa" style:country-complex="IR"/>
    </style:style>
    <style:style style:name="T201" style:parent-style-name="DefaultParagraphFont" style:family="text">
      <style:text-properties style:font-name-complex="Arial" fo:language="en" fo:country="GB" style:language-complex="fa" style:country-complex="IR"/>
    </style:style>
    <style:style style:name="T202" style:parent-style-name="DefaultParagraphFont" style:family="text">
      <style:text-properties style:font-name-complex="Arial" fo:language="en" fo:country="GB" style:language-complex="fa" style:country-complex="IR"/>
    </style:style>
    <style:style style:name="T203" style:parent-style-name="DefaultParagraphFont" style:family="text">
      <style:text-properties style:font-name-complex="Arial" fo:language="en" fo:country="GB" style:language-complex="fa" style:country-complex="IR"/>
    </style:style>
    <style:style style:name="T204" style:parent-style-name="DefaultParagraphFont" style:family="text">
      <style:text-properties style:font-name-complex="Arial" fo:language="en" fo:country="GB" style:language-complex="fa" style:country-complex="IR"/>
    </style:style>
    <style:style style:name="T205" style:parent-style-name="DefaultParagraphFont" style:family="text">
      <style:text-properties style:font-name-complex="Arial" fo:language="en" fo:country="GB" style:language-complex="fa" style:country-complex="IR"/>
    </style:style>
    <style:style style:name="T206" style:parent-style-name="DefaultParagraphFont" style:family="text">
      <style:text-properties style:font-name-complex="Arial" fo:language="en" fo:country="GB" style:language-complex="fa" style:country-complex="IR"/>
    </style:style>
    <style:style style:name="T207" style:parent-style-name="DefaultParagraphFont" style:family="text">
      <style:text-properties style:font-name="Segoe UI Symbol" style:font-name-complex="Times New Roman" fo:language="en" fo:country="GB" style:language-complex="fa" style:country-complex="IR"/>
    </style:style>
    <style:style style:name="T208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209" style:parent-style-name="DefaultParagraphFont" style:family="text">
      <style:text-properties style:font-name="Segoe UI Symbol" style:font-name-complex="Times New Roman" fo:language="en" fo:country="GB" style:language-complex="fa" style:country-complex="IR"/>
    </style:style>
    <style:style style:name="T210" style:parent-style-name="DefaultParagraphFont" style:family="text">
      <style:text-properties style:font-name-complex="Arial" fo:language="en" fo:country="GB" style:language-complex="fa" style:country-complex="IR"/>
    </style:style>
    <style:style style:name="T211" style:parent-style-name="DefaultParagraphFont" style:family="text">
      <style:text-properties style:font-name-complex="Arial" fo:language="en" fo:country="GB" style:language-complex="fa" style:country-complex="IR"/>
    </style:style>
    <style:style style:name="T212" style:parent-style-name="DefaultParagraphFont" style:family="text">
      <style:text-properties style:font-name-complex="Arial" fo:language="en" fo:country="GB" style:language-complex="fa" style:country-complex="IR"/>
    </style:style>
    <style:style style:name="T213" style:parent-style-name="DefaultParagraphFont" style:family="text">
      <style:text-properties style:font-name-complex="Arial" fo:language="en" fo:country="GB" style:language-complex="fa" style:country-complex="IR"/>
    </style:style>
    <style:style style:name="T214" style:parent-style-name="DefaultParagraphFont" style:family="text">
      <style:text-properties style:font-name-complex="Arial" fo:language="en" fo:country="GB" style:language-complex="fa" style:country-complex="IR"/>
    </style:style>
    <style:style style:name="T215" style:parent-style-name="DefaultParagraphFont" style:family="text">
      <style:text-properties style:font-name-complex="Arial" fo:language="en" fo:country="GB" style:language-complex="fa" style:country-complex="IR"/>
    </style:style>
    <style:style style:name="T216" style:parent-style-name="DefaultParagraphFont" style:family="text">
      <style:text-properties style:font-name-complex="Arial" fo:language="en" fo:country="GB" style:language-complex="fa" style:country-complex="IR"/>
    </style:style>
    <style:style style:name="T217" style:parent-style-name="DefaultParagraphFont" style:family="text">
      <style:text-properties style:font-name-complex="Arial" fo:language="en" fo:country="GB" style:language-complex="fa" style:country-complex="IR"/>
    </style:style>
    <style:style style:name="T218" style:parent-style-name="DefaultParagraphFont" style:family="text">
      <style:text-properties style:font-name-complex="Arial" fo:language="en" fo:country="GB" style:language-complex="fa" style:country-complex="IR"/>
    </style:style>
    <style:style style:name="T219" style:parent-style-name="DefaultParagraphFont" style:family="text">
      <style:text-properties style:font-name-complex="Arial" fo:language="en" fo:country="GB" style:language-complex="fa" style:country-complex="IR"/>
    </style:style>
    <style:style style:name="T220" style:parent-style-name="DefaultParagraphFont" style:family="text">
      <style:text-properties style:font-name-complex="Arial" fo:language="en" fo:country="GB" style:language-complex="fa" style:country-complex="IR"/>
    </style:style>
    <style:style style:name="T221" style:parent-style-name="DefaultParagraphFont" style:family="text">
      <style:text-properties style:font-name-complex="Arial" fo:language="en" fo:country="GB" style:language-complex="fa" style:country-complex="IR"/>
    </style:style>
    <style:style style:name="T222" style:parent-style-name="DefaultParagraphFont" style:family="text">
      <style:text-properties fo:language="en" fo:country="GB" style:language-complex="fa" style:country-complex="IR"/>
    </style:style>
    <style:style style:name="T223" style:parent-style-name="DefaultParagraphFont" style:family="text">
      <style:text-properties style:font-name-complex="Arial" fo:language="en" fo:country="GB" style:language-complex="fa" style:country-complex="IR"/>
    </style:style>
    <style:style style:name="T224" style:parent-style-name="DefaultParagraphFont" style:family="text">
      <style:text-properties fo:language="en" fo:country="GB" style:language-complex="fa" style:country-complex="IR"/>
    </style:style>
    <style:style style:name="T225" style:parent-style-name="DefaultParagraphFont" style:family="text">
      <style:text-properties style:font-name-complex="Arial" fo:language="en" fo:country="GB" style:language-complex="fa" style:country-complex="IR"/>
    </style:style>
    <style:style style:name="T226" style:parent-style-name="DefaultParagraphFont" style:family="text">
      <style:text-properties style:font-name-complex="Arial" fo:language="en" fo:country="GB" style:language-complex="fa" style:country-complex="IR"/>
    </style:style>
    <style:style style:name="T227" style:parent-style-name="DefaultParagraphFont" style:family="text">
      <style:text-properties style:font-name-complex="Arial" fo:language="en" fo:country="GB" style:language-complex="fa" style:country-complex="IR"/>
    </style:style>
    <style:style style:name="T228" style:parent-style-name="DefaultParagraphFont" style:family="text">
      <style:text-properties style:font-name-complex="Arial" fo:language="en" fo:country="GB" style:language-complex="fa" style:country-complex="IR"/>
    </style:style>
    <style:style style:name="T229" style:parent-style-name="DefaultParagraphFont" style:family="text">
      <style:text-properties fo:language="en" fo:country="GB" style:language-complex="fa" style:country-complex="IR"/>
    </style:style>
    <style:style style:name="T230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231" style:parent-style-name="DefaultParagraphFont" style:family="text">
      <style:text-properties style:font-name="Segoe UI Symbol" style:font-name-complex="Times New Roman" fo:language="en" fo:country="GB" style:language-complex="fa" style:country-complex="IR"/>
    </style:style>
    <style:style style:name="T232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233" style:parent-style-name="DefaultParagraphFont" style:family="text">
      <style:text-properties style:font-name="Segoe UI Symbol" style:font-name-complex="Times New Roman" fo:language="en" fo:country="GB" style:language-complex="fa" style:country-complex="IR"/>
    </style:style>
    <style:style style:name="T234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235" style:parent-style-name="DefaultParagraphFont" style:family="text">
      <style:text-properties style:font-name-complex="Arial" fo:language="en" fo:country="GB" style:language-complex="fa" style:country-complex="IR"/>
    </style:style>
    <style:style style:name="T236" style:parent-style-name="DefaultParagraphFont" style:family="text">
      <style:text-properties style:font-name-complex="Arial" fo:language="en" fo:country="GB" style:language-complex="fa" style:country-complex="IR"/>
    </style:style>
    <style:style style:name="T237" style:parent-style-name="DefaultParagraphFont" style:family="text">
      <style:text-properties style:font-name-complex="Arial" fo:language="en" fo:country="GB" style:language-complex="fa" style:country-complex="IR"/>
    </style:style>
    <style:style style:name="T238" style:parent-style-name="DefaultParagraphFont" style:family="text">
      <style:text-properties style:font-name-complex="Arial" fo:language="en" fo:country="GB" style:language-complex="fa" style:country-complex="IR"/>
    </style:style>
    <style:style style:name="T239" style:parent-style-name="DefaultParagraphFont" style:family="text">
      <style:text-properties style:font-name-complex="Arial" fo:language="en" fo:country="GB" style:language-complex="fa" style:country-complex="IR"/>
    </style:style>
    <style:style style:name="T240" style:parent-style-name="DefaultParagraphFont" style:family="text">
      <style:text-properties style:font-name-complex="Arial" fo:language="en" fo:country="GB" style:language-complex="fa" style:country-complex="IR"/>
    </style:style>
    <style:style style:name="T241" style:parent-style-name="DefaultParagraphFont" style:family="text">
      <style:text-properties style:font-name-complex="Arial" fo:language="en" fo:country="GB" style:language-complex="fa" style:country-complex="IR"/>
    </style:style>
    <style:style style:name="T242" style:parent-style-name="DefaultParagraphFont" style:family="text">
      <style:text-properties style:font-name-complex="Arial" fo:language="en" fo:country="GB" style:language-complex="fa" style:country-complex="IR"/>
    </style:style>
    <style:style style:name="T243" style:parent-style-name="DefaultParagraphFont" style:family="text">
      <style:text-properties style:font-name-complex="Arial" fo:language="en" fo:country="GB" style:language-complex="fa" style:country-complex="IR"/>
    </style:style>
    <style:style style:name="T244" style:parent-style-name="DefaultParagraphFont" style:family="text">
      <style:text-properties style:font-name-complex="Arial" fo:language="en" fo:country="GB" style:language-complex="fa" style:country-complex="IR"/>
    </style:style>
    <style:style style:name="T245" style:parent-style-name="DefaultParagraphFont" style:family="text">
      <style:text-properties style:font-name-complex="Arial" fo:language="en" fo:country="GB" style:language-complex="fa" style:country-complex="IR"/>
    </style:style>
    <style:style style:name="T246" style:parent-style-name="DefaultParagraphFont" style:family="text">
      <style:text-properties style:font-name-complex="Arial" fo:language="en" fo:country="GB" style:language-complex="fa" style:country-complex="IR"/>
    </style:style>
    <style:style style:name="T247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248" style:parent-style-name="DefaultParagraphFont" style:family="text">
      <style:text-properties style:font-name="Segoe UI Symbol" style:font-name-complex="Times New Roman" fo:language="en" fo:country="GB" style:language-complex="fa" style:country-complex="IR"/>
    </style:style>
    <style:style style:name="T249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250" style:parent-style-name="DefaultParagraphFont" style:family="text">
      <style:text-properties style:font-name="Segoe UI Symbol" style:font-name-complex="Times New Roman" fo:language="en" fo:country="GB" style:language-complex="fa" style:country-complex="IR"/>
    </style:style>
    <style:style style:name="T251" style:parent-style-name="DefaultParagraphFont" style:family="text">
      <style:text-properties style:font-name="Segoe UI Symbol" style:font-name-complex="Times New Roman" fo:language="en" fo:country="GB" style:language-complex="fa" style:country-complex="IR"/>
    </style:style>
    <style:style style:name="T252" style:parent-style-name="DefaultParagraphFont" style:family="text">
      <style:text-properties style:font-name-complex="Arial" fo:language="en" fo:country="GB" style:language-complex="fa" style:country-complex="IR"/>
    </style:style>
    <style:style style:name="T253" style:parent-style-name="DefaultParagraphFont" style:family="text">
      <style:text-properties style:font-name-complex="Arial" fo:language="en" fo:country="GB" style:language-complex="fa" style:country-complex="IR"/>
    </style:style>
    <style:style style:name="T254" style:parent-style-name="DefaultParagraphFont" style:family="text">
      <style:text-properties style:font-name-complex="Arial" fo:language="en" fo:country="GB" style:language-complex="fa" style:country-complex="IR"/>
    </style:style>
    <style:style style:name="T255" style:parent-style-name="DefaultParagraphFont" style:family="text">
      <style:text-properties style:font-name-complex="Arial" fo:language="en" fo:country="GB" style:language-complex="fa" style:country-complex="IR"/>
    </style:style>
    <style:style style:name="T256" style:parent-style-name="DefaultParagraphFont" style:family="text">
      <style:text-properties style:font-name-complex="Arial" fo:language="en" fo:country="GB" style:language-complex="fa" style:country-complex="IR"/>
    </style:style>
    <style:style style:name="T257" style:parent-style-name="DefaultParagraphFont" style:family="text">
      <style:text-properties style:font-name-complex="Arial" fo:language="en" fo:country="GB" style:language-complex="fa" style:country-complex="IR"/>
    </style:style>
    <style:style style:name="T258" style:parent-style-name="DefaultParagraphFont" style:family="text">
      <style:text-properties style:font-name-complex="Arial" fo:language="en" fo:country="GB" style:language-complex="fa" style:country-complex="IR"/>
    </style:style>
    <style:style style:name="T259" style:parent-style-name="DefaultParagraphFont" style:family="text">
      <style:text-properties style:font-name-complex="Arial" fo:language="en" fo:country="GB" style:language-complex="fa" style:country-complex="IR"/>
    </style:style>
    <style:style style:name="T260" style:parent-style-name="DefaultParagraphFont" style:family="text">
      <style:text-properties style:font-name-complex="Arial" fo:language="en" fo:country="GB" style:language-complex="fa" style:country-complex="IR"/>
    </style:style>
    <style:style style:name="T261" style:parent-style-name="DefaultParagraphFont" style:family="text">
      <style:text-properties style:font-name-complex="Arial" fo:language="en" fo:country="GB" style:language-complex="fa" style:country-complex="IR"/>
    </style:style>
    <style:style style:name="T262" style:parent-style-name="DefaultParagraphFont" style:family="text">
      <style:text-properties style:font-name-complex="Arial" fo:language="en" fo:country="GB" style:language-complex="fa" style:country-complex="IR"/>
    </style:style>
    <style:style style:name="T263" style:parent-style-name="DefaultParagraphFont" style:family="text">
      <style:text-properties style:font-name-complex="Arial" fo:language="en" fo:country="GB" style:language-complex="fa" style:country-complex="IR"/>
    </style:style>
    <style:style style:name="T264" style:parent-style-name="DefaultParagraphFont" style:family="text">
      <style:text-properties style:font-name-complex="Arial" fo:language="en" fo:country="GB" style:language-complex="fa" style:country-complex="IR"/>
    </style:style>
    <style:style style:name="T265" style:parent-style-name="DefaultParagraphFont" style:family="text">
      <style:text-properties style:font-name-complex="Arial" fo:language="en" fo:country="GB" style:language-complex="fa" style:country-complex="IR"/>
    </style:style>
    <style:style style:name="T266" style:parent-style-name="DefaultParagraphFont" style:family="text">
      <style:text-properties style:font-name-complex="Arial" fo:language="en" fo:country="GB" style:language-complex="fa" style:country-complex="IR"/>
    </style:style>
    <style:style style:name="T267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268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269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270" style:parent-style-name="DefaultParagraphFont" style:family="text">
      <style:text-properties style:font-name-complex="Arial" fo:language="en" fo:country="GB" style:language-complex="fa" style:country-complex="IR"/>
    </style:style>
    <style:style style:name="T271" style:parent-style-name="DefaultParagraphFont" style:family="text">
      <style:text-properties style:font-name-complex="Arial" fo:language="en" fo:country="GB" style:language-complex="fa" style:country-complex="IR"/>
    </style:style>
    <style:style style:name="T272" style:parent-style-name="DefaultParagraphFont" style:family="text">
      <style:text-properties style:font-name-complex="Arial" fo:language="en" fo:country="GB" style:language-complex="fa" style:country-complex="IR"/>
    </style:style>
    <style:style style:name="T273" style:parent-style-name="DefaultParagraphFont" style:family="text">
      <style:text-properties style:font-name-complex="Arial" fo:language="en" fo:country="GB" style:language-complex="fa" style:country-complex="IR"/>
    </style:style>
    <style:style style:name="T274" style:parent-style-name="DefaultParagraphFont" style:family="text">
      <style:text-properties style:font-name-complex="Arial" fo:language="en" fo:country="GB" style:language-complex="fa" style:country-complex="IR"/>
    </style:style>
    <style:style style:name="T275" style:parent-style-name="DefaultParagraphFont" style:family="text">
      <style:text-properties style:font-name-complex="Arial" fo:language="en" fo:country="GB" style:language-complex="fa" style:country-complex="IR"/>
    </style:style>
    <style:style style:name="T276" style:parent-style-name="DefaultParagraphFont" style:family="text">
      <style:text-properties style:font-name-complex="Arial" fo:language="en" fo:country="GB" style:language-complex="fa" style:country-complex="IR"/>
    </style:style>
    <style:style style:name="T277" style:parent-style-name="DefaultParagraphFont" style:family="text">
      <style:text-properties style:font-name-complex="Arial" fo:language="en" fo:country="GB" style:language-complex="fa" style:country-complex="IR"/>
    </style:style>
    <style:style style:name="T278" style:parent-style-name="DefaultParagraphFont" style:family="text">
      <style:text-properties style:font-name-complex="Arial" fo:language="en" fo:country="GB" style:language-complex="fa" style:country-complex="IR"/>
    </style:style>
    <style:style style:name="T279" style:parent-style-name="DefaultParagraphFont" style:family="text">
      <style:text-properties style:font-name-complex="Arial" fo:language="en" fo:country="GB" style:language-complex="fa" style:country-complex="IR"/>
    </style:style>
    <style:style style:name="T280" style:parent-style-name="DefaultParagraphFont" style:family="text">
      <style:text-properties style:font-name-complex="Arial" fo:language="en" fo:country="GB" style:language-complex="fa" style:country-complex="IR"/>
    </style:style>
    <style:style style:name="T281" style:parent-style-name="DefaultParagraphFont" style:family="text">
      <style:text-properties style:font-name-complex="Arial" fo:language="en" fo:country="GB" style:language-complex="fa" style:country-complex="IR"/>
    </style:style>
    <style:style style:name="T282" style:parent-style-name="DefaultParagraphFont" style:family="text">
      <style:text-properties style:font-name-complex="Arial" fo:language="en" fo:country="GB" style:language-complex="fa" style:country-complex="IR"/>
    </style:style>
    <style:style style:name="T283" style:parent-style-name="DefaultParagraphFont" style:family="text">
      <style:text-properties style:font-name-complex="Arial" fo:language="en" fo:country="GB" style:language-complex="fa" style:country-complex="IR"/>
    </style:style>
    <style:style style:name="T284" style:parent-style-name="DefaultParagraphFont" style:family="text">
      <style:text-properties style:font-name-complex="Arial" fo:language="en" fo:country="GB" style:language-complex="fa" style:country-complex="IR"/>
    </style:style>
    <style:style style:name="T285" style:parent-style-name="DefaultParagraphFont" style:family="text">
      <style:text-properties style:font-name-complex="Arial" fo:language="en" fo:country="GB" style:language-complex="fa" style:country-complex="IR"/>
    </style:style>
    <style:style style:name="T286" style:parent-style-name="DefaultParagraphFont" style:family="text">
      <style:text-properties style:font-name-complex="Arial" fo:language="en" fo:country="GB" style:language-complex="fa" style:country-complex="IR"/>
    </style:style>
    <style:style style:name="T287" style:parent-style-name="DefaultParagraphFont" style:family="text">
      <style:text-properties style:font-name-complex="Arial" fo:language="en" fo:country="GB" style:language-complex="fa" style:country-complex="IR"/>
    </style:style>
    <style:style style:name="T288" style:parent-style-name="DefaultParagraphFont" style:family="text">
      <style:text-properties style:font-name-complex="Arial" fo:language="en" fo:country="GB" style:language-complex="fa" style:country-complex="IR"/>
    </style:style>
    <style:style style:name="T289" style:parent-style-name="DefaultParagraphFont" style:family="text">
      <style:text-properties style:font-name-complex="Arial" fo:language="en" fo:country="GB" style:language-complex="fa" style:country-complex="IR"/>
    </style:style>
    <style:style style:name="T290" style:parent-style-name="DefaultParagraphFont" style:family="text">
      <style:text-properties style:font-name-complex="Arial" fo:language="en" fo:country="GB" style:language-complex="fa" style:country-complex="IR"/>
    </style:style>
    <style:style style:name="T291" style:parent-style-name="DefaultParagraphFont" style:family="text">
      <style:text-properties style:font-name-complex="Arial" fo:language="en" fo:country="GB" style:language-complex="fa" style:country-complex="IR"/>
    </style:style>
    <style:style style:name="T292" style:parent-style-name="DefaultParagraphFont" style:family="text">
      <style:text-properties style:font-name-complex="Arial" fo:language="en" fo:country="GB" style:language-complex="fa" style:country-complex="IR"/>
    </style:style>
    <style:style style:name="T293" style:parent-style-name="DefaultParagraphFont" style:family="text">
      <style:text-properties style:font-name-complex="Arial" fo:language="en" fo:country="GB" style:language-complex="fa" style:country-complex="IR"/>
    </style:style>
    <style:style style:name="T294" style:parent-style-name="DefaultParagraphFont" style:family="text">
      <style:text-properties style:font-name-complex="Arial" fo:language="en" fo:country="GB" style:language-complex="fa" style:country-complex="IR"/>
    </style:style>
    <style:style style:name="T295" style:parent-style-name="DefaultParagraphFont" style:family="text">
      <style:text-properties style:font-name-complex="Arial" fo:language="en" fo:country="GB" style:language-complex="fa" style:country-complex="IR"/>
    </style:style>
    <style:style style:name="T296" style:parent-style-name="DefaultParagraphFont" style:family="text">
      <style:text-properties style:font-name-complex="Arial" fo:language="en" fo:country="GB" style:language-complex="fa" style:country-complex="IR"/>
    </style:style>
    <style:style style:name="T297" style:parent-style-name="DefaultParagraphFont" style:family="text">
      <style:text-properties style:font-name-complex="Arial" fo:language="en" fo:country="GB" style:language-complex="fa" style:country-complex="IR"/>
    </style:style>
    <style:style style:name="T298" style:parent-style-name="DefaultParagraphFont" style:family="text">
      <style:text-properties style:font-name-complex="Arial" fo:language="en" fo:country="GB" style:language-complex="fa" style:country-complex="IR"/>
    </style:style>
    <style:style style:name="T299" style:parent-style-name="DefaultParagraphFont" style:family="text">
      <style:text-properties style:font-name-complex="Arial" fo:language="en" fo:country="GB" style:language-complex="fa" style:country-complex="IR"/>
    </style:style>
    <style:style style:name="T300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301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302" style:parent-style-name="DefaultParagraphFont" style:family="text">
      <style:text-properties style:font-name-complex="Arial" fo:language="en" fo:country="GB" style:language-complex="fa" style:country-complex="IR"/>
    </style:style>
    <style:style style:name="T303" style:parent-style-name="DefaultParagraphFont" style:family="text">
      <style:text-properties style:font-name-complex="Arial" fo:language="en" fo:country="GB" style:language-complex="fa" style:country-complex="IR"/>
    </style:style>
    <style:style style:name="T304" style:parent-style-name="DefaultParagraphFont" style:family="text">
      <style:text-properties style:font-name-complex="Arial" fo:language="en" fo:country="GB" style:language-complex="fa" style:country-complex="IR"/>
    </style:style>
    <style:style style:name="T305" style:parent-style-name="DefaultParagraphFont" style:family="text">
      <style:text-properties style:font-name-complex="Arial" fo:language="en" fo:country="GB" style:language-complex="fa" style:country-complex="IR"/>
    </style:style>
    <style:style style:name="T306" style:parent-style-name="DefaultParagraphFont" style:family="text">
      <style:text-properties style:font-name-complex="Arial" fo:language="en" fo:country="GB" style:language-complex="fa" style:country-complex="IR"/>
    </style:style>
    <style:style style:name="T307" style:parent-style-name="DefaultParagraphFont" style:family="text">
      <style:text-properties style:font-name-complex="Arial" fo:language="en" fo:country="GB" style:language-complex="fa" style:country-complex="IR"/>
    </style:style>
    <style:style style:name="T308" style:parent-style-name="DefaultParagraphFont" style:family="text">
      <style:text-properties style:font-name-complex="Arial" fo:language="en" fo:country="GB" style:language-complex="fa" style:country-complex="IR"/>
    </style:style>
    <style:style style:name="T309" style:parent-style-name="DefaultParagraphFont" style:family="text">
      <style:text-properties style:font-name-complex="Arial" fo:language="en" fo:country="GB" style:language-complex="fa" style:country-complex="IR"/>
    </style:style>
    <style:style style:name="T310" style:parent-style-name="DefaultParagraphFont" style:family="text">
      <style:text-properties style:font-name-complex="Arial" fo:language="en" fo:country="GB" style:language-complex="fa" style:country-complex="IR"/>
    </style:style>
    <style:style style:name="T311" style:parent-style-name="DefaultParagraphFont" style:family="text">
      <style:text-properties style:font-name-complex="Arial" fo:language="en" fo:country="GB" style:language-complex="fa" style:country-complex="IR"/>
    </style:style>
    <style:style style:name="T312" style:parent-style-name="DefaultParagraphFont" style:family="text">
      <style:text-properties style:font-name-complex="Arial" fo:language="en" fo:country="GB" style:language-complex="fa" style:country-complex="IR"/>
    </style:style>
    <style:style style:name="T313" style:parent-style-name="DefaultParagraphFont" style:family="text">
      <style:text-properties style:font-name-complex="Arial" fo:language="en" fo:country="GB" style:language-complex="fa" style:country-complex="IR"/>
    </style:style>
    <style:style style:name="T314" style:parent-style-name="DefaultParagraphFont" style:family="text">
      <style:text-properties style:font-name-complex="Arial" fo:language="en" fo:country="GB" style:language-complex="fa" style:country-complex="IR"/>
    </style:style>
    <style:style style:name="T315" style:parent-style-name="DefaultParagraphFont" style:family="text">
      <style:text-properties style:font-name-complex="Arial" fo:language="en" fo:country="GB" style:language-complex="fa" style:country-complex="IR"/>
    </style:style>
    <style:style style:name="T316" style:parent-style-name="DefaultParagraphFont" style:family="text">
      <style:text-properties style:font-name-complex="Arial" fo:language="en" fo:country="GB" style:language-complex="fa" style:country-complex="IR"/>
    </style:style>
    <style:style style:name="T317" style:parent-style-name="DefaultParagraphFont" style:family="text">
      <style:text-properties style:font-name-complex="Arial" fo:language="en" fo:country="GB" style:language-complex="fa" style:country-complex="IR"/>
    </style:style>
    <style:style style:name="T318" style:parent-style-name="DefaultParagraphFont" style:family="text">
      <style:text-properties style:font-name-complex="Arial" fo:language="en" fo:country="GB" style:language-complex="fa" style:country-complex="IR"/>
    </style:style>
    <style:style style:name="T319" style:parent-style-name="DefaultParagraphFont" style:family="text">
      <style:text-properties style:font-name-complex="Arial" fo:language="en" fo:country="GB" style:language-complex="fa" style:country-complex="IR"/>
    </style:style>
    <style:style style:name="T320" style:parent-style-name="DefaultParagraphFont" style:family="text">
      <style:text-properties style:font-name-complex="Arial" fo:language="en" fo:country="GB" style:language-complex="fa" style:country-complex="IR"/>
    </style:style>
    <style:style style:name="T321" style:parent-style-name="DefaultParagraphFont" style:family="text">
      <style:text-properties style:font-name-complex="Arial" fo:language="en" fo:country="GB" style:language-complex="fa" style:country-complex="IR"/>
    </style:style>
    <style:style style:name="T322" style:parent-style-name="DefaultParagraphFont" style:family="text">
      <style:text-properties style:font-name-complex="Arial" fo:language="en" fo:country="GB" style:language-complex="fa" style:country-complex="IR"/>
    </style:style>
    <style:style style:name="T323" style:parent-style-name="DefaultParagraphFont" style:family="text">
      <style:text-properties style:font-name-complex="Arial" fo:language="en" fo:country="GB" style:language-complex="fa" style:country-complex="IR"/>
    </style:style>
    <style:style style:name="T324" style:parent-style-name="DefaultParagraphFont" style:family="text">
      <style:text-properties style:font-name-complex="Arial" fo:language="en" fo:country="GB" style:language-complex="fa" style:country-complex="IR"/>
    </style:style>
    <style:style style:name="T325" style:parent-style-name="DefaultParagraphFont" style:family="text">
      <style:text-properties style:font-name-complex="Arial" fo:language="en" fo:country="GB" style:language-complex="fa" style:country-complex="IR"/>
    </style:style>
    <style:style style:name="T326" style:parent-style-name="DefaultParagraphFont" style:family="text">
      <style:text-properties style:font-name-complex="Arial" fo:language="en" fo:country="GB" style:language-complex="fa" style:country-complex="IR"/>
    </style:style>
    <style:style style:name="T327" style:parent-style-name="DefaultParagraphFont" style:family="text">
      <style:text-properties style:font-name-complex="Arial" fo:language="en" fo:country="GB" style:language-complex="fa" style:country-complex="IR"/>
    </style:style>
    <style:style style:name="T328" style:parent-style-name="DefaultParagraphFont" style:family="text">
      <style:text-properties style:font-name-complex="Arial" fo:language="en" fo:country="GB" style:language-complex="fa" style:country-complex="IR"/>
    </style:style>
    <style:style style:name="T329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330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331" style:parent-style-name="DefaultParagraphFont" style:family="text">
      <style:text-properties style:font-name-complex="Arial" fo:language="en" fo:country="GB" style:language-complex="fa" style:country-complex="IR"/>
    </style:style>
    <style:style style:name="T332" style:parent-style-name="DefaultParagraphFont" style:family="text">
      <style:text-properties style:font-name-complex="Arial" fo:language="en" fo:country="GB" style:language-complex="fa" style:country-complex="IR"/>
    </style:style>
    <style:style style:name="T333" style:parent-style-name="DefaultParagraphFont" style:family="text">
      <style:text-properties style:font-name-complex="Arial" fo:language="en" fo:country="GB" style:language-complex="fa" style:country-complex="IR"/>
    </style:style>
    <style:style style:name="T334" style:parent-style-name="DefaultParagraphFont" style:family="text">
      <style:text-properties style:font-name-complex="Arial" fo:language="en" fo:country="GB" style:language-complex="fa" style:country-complex="IR"/>
    </style:style>
    <style:style style:name="T335" style:parent-style-name="DefaultParagraphFont" style:family="text">
      <style:text-properties style:font-name-complex="Arial" fo:language="en" fo:country="GB" style:language-complex="fa" style:country-complex="IR"/>
    </style:style>
    <style:style style:name="T336" style:parent-style-name="DefaultParagraphFont" style:family="text">
      <style:text-properties style:font-name-complex="Arial" fo:language="en" fo:country="GB" style:language-complex="fa" style:country-complex="IR"/>
    </style:style>
    <style:style style:name="T337" style:parent-style-name="DefaultParagraphFont" style:family="text">
      <style:text-properties style:font-name-complex="Arial" fo:language="en" fo:country="GB" style:language-complex="fa" style:country-complex="IR"/>
    </style:style>
    <style:style style:name="T338" style:parent-style-name="DefaultParagraphFont" style:family="text">
      <style:text-properties style:font-name-complex="Arial" fo:language="en" fo:country="GB" style:language-complex="fa" style:country-complex="IR"/>
    </style:style>
    <style:style style:name="T339" style:parent-style-name="DefaultParagraphFont" style:family="text">
      <style:text-properties style:font-name-complex="Arial" fo:language="en" fo:country="GB" style:language-complex="fa" style:country-complex="IR"/>
    </style:style>
    <style:style style:name="T340" style:parent-style-name="DefaultParagraphFont" style:family="text">
      <style:text-properties style:font-name-complex="Arial" fo:language="en" fo:country="GB" style:language-complex="fa" style:country-complex="IR"/>
    </style:style>
    <style:style style:name="T341" style:parent-style-name="DefaultParagraphFont" style:family="text">
      <style:text-properties style:font-name-complex="Arial" fo:language="en" fo:country="GB" style:language-complex="fa" style:country-complex="IR"/>
    </style:style>
    <style:style style:name="T342" style:parent-style-name="DefaultParagraphFont" style:family="text">
      <style:text-properties style:font-name-complex="Arial" fo:language="en" fo:country="GB" style:language-complex="fa" style:country-complex="IR"/>
    </style:style>
    <style:style style:name="T343" style:parent-style-name="DefaultParagraphFont" style:family="text">
      <style:text-properties style:font-name-complex="Arial" fo:language="en" fo:country="GB" style:language-complex="fa" style:country-complex="IR"/>
    </style:style>
    <style:style style:name="T344" style:parent-style-name="DefaultParagraphFont" style:family="text">
      <style:text-properties style:font-name-complex="Arial" fo:language="en" fo:country="GB" style:language-complex="fa" style:country-complex="IR"/>
    </style:style>
    <style:style style:name="T345" style:parent-style-name="DefaultParagraphFont" style:family="text">
      <style:text-properties style:font-name-complex="Arial" fo:language="en" fo:country="GB" style:language-complex="fa" style:country-complex="IR"/>
    </style:style>
    <style:style style:name="T346" style:parent-style-name="DefaultParagraphFont" style:family="text">
      <style:text-properties style:font-name-complex="Arial" fo:language="en" fo:country="GB" style:language-complex="fa" style:country-complex="IR"/>
    </style:style>
    <style:style style:name="T347" style:parent-style-name="DefaultParagraphFont" style:family="text">
      <style:text-properties style:font-name-complex="Arial" fo:language="en" fo:country="GB" style:language-complex="fa" style:country-complex="IR"/>
    </style:style>
    <style:style style:name="T348" style:parent-style-name="DefaultParagraphFont" style:family="text">
      <style:text-properties style:font-name-complex="Arial" fo:language="en" fo:country="GB" style:language-complex="fa" style:country-complex="IR"/>
    </style:style>
    <style:style style:name="T349" style:parent-style-name="DefaultParagraphFont" style:family="text">
      <style:text-properties style:font-name-complex="Arial" fo:language="en" fo:country="GB" style:language-complex="fa" style:country-complex="IR"/>
    </style:style>
    <style:style style:name="T350" style:parent-style-name="DefaultParagraphFont" style:family="text">
      <style:text-properties style:font-name-complex="Arial" fo:language="en" fo:country="GB" style:language-complex="fa" style:country-complex="IR"/>
    </style:style>
    <style:style style:name="T351" style:parent-style-name="DefaultParagraphFont" style:family="text">
      <style:text-properties style:font-name-complex="Arial" fo:language="en" fo:country="GB" style:language-complex="fa" style:country-complex="IR"/>
    </style:style>
    <style:style style:name="T352" style:parent-style-name="DefaultParagraphFont" style:family="text">
      <style:text-properties style:font-name-complex="Arial" fo:language="en" fo:country="GB" style:language-complex="fa" style:country-complex="IR"/>
    </style:style>
    <style:style style:name="T353" style:parent-style-name="DefaultParagraphFont" style:family="text">
      <style:text-properties style:font-name-complex="Arial" fo:language="en" fo:country="GB" style:language-complex="fa" style:country-complex="IR"/>
    </style:style>
    <style:style style:name="T354" style:parent-style-name="DefaultParagraphFont" style:family="text">
      <style:text-properties style:font-name-complex="Arial" fo:language="en" fo:country="GB" style:language-complex="fa" style:country-complex="IR"/>
    </style:style>
    <style:style style:name="T355" style:parent-style-name="DefaultParagraphFont" style:family="text">
      <style:text-properties style:font-name-complex="Arial" fo:language="en" fo:country="GB" style:language-complex="fa" style:country-complex="IR"/>
    </style:style>
    <style:style style:name="T356" style:parent-style-name="DefaultParagraphFont" style:family="text">
      <style:text-properties style:font-name-complex="Arial" fo:language="en" fo:country="GB" style:language-complex="fa" style:country-complex="IR"/>
    </style:style>
    <style:style style:name="T357" style:parent-style-name="DefaultParagraphFont" style:family="text">
      <style:text-properties style:font-name-complex="Arial" fo:language="en" fo:country="GB" style:language-complex="fa" style:country-complex="IR"/>
    </style:style>
    <style:style style:name="T358" style:parent-style-name="DefaultParagraphFont" style:family="text">
      <style:text-properties style:font-name-complex="Arial" fo:language="en" fo:country="GB" style:language-complex="fa" style:country-complex="IR"/>
    </style:style>
    <style:style style:name="T359" style:parent-style-name="DefaultParagraphFont" style:family="text">
      <style:text-properties style:font-name-complex="Arial" fo:language="en" fo:country="GB" style:language-complex="fa" style:country-complex="IR"/>
    </style:style>
    <style:style style:name="T360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361" style:parent-style-name="DefaultParagraphFont" style:family="text">
      <style:text-properties style:font-name-complex="Arial" fo:language="en" fo:country="GB" style:language-complex="fa" style:country-complex="IR"/>
    </style:style>
    <style:style style:name="T362" style:parent-style-name="DefaultParagraphFont" style:family="text">
      <style:text-properties fo:language="en" fo:country="GB" style:language-complex="fa" style:country-complex="IR"/>
    </style:style>
    <style:style style:name="T363" style:parent-style-name="DefaultParagraphFont" style:family="text">
      <style:text-properties style:font-name-complex="Arial" fo:language="en" fo:country="GB" style:language-complex="fa" style:country-complex="IR"/>
    </style:style>
    <style:style style:name="T364" style:parent-style-name="DefaultParagraphFont" style:family="text">
      <style:text-properties style:font-name-complex="Arial" fo:language="en" fo:country="GB" style:language-complex="fa" style:country-complex="IR"/>
    </style:style>
    <style:style style:name="T365" style:parent-style-name="DefaultParagraphFont" style:family="text">
      <style:text-properties style:font-name-complex="Arial" fo:language="en" fo:country="GB" style:language-complex="fa" style:country-complex="IR"/>
    </style:style>
    <style:style style:name="T366" style:parent-style-name="DefaultParagraphFont" style:family="text">
      <style:text-properties style:font-name-complex="Arial" fo:language="en" fo:country="GB" style:language-complex="fa" style:country-complex="IR"/>
    </style:style>
    <style:style style:name="T367" style:parent-style-name="DefaultParagraphFont" style:family="text">
      <style:text-properties style:font-name-complex="Arial" fo:language="en" fo:country="GB" style:language-complex="fa" style:country-complex="IR"/>
    </style:style>
    <style:style style:name="T368" style:parent-style-name="DefaultParagraphFont" style:family="text">
      <style:text-properties style:font-name-complex="Arial" fo:language="en" fo:country="GB" style:language-complex="fa" style:country-complex="IR"/>
    </style:style>
    <style:style style:name="T369" style:parent-style-name="DefaultParagraphFont" style:family="text">
      <style:text-properties style:font-name-complex="Arial" fo:language="en" fo:country="GB" style:language-complex="fa" style:country-complex="IR"/>
    </style:style>
    <style:style style:name="T370" style:parent-style-name="DefaultParagraphFont" style:family="text">
      <style:text-properties style:font-name-complex="Arial" fo:language="en" fo:country="GB" style:language-complex="fa" style:country-complex="IR"/>
    </style:style>
    <style:style style:name="T371" style:parent-style-name="DefaultParagraphFont" style:family="text">
      <style:text-properties style:font-name-complex="Arial" fo:language="en" fo:country="GB" style:language-complex="fa" style:country-complex="IR"/>
    </style:style>
    <style:style style:name="T372" style:parent-style-name="DefaultParagraphFont" style:family="text">
      <style:text-properties style:font-name-complex="Arial" fo:language="en" fo:country="GB" style:language-complex="fa" style:country-complex="IR"/>
    </style:style>
    <style:style style:name="P373" style:parent-style-name="Normal" style:family="paragraph">
      <style:paragraph-properties style:writing-mode="rl-tb"/>
    </style:style>
    <style:style style:name="T374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375" style:parent-style-name="DefaultParagraphFont" style:family="text">
      <style:text-properties style:font-name-complex="Arial" fo:language="en" fo:country="GB" style:language-complex="fa" style:country-complex="IR"/>
    </style:style>
    <style:style style:name="T376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377" style:parent-style-name="DefaultParagraphFont" style:family="text">
      <style:text-properties style:font-name-complex="Arial" fo:language="en" fo:country="GB" style:language-complex="fa" style:country-complex="IR"/>
    </style:style>
    <style:style style:name="T378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379" style:parent-style-name="DefaultParagraphFont" style:family="text">
      <style:text-properties style:font-name-complex="Arial" fo:language="en" fo:country="GB" style:language-complex="fa" style:country-complex="IR"/>
    </style:style>
    <style:style style:name="T380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381" style:parent-style-name="DefaultParagraphFont" style:family="text">
      <style:text-properties style:font-name-complex="Arial" fo:language="en" fo:country="GB" style:language-complex="fa" style:country-complex="IR"/>
    </style:style>
    <style:style style:name="T382" style:parent-style-name="DefaultParagraphFont" style:family="text">
      <style:text-properties style:font-name-complex="Arial" fo:language="en" fo:country="GB" style:language-complex="fa" style:country-complex="IR"/>
    </style:style>
    <style:style style:name="T383" style:parent-style-name="DefaultParagraphFont" style:family="text">
      <style:text-properties style:font-name-complex="Arial" fo:language="en" fo:country="GB" style:language-complex="fa" style:country-complex="IR"/>
    </style:style>
    <style:style style:name="T384" style:parent-style-name="DefaultParagraphFont" style:family="text">
      <style:text-properties style:font-name-complex="Arial" fo:language="en" fo:country="GB" style:language-complex="fa" style:country-complex="IR"/>
    </style:style>
    <style:style style:name="T385" style:parent-style-name="DefaultParagraphFont" style:family="text">
      <style:text-properties style:font-name-complex="Arial" fo:language="en" fo:country="GB" style:language-complex="fa" style:country-complex="IR"/>
    </style:style>
    <style:style style:name="T386" style:parent-style-name="DefaultParagraphFont" style:family="text">
      <style:text-properties style:font-name-complex="Arial" fo:language="en" fo:country="GB" style:language-complex="fa" style:country-complex="IR"/>
    </style:style>
    <style:style style:name="T387" style:parent-style-name="DefaultParagraphFont" style:family="text">
      <style:text-properties style:font-name-complex="Arial" fo:language="en" fo:country="GB" style:language-complex="fa" style:country-complex="IR"/>
    </style:style>
    <style:style style:name="T388" style:parent-style-name="DefaultParagraphFont" style:family="text">
      <style:text-properties style:font-name-complex="Arial" fo:language="en" fo:country="GB" style:language-complex="fa" style:country-complex="IR"/>
    </style:style>
    <style:style style:name="T389" style:parent-style-name="DefaultParagraphFont" style:family="text">
      <style:text-properties style:font-name-complex="Arial" fo:language="en" fo:country="GB" style:language-complex="fa" style:country-complex="IR"/>
    </style:style>
    <style:style style:name="P390" style:parent-style-name="Normal" style:family="paragraph">
      <style:paragraph-properties style:writing-mode="rl-tb"/>
    </style:style>
    <style:style style:name="T391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392" style:parent-style-name="DefaultParagraphFont" style:family="text">
      <style:text-properties style:font-name-complex="Arial" fo:language="en" fo:country="GB" style:language-complex="fa" style:country-complex="IR"/>
    </style:style>
    <style:style style:name="T393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394" style:parent-style-name="DefaultParagraphFont" style:family="text">
      <style:text-properties style:font-name-complex="Arial" fo:language="en" fo:country="GB" style:language-complex="fa" style:country-complex="IR"/>
    </style:style>
    <style:style style:name="T395" style:parent-style-name="DefaultParagraphFont" style:family="text">
      <style:text-properties style:language-complex="fa" style:country-complex="IR"/>
    </style:style>
    <style:style style:name="T396" style:parent-style-name="DefaultParagraphFont" style:family="text">
      <style:text-properties style:font-name-complex="Arial" fo:language="en" fo:country="GB" style:language-complex="fa" style:country-complex="IR"/>
    </style:style>
    <style:style style:name="T397" style:parent-style-name="DefaultParagraphFont" style:family="text">
      <style:text-properties style:font-name-complex="Arial" fo:language="en" fo:country="GB" style:language-complex="fa" style:country-complex="IR"/>
    </style:style>
    <style:style style:name="T398" style:parent-style-name="DefaultParagraphFont" style:family="text">
      <style:text-properties style:font-name-complex="Arial" fo:language="en" fo:country="GB" style:language-complex="fa" style:country-complex="IR"/>
    </style:style>
    <style:style style:name="T399" style:parent-style-name="DefaultParagraphFont" style:family="text">
      <style:text-properties style:font-name-complex="Arial" fo:language="en" fo:country="GB" style:language-complex="fa" style:country-complex="IR"/>
    </style:style>
    <style:style style:name="T400" style:parent-style-name="DefaultParagraphFont" style:family="text">
      <style:text-properties style:font-name-complex="Arial" fo:language="en" fo:country="GB" style:language-complex="fa" style:country-complex="IR"/>
    </style:style>
    <style:style style:name="T401" style:parent-style-name="DefaultParagraphFont" style:family="text">
      <style:text-properties style:font-name-complex="Arial" fo:language="en" fo:country="GB" style:language-complex="fa" style:country-complex="IR"/>
    </style:style>
    <style:style style:name="T402" style:parent-style-name="DefaultParagraphFont" style:family="text">
      <style:text-properties style:font-name-complex="Arial" fo:language="en" fo:country="GB" style:language-complex="fa" style:country-complex="IR"/>
    </style:style>
    <style:style style:name="T403" style:parent-style-name="DefaultParagraphFont" style:family="text">
      <style:text-properties style:font-name-complex="Arial" fo:language="en" fo:country="GB" style:language-complex="fa" style:country-complex="IR"/>
    </style:style>
    <style:style style:name="T404" style:parent-style-name="DefaultParagraphFont" style:family="text">
      <style:text-properties style:font-name-complex="Arial" fo:language="en" fo:country="GB" style:language-complex="fa" style:country-complex="IR"/>
    </style:style>
    <style:style style:name="T405" style:parent-style-name="DefaultParagraphFont" style:family="text">
      <style:text-properties style:font-name-complex="Arial" fo:language="en" fo:country="GB" style:language-complex="fa" style:country-complex="IR"/>
    </style:style>
    <style:style style:name="T406" style:parent-style-name="DefaultParagraphFont" style:family="text">
      <style:text-properties style:font-name-complex="Arial" fo:language="en" fo:country="GB" style:language-complex="fa" style:country-complex="IR"/>
    </style:style>
    <style:style style:name="T407" style:parent-style-name="DefaultParagraphFont" style:family="text">
      <style:text-properties style:font-name-complex="Arial" fo:language="en" fo:country="GB" style:language-complex="fa" style:country-complex="IR"/>
    </style:style>
    <style:style style:name="T408" style:parent-style-name="DefaultParagraphFont" style:family="text">
      <style:text-properties style:font-name-complex="Arial" fo:language="en" fo:country="GB" style:language-complex="fa" style:country-complex="IR"/>
    </style:style>
    <style:style style:name="P409" style:parent-style-name="Normal" style:family="paragraph">
      <style:paragraph-properties style:writing-mode="rl-tb"/>
    </style:style>
    <style:style style:name="T410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411" style:parent-style-name="DefaultParagraphFont" style:family="text">
      <style:text-properties style:font-name-complex="Arial" fo:language="en" fo:country="GB" style:language-complex="fa" style:country-complex="IR"/>
    </style:style>
    <style:style style:name="T412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413" style:parent-style-name="DefaultParagraphFont" style:family="text">
      <style:text-properties style:font-name-complex="Arial" fo:language="en" fo:country="GB" style:language-complex="fa" style:country-complex="IR"/>
    </style:style>
    <style:style style:name="T414" style:parent-style-name="DefaultParagraphFont" style:family="text">
      <style:text-properties style:language-complex="fa" style:country-complex="IR"/>
    </style:style>
    <style:style style:name="T415" style:parent-style-name="DefaultParagraphFont" style:family="text">
      <style:text-properties style:font-name-complex="Arial" fo:language="en" fo:country="GB" style:language-complex="fa" style:country-complex="IR"/>
    </style:style>
    <style:style style:name="T416" style:parent-style-name="DefaultParagraphFont" style:family="text">
      <style:text-properties style:font-name-complex="Arial" fo:language="en" fo:country="GB" style:language-complex="fa" style:country-complex="IR"/>
    </style:style>
    <style:style style:name="T417" style:parent-style-name="DefaultParagraphFont" style:family="text">
      <style:text-properties style:font-name-complex="Arial" fo:language="en" fo:country="GB" style:language-complex="fa" style:country-complex="IR"/>
    </style:style>
    <style:style style:name="T418" style:parent-style-name="DefaultParagraphFont" style:family="text">
      <style:text-properties style:font-name-complex="Arial" fo:language="en" fo:country="GB" style:language-complex="fa" style:country-complex="IR"/>
    </style:style>
    <style:style style:name="T419" style:parent-style-name="DefaultParagraphFont" style:family="text">
      <style:text-properties style:font-name-complex="Arial" fo:language="en" fo:country="GB" style:language-complex="fa" style:country-complex="IR"/>
    </style:style>
    <style:style style:name="T420" style:parent-style-name="DefaultParagraphFont" style:family="text">
      <style:text-properties style:font-name-complex="Arial" fo:language="en" fo:country="GB" style:language-complex="fa" style:country-complex="IR"/>
    </style:style>
    <style:style style:name="T421" style:parent-style-name="DefaultParagraphFont" style:family="text">
      <style:text-properties style:font-name-complex="Arial" fo:language="en" fo:country="GB" style:language-complex="fa" style:country-complex="IR"/>
    </style:style>
    <style:style style:name="T422" style:parent-style-name="DefaultParagraphFont" style:family="text">
      <style:text-properties style:font-name-complex="Arial" fo:language="en" fo:country="GB" style:language-complex="fa" style:country-complex="IR"/>
    </style:style>
    <style:style style:name="T423" style:parent-style-name="DefaultParagraphFont" style:family="text">
      <style:text-properties style:font-name-complex="Arial" fo:language="en" fo:country="GB" style:language-complex="fa" style:country-complex="IR"/>
    </style:style>
    <style:style style:name="T424" style:parent-style-name="DefaultParagraphFont" style:family="text">
      <style:text-properties style:font-name-complex="Arial" fo:language="en" fo:country="GB" style:language-complex="fa" style:country-complex="IR"/>
    </style:style>
    <style:style style:name="T425" style:parent-style-name="DefaultParagraphFont" style:family="text">
      <style:text-properties style:font-name-complex="Arial" fo:language="en" fo:country="GB" style:language-complex="fa" style:country-complex="IR"/>
    </style:style>
    <style:style style:name="T426" style:parent-style-name="DefaultParagraphFont" style:family="text">
      <style:text-properties style:font-name-complex="Arial" fo:language="en" fo:country="GB" style:language-complex="fa" style:country-complex="IR"/>
    </style:style>
    <style:style style:name="T427" style:parent-style-name="DefaultParagraphFont" style:family="text">
      <style:text-properties style:font-name-complex="Arial" fo:language="en" fo:country="GB" style:language-complex="fa" style:country-complex="IR"/>
    </style:style>
    <style:style style:name="P428" style:parent-style-name="Normal" style:family="paragraph">
      <style:paragraph-properties style:writing-mode="rl-tb"/>
    </style:style>
    <style:style style:name="T429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430" style:parent-style-name="DefaultParagraphFont" style:family="text">
      <style:text-properties style:font-name-complex="Arial" fo:language="en" fo:country="GB" style:language-complex="fa" style:country-complex="IR"/>
    </style:style>
    <style:style style:name="T431" style:parent-style-name="DefaultParagraphFont" style:family="text">
      <style:text-properties style:font-name-complex="Arial" fo:language="en" fo:country="GB" style:language-complex="fa" style:country-complex="IR"/>
    </style:style>
    <style:style style:name="T432" style:parent-style-name="DefaultParagraphFont" style:family="text">
      <style:text-properties style:language-complex="fa" style:country-complex="IR"/>
    </style:style>
    <style:style style:name="T433" style:parent-style-name="DefaultParagraphFont" style:family="text">
      <style:text-properties style:font-name-complex="Arial" fo:language="en" fo:country="GB" style:language-complex="fa" style:country-complex="IR"/>
    </style:style>
    <style:style style:name="T434" style:parent-style-name="DefaultParagraphFont" style:family="text">
      <style:text-properties style:font-name-complex="Arial" fo:language="en" fo:country="GB" style:language-complex="fa" style:country-complex="IR"/>
    </style:style>
    <style:style style:name="T435" style:parent-style-name="DefaultParagraphFont" style:family="text">
      <style:text-properties style:font-name-complex="Arial" fo:language="en" fo:country="GB" style:language-complex="fa" style:country-complex="IR"/>
    </style:style>
    <style:style style:name="T436" style:parent-style-name="DefaultParagraphFont" style:family="text">
      <style:text-properties style:font-name-complex="Arial" fo:language="en" fo:country="GB" style:language-complex="fa" style:country-complex="IR"/>
    </style:style>
    <style:style style:name="T437" style:parent-style-name="DefaultParagraphFont" style:family="text">
      <style:text-properties style:font-name-complex="Arial" fo:language="en" fo:country="GB" style:language-complex="fa" style:country-complex="IR"/>
    </style:style>
    <style:style style:name="T438" style:parent-style-name="DefaultParagraphFont" style:family="text">
      <style:text-properties style:font-name-complex="Arial" fo:language="en" fo:country="GB" style:language-complex="fa" style:country-complex="IR"/>
    </style:style>
    <style:style style:name="T439" style:parent-style-name="DefaultParagraphFont" style:family="text">
      <style:text-properties style:font-name-complex="Arial" fo:language="en" fo:country="GB" style:language-complex="fa" style:country-complex="IR"/>
    </style:style>
    <style:style style:name="T440" style:parent-style-name="DefaultParagraphFont" style:family="text">
      <style:text-properties style:font-name-complex="Arial" fo:language="en" fo:country="GB" style:language-complex="fa" style:country-complex="IR"/>
    </style:style>
    <style:style style:name="T441" style:parent-style-name="DefaultParagraphFont" style:family="text">
      <style:text-properties style:font-name-complex="Arial" fo:language="en" fo:country="GB" style:language-complex="fa" style:country-complex="IR"/>
    </style:style>
    <style:style style:name="T442" style:parent-style-name="DefaultParagraphFont" style:family="text">
      <style:text-properties style:font-name-complex="Arial" fo:language="en" fo:country="GB" style:language-complex="fa" style:country-complex="IR"/>
    </style:style>
    <style:style style:name="T443" style:parent-style-name="DefaultParagraphFont" style:family="text">
      <style:text-properties style:font-name-complex="Arial" fo:language="en" fo:country="GB" style:language-complex="fa" style:country-complex="IR"/>
    </style:style>
    <style:style style:name="T444" style:parent-style-name="DefaultParagraphFont" style:family="text">
      <style:text-properties style:font-name-complex="Arial" fo:language="en" fo:country="GB" style:language-complex="fa" style:country-complex="IR"/>
    </style:style>
    <style:style style:name="T445" style:parent-style-name="DefaultParagraphFont" style:family="text">
      <style:text-properties style:font-name-complex="Arial" fo:language="en" fo:country="GB" style:language-complex="fa" style:country-complex="IR"/>
    </style:style>
    <style:style style:name="T446" style:parent-style-name="DefaultParagraphFont" style:family="text">
      <style:text-properties style:font-name-complex="Arial" fo:language="en" fo:country="GB" style:language-complex="fa" style:country-complex="IR"/>
    </style:style>
    <style:style style:name="T447" style:parent-style-name="DefaultParagraphFont" style:family="text">
      <style:text-properties style:font-name-complex="Arial" fo:language="en" fo:country="GB" style:language-complex="fa" style:country-complex="IR"/>
    </style:style>
    <style:style style:name="T448" style:parent-style-name="DefaultParagraphFont" style:family="text">
      <style:text-properties style:font-name-complex="Arial" fo:language="en" fo:country="GB" style:language-complex="fa" style:country-complex="IR"/>
    </style:style>
    <style:style style:name="T449" style:parent-style-name="DefaultParagraphFont" style:family="text">
      <style:text-properties style:font-name-complex="Arial" fo:language="en" fo:country="GB" style:language-complex="fa" style:country-complex="IR"/>
    </style:style>
    <style:style style:name="T450" style:parent-style-name="DefaultParagraphFont" style:family="text">
      <style:text-properties style:font-name-complex="Arial" fo:language="en" fo:country="GB" style:language-complex="fa" style:country-complex="IR"/>
    </style:style>
    <style:style style:name="T451" style:parent-style-name="DefaultParagraphFont" style:family="text">
      <style:text-properties style:font-name-complex="Arial" fo:language="en" fo:country="GB" style:language-complex="fa" style:country-complex="IR"/>
    </style:style>
    <style:style style:name="T452" style:parent-style-name="DefaultParagraphFont" style:family="text">
      <style:text-properties style:font-name-complex="Arial" fo:language="en" fo:country="GB" style:language-complex="fa" style:country-complex="IR"/>
    </style:style>
    <style:style style:name="T453" style:parent-style-name="DefaultParagraphFont" style:family="text">
      <style:text-properties style:font-name-complex="Arial" fo:language="en" fo:country="GB" style:language-complex="fa" style:country-complex="IR"/>
    </style:style>
    <style:style style:name="T454" style:parent-style-name="DefaultParagraphFont" style:family="text">
      <style:text-properties style:font-name-complex="Arial" fo:language="en" fo:country="GB" style:language-complex="fa" style:country-complex="IR"/>
    </style:style>
    <style:style style:name="T455" style:parent-style-name="DefaultParagraphFont" style:family="text">
      <style:text-properties style:font-name-complex="Arial" fo:language="en" fo:country="GB" style:language-complex="fa" style:country-complex="IR"/>
    </style:style>
    <style:style style:name="T456" style:parent-style-name="DefaultParagraphFont" style:family="text">
      <style:text-properties style:font-name-complex="Arial" fo:language="en" fo:country="GB" style:language-complex="fa" style:country-complex="IR"/>
    </style:style>
    <style:style style:name="T457" style:parent-style-name="DefaultParagraphFont" style:family="text">
      <style:text-properties style:font-name-complex="Arial" fo:language="en" fo:country="GB" style:language-complex="fa" style:country-complex="IR"/>
    </style:style>
    <style:style style:name="T458" style:parent-style-name="DefaultParagraphFont" style:family="text">
      <style:text-properties style:font-name-complex="Arial" fo:language="en" fo:country="GB" style:language-complex="fa" style:country-complex="IR"/>
    </style:style>
    <style:style style:name="P459" style:parent-style-name="Normal" style:family="paragraph">
      <style:paragraph-properties style:writing-mode="rl-tb"/>
    </style:style>
    <style:style style:name="T460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461" style:parent-style-name="DefaultParagraphFont" style:family="text">
      <style:text-properties style:font-name-complex="Arial" fo:language="en" fo:country="GB" style:language-complex="fa" style:country-complex="IR"/>
    </style:style>
    <style:style style:name="T462" style:parent-style-name="DefaultParagraphFont" style:family="text">
      <style:text-properties style:font-name-complex="Arial" fo:language="en" fo:country="GB" style:language-complex="fa" style:country-complex="IR"/>
    </style:style>
    <style:style style:name="T463" style:parent-style-name="DefaultParagraphFont" style:family="text">
      <style:text-properties style:language-complex="fa" style:country-complex="IR"/>
    </style:style>
    <style:style style:name="T464" style:parent-style-name="DefaultParagraphFont" style:family="text">
      <style:text-properties style:font-name-complex="Arial" fo:language="en" fo:country="GB" style:language-complex="fa" style:country-complex="IR"/>
    </style:style>
    <style:style style:name="T465" style:parent-style-name="DefaultParagraphFont" style:family="text">
      <style:text-properties style:font-name-complex="Arial" fo:language="en" fo:country="GB" style:language-complex="fa" style:country-complex="IR"/>
    </style:style>
    <style:style style:name="T466" style:parent-style-name="DefaultParagraphFont" style:family="text">
      <style:text-properties style:font-name-complex="Arial" fo:language="en" fo:country="GB" style:language-complex="fa" style:country-complex="IR"/>
    </style:style>
    <style:style style:name="T467" style:parent-style-name="DefaultParagraphFont" style:family="text">
      <style:text-properties style:font-name-complex="Arial" fo:language="en" fo:country="GB" style:language-complex="fa" style:country-complex="IR"/>
    </style:style>
    <style:style style:name="T468" style:parent-style-name="DefaultParagraphFont" style:family="text">
      <style:text-properties style:font-name-complex="Arial" fo:language="en" fo:country="GB" style:language-complex="fa" style:country-complex="IR"/>
    </style:style>
    <style:style style:name="T469" style:parent-style-name="DefaultParagraphFont" style:family="text">
      <style:text-properties style:font-name-complex="Arial" fo:language="en" fo:country="GB" style:language-complex="fa" style:country-complex="IR"/>
    </style:style>
    <style:style style:name="T470" style:parent-style-name="DefaultParagraphFont" style:family="text">
      <style:text-properties style:font-name-complex="Arial" fo:language="en" fo:country="GB" style:language-complex="fa" style:country-complex="IR"/>
    </style:style>
    <style:style style:name="T471" style:parent-style-name="DefaultParagraphFont" style:family="text">
      <style:text-properties style:font-name-complex="Arial" fo:language="en" fo:country="GB" style:language-complex="fa" style:country-complex="IR"/>
    </style:style>
    <style:style style:name="T472" style:parent-style-name="DefaultParagraphFont" style:family="text">
      <style:text-properties style:font-name-complex="Arial" fo:language="en" fo:country="GB" style:language-complex="fa" style:country-complex="IR"/>
    </style:style>
    <style:style style:name="T473" style:parent-style-name="DefaultParagraphFont" style:family="text">
      <style:text-properties style:font-name-complex="Arial" fo:language="en" fo:country="GB" style:language-complex="fa" style:country-complex="IR"/>
    </style:style>
    <style:style style:name="T474" style:parent-style-name="DefaultParagraphFont" style:family="text">
      <style:text-properties style:font-name-complex="Arial" fo:language="en" fo:country="GB" style:language-complex="fa" style:country-complex="IR"/>
    </style:style>
    <style:style style:name="T475" style:parent-style-name="DefaultParagraphFont" style:family="text">
      <style:text-properties style:font-name-complex="Arial" fo:language="en" fo:country="GB" style:language-complex="fa" style:country-complex="IR"/>
    </style:style>
    <style:style style:name="T476" style:parent-style-name="DefaultParagraphFont" style:family="text">
      <style:text-properties style:font-name-complex="Arial" fo:language="en" fo:country="GB" style:language-complex="fa" style:country-complex="IR"/>
    </style:style>
    <style:style style:name="T477" style:parent-style-name="DefaultParagraphFont" style:family="text">
      <style:text-properties style:font-name-complex="Arial" fo:language="en" fo:country="GB" style:language-complex="fa" style:country-complex="IR"/>
    </style:style>
    <style:style style:name="T478" style:parent-style-name="DefaultParagraphFont" style:family="text">
      <style:text-properties style:font-name-complex="Arial" fo:language="en" fo:country="GB" style:language-complex="fa" style:country-complex="IR"/>
    </style:style>
    <style:style style:name="T479" style:parent-style-name="DefaultParagraphFont" style:family="text">
      <style:text-properties style:font-name-complex="Arial" fo:language="en" fo:country="GB" style:language-complex="fa" style:country-complex="IR"/>
    </style:style>
    <style:style style:name="T480" style:parent-style-name="DefaultParagraphFont" style:family="text">
      <style:text-properties style:font-name-complex="Arial" fo:language="en" fo:country="GB" style:language-complex="fa" style:country-complex="IR"/>
    </style:style>
    <style:style style:name="T481" style:parent-style-name="DefaultParagraphFont" style:family="text">
      <style:text-properties style:font-name-complex="Arial" fo:language="en" fo:country="GB" style:language-complex="fa" style:country-complex="IR"/>
    </style:style>
    <style:style style:name="T482" style:parent-style-name="DefaultParagraphFont" style:family="text">
      <style:text-properties style:font-name-complex="Arial" fo:language="en" fo:country="GB" style:language-complex="fa" style:country-complex="IR"/>
    </style:style>
    <style:style style:name="T483" style:parent-style-name="DefaultParagraphFont" style:family="text">
      <style:text-properties style:font-name-complex="Arial" fo:language="en" fo:country="GB" style:language-complex="fa" style:country-complex="IR"/>
    </style:style>
    <style:style style:name="T484" style:parent-style-name="DefaultParagraphFont" style:family="text">
      <style:text-properties style:font-name-complex="Arial" fo:language="en" fo:country="GB" style:language-complex="fa" style:country-complex="IR"/>
    </style:style>
    <style:style style:name="T485" style:parent-style-name="DefaultParagraphFont" style:family="text">
      <style:text-properties style:font-name-complex="Arial" fo:language="en" fo:country="GB" style:language-complex="fa" style:country-complex="IR"/>
    </style:style>
    <style:style style:name="T486" style:parent-style-name="DefaultParagraphFont" style:family="text">
      <style:text-properties style:font-name-complex="Arial" fo:language="en" fo:country="GB" style:language-complex="fa" style:country-complex="IR"/>
    </style:style>
    <style:style style:name="T487" style:parent-style-name="DefaultParagraphFont" style:family="text">
      <style:text-properties style:font-name-complex="Arial" fo:language="en" fo:country="GB" style:language-complex="fa" style:country-complex="IR"/>
    </style:style>
    <style:style style:name="P488" style:parent-style-name="Normal" style:family="paragraph">
      <style:paragraph-properties style:writing-mode="rl-tb"/>
    </style:style>
    <style:style style:name="T489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490" style:parent-style-name="DefaultParagraphFont" style:family="text">
      <style:text-properties style:font-name-complex="Arial" fo:language="en" fo:country="GB" style:language-complex="fa" style:country-complex="IR"/>
    </style:style>
    <style:style style:name="T491" style:parent-style-name="DefaultParagraphFont" style:family="text">
      <style:text-properties style:font-name-complex="Arial" fo:language="en" fo:country="GB" style:language-complex="fa" style:country-complex="IR"/>
    </style:style>
    <style:style style:name="T492" style:parent-style-name="DefaultParagraphFont" style:family="text">
      <style:text-properties style:font-name-complex="Arial" fo:language="en" fo:country="GB" style:language-complex="fa" style:country-complex="IR"/>
    </style:style>
    <style:style style:name="T493" style:parent-style-name="DefaultParagraphFont" style:family="text">
      <style:text-properties style:language-complex="fa" style:country-complex="IR"/>
    </style:style>
    <style:style style:name="T494" style:parent-style-name="DefaultParagraphFont" style:family="text">
      <style:text-properties style:font-name-complex="Arial" fo:language="en" fo:country="GB" style:language-complex="fa" style:country-complex="IR"/>
    </style:style>
    <style:style style:name="T495" style:parent-style-name="DefaultParagraphFont" style:family="text">
      <style:text-properties style:font-name-complex="Arial" fo:language="en" fo:country="GB" style:language-complex="fa" style:country-complex="IR"/>
    </style:style>
    <style:style style:name="T496" style:parent-style-name="DefaultParagraphFont" style:family="text">
      <style:text-properties style:font-name-complex="Arial" fo:language="en" fo:country="GB" style:language-complex="fa" style:country-complex="IR"/>
    </style:style>
    <style:style style:name="T497" style:parent-style-name="DefaultParagraphFont" style:family="text">
      <style:text-properties style:font-name-complex="Arial" fo:language="en" fo:country="GB" style:language-complex="fa" style:country-complex="IR"/>
    </style:style>
    <style:style style:name="T498" style:parent-style-name="DefaultParagraphFont" style:family="text">
      <style:text-properties style:font-name-complex="Arial" fo:language="en" fo:country="GB" style:language-complex="fa" style:country-complex="IR"/>
    </style:style>
    <style:style style:name="T499" style:parent-style-name="DefaultParagraphFont" style:family="text">
      <style:text-properties style:font-name-complex="Arial" fo:language="en" fo:country="GB" style:language-complex="fa" style:country-complex="IR"/>
    </style:style>
    <style:style style:name="T500" style:parent-style-name="DefaultParagraphFont" style:family="text">
      <style:text-properties style:font-name-complex="Arial" fo:language="en" fo:country="GB" style:language-complex="fa" style:country-complex="IR"/>
    </style:style>
    <style:style style:name="T501" style:parent-style-name="DefaultParagraphFont" style:family="text">
      <style:text-properties style:font-name-complex="Arial" fo:language="en" fo:country="GB" style:language-complex="fa" style:country-complex="IR"/>
    </style:style>
    <style:style style:name="T502" style:parent-style-name="DefaultParagraphFont" style:family="text">
      <style:text-properties style:font-name-complex="Arial" fo:language="en" fo:country="GB" style:language-complex="fa" style:country-complex="IR"/>
    </style:style>
    <style:style style:name="T503" style:parent-style-name="DefaultParagraphFont" style:family="text">
      <style:text-properties style:font-name-complex="Arial" fo:language="en" fo:country="GB" style:language-complex="fa" style:country-complex="IR"/>
    </style:style>
    <style:style style:name="T504" style:parent-style-name="DefaultParagraphFont" style:family="text">
      <style:text-properties style:font-name-complex="Arial" fo:language="en" fo:country="GB" style:language-complex="fa" style:country-complex="IR"/>
    </style:style>
    <style:style style:name="T505" style:parent-style-name="DefaultParagraphFont" style:family="text">
      <style:text-properties style:font-name-complex="Arial" fo:language="en" fo:country="GB" style:language-complex="fa" style:country-complex="IR"/>
    </style:style>
    <style:style style:name="T506" style:parent-style-name="DefaultParagraphFont" style:family="text">
      <style:text-properties style:font-name-complex="Arial" fo:language="en" fo:country="GB" style:language-complex="fa" style:country-complex="IR"/>
    </style:style>
    <style:style style:name="T507" style:parent-style-name="DefaultParagraphFont" style:family="text">
      <style:text-properties style:font-name-complex="Arial" fo:language="en" fo:country="GB" style:language-complex="fa" style:country-complex="IR"/>
    </style:style>
    <style:style style:name="T508" style:parent-style-name="DefaultParagraphFont" style:family="text">
      <style:text-properties style:font-name-complex="Arial" fo:language="en" fo:country="GB" style:language-complex="fa" style:country-complex="IR"/>
    </style:style>
    <style:style style:name="T509" style:parent-style-name="DefaultParagraphFont" style:family="text">
      <style:text-properties style:font-name-complex="Arial" fo:language="en" fo:country="GB" style:language-complex="fa" style:country-complex="IR"/>
    </style:style>
    <style:style style:name="T510" style:parent-style-name="DefaultParagraphFont" style:family="text">
      <style:text-properties style:font-name-complex="Arial" fo:language="en" fo:country="GB" style:language-complex="fa" style:country-complex="IR"/>
    </style:style>
    <style:style style:name="T511" style:parent-style-name="DefaultParagraphFont" style:family="text">
      <style:text-properties style:font-name-complex="Arial" fo:language="en" fo:country="GB" style:language-complex="fa" style:country-complex="IR"/>
    </style:style>
    <style:style style:name="T512" style:parent-style-name="DefaultParagraphFont" style:family="text">
      <style:text-properties style:font-name-complex="Arial" fo:language="en" fo:country="GB" style:language-complex="fa" style:country-complex="IR"/>
    </style:style>
    <style:style style:name="T513" style:parent-style-name="DefaultParagraphFont" style:family="text">
      <style:text-properties style:font-name-complex="Arial" fo:language="en" fo:country="GB" style:language-complex="fa" style:country-complex="IR"/>
    </style:style>
    <style:style style:name="T514" style:parent-style-name="DefaultParagraphFont" style:family="text">
      <style:text-properties style:font-name-complex="Arial" fo:language="en" fo:country="GB" style:language-complex="fa" style:country-complex="IR"/>
    </style:style>
    <style:style style:name="T515" style:parent-style-name="DefaultParagraphFont" style:family="text">
      <style:text-properties style:font-name-complex="Arial" fo:language="en" fo:country="GB" style:language-complex="fa" style:country-complex="IR"/>
    </style:style>
    <style:style style:name="T516" style:parent-style-name="DefaultParagraphFont" style:family="text">
      <style:text-properties style:font-name-complex="Arial" fo:language="en" fo:country="GB" style:language-complex="fa" style:country-complex="IR"/>
    </style:style>
    <style:style style:name="T517" style:parent-style-name="DefaultParagraphFont" style:family="text">
      <style:text-properties style:font-name-complex="Arial" fo:language="en" fo:country="GB" style:language-complex="fa" style:country-complex="IR"/>
    </style:style>
    <style:style style:name="T518" style:parent-style-name="DefaultParagraphFont" style:family="text">
      <style:text-properties style:font-name-complex="Arial" fo:language="en" fo:country="GB" style:language-complex="fa" style:country-complex="IR"/>
    </style:style>
    <style:style style:name="T519" style:parent-style-name="DefaultParagraphFont" style:family="text">
      <style:text-properties style:font-name-complex="Arial" fo:language="en" fo:country="GB" style:language-complex="fa" style:country-complex="IR"/>
    </style:style>
    <style:style style:name="T520" style:parent-style-name="DefaultParagraphFont" style:family="text">
      <style:text-properties style:font-name-complex="Arial" fo:language="en" fo:country="GB" style:language-complex="fa" style:country-complex="IR"/>
    </style:style>
    <style:style style:name="T521" style:parent-style-name="DefaultParagraphFont" style:family="text">
      <style:text-properties style:font-name-complex="Arial" fo:language="en" fo:country="GB" style:language-complex="fa" style:country-complex="IR"/>
    </style:style>
    <style:style style:name="T522" style:parent-style-name="DefaultParagraphFont" style:family="text">
      <style:text-properties style:font-name-complex="Arial" fo:language="en" fo:country="GB" style:language-complex="fa" style:country-complex="IR"/>
    </style:style>
    <style:style style:name="T523" style:parent-style-name="DefaultParagraphFont" style:family="text">
      <style:text-properties style:language-complex="fa" style:country-complex="IR"/>
    </style:style>
    <style:style style:name="T524" style:parent-style-name="DefaultParagraphFont" style:family="text">
      <style:text-properties style:font-name-complex="Arial" fo:language="en" fo:country="GB" style:language-complex="fa" style:country-complex="IR"/>
    </style:style>
    <style:style style:name="T525" style:parent-style-name="DefaultParagraphFont" style:family="text">
      <style:text-properties style:font-name-complex="Arial" fo:language="en" fo:country="GB" style:language-complex="fa" style:country-complex="IR"/>
    </style:style>
    <style:style style:name="T526" style:parent-style-name="DefaultParagraphFont" style:family="text">
      <style:text-properties style:font-name-complex="Arial" fo:language="en" fo:country="GB" style:language-complex="fa" style:country-complex="IR"/>
    </style:style>
    <style:style style:name="T527" style:parent-style-name="DefaultParagraphFont" style:family="text">
      <style:text-properties style:font-name-complex="Arial" fo:language="en" fo:country="GB" style:language-complex="fa" style:country-complex="IR"/>
    </style:style>
    <style:style style:name="T528" style:parent-style-name="DefaultParagraphFont" style:family="text">
      <style:text-properties style:font-name-complex="Arial" fo:language="en" fo:country="GB" style:language-complex="fa" style:country-complex="IR"/>
    </style:style>
    <style:style style:name="T529" style:parent-style-name="DefaultParagraphFont" style:family="text">
      <style:text-properties style:font-name-complex="Arial" fo:language="en" fo:country="GB" style:language-complex="fa" style:country-complex="IR"/>
    </style:style>
    <style:style style:name="T530" style:parent-style-name="DefaultParagraphFont" style:family="text">
      <style:text-properties style:font-name-complex="Arial" fo:language="en" fo:country="GB" style:language-complex="fa" style:country-complex="IR"/>
    </style:style>
    <style:style style:name="T531" style:parent-style-name="DefaultParagraphFont" style:family="text">
      <style:text-properties style:font-name-complex="Arial" fo:language="en" fo:country="GB" style:language-complex="fa" style:country-complex="IR"/>
    </style:style>
    <style:style style:name="T532" style:parent-style-name="DefaultParagraphFont" style:family="text">
      <style:text-properties style:font-name-complex="Arial" fo:language="en" fo:country="GB" style:language-complex="fa" style:country-complex="IR"/>
    </style:style>
    <style:style style:name="T533" style:parent-style-name="DefaultParagraphFont" style:family="text">
      <style:text-properties style:font-name-complex="Arial" fo:language="en" fo:country="GB" style:language-complex="fa" style:country-complex="IR"/>
    </style:style>
    <style:style style:name="T534" style:parent-style-name="DefaultParagraphFont" style:family="text">
      <style:text-properties style:font-name-complex="Arial" fo:language="en" fo:country="GB" style:language-complex="fa" style:country-complex="IR"/>
    </style:style>
    <style:style style:name="T535" style:parent-style-name="DefaultParagraphFont" style:family="text">
      <style:text-properties style:font-name-complex="Arial" fo:language="en" fo:country="GB" style:language-complex="fa" style:country-complex="IR"/>
    </style:style>
    <style:style style:name="T536" style:parent-style-name="DefaultParagraphFont" style:family="text">
      <style:text-properties style:font-name-complex="Arial" fo:language="en" fo:country="GB" style:language-complex="fa" style:country-complex="IR"/>
    </style:style>
    <style:style style:name="T537" style:parent-style-name="DefaultParagraphFont" style:family="text">
      <style:text-properties style:font-name-complex="Arial" fo:language="en" fo:country="GB" style:language-complex="fa" style:country-complex="IR"/>
    </style:style>
    <style:style style:name="T538" style:parent-style-name="DefaultParagraphFont" style:family="text">
      <style:text-properties style:font-name-complex="Arial" fo:language="en" fo:country="GB" style:language-complex="fa" style:country-complex="IR"/>
    </style:style>
    <style:style style:name="T539" style:parent-style-name="DefaultParagraphFont" style:family="text">
      <style:text-properties style:font-name-complex="Arial" fo:language="en" fo:country="GB" style:language-complex="fa" style:country-complex="IR"/>
    </style:style>
    <style:style style:name="T540" style:parent-style-name="DefaultParagraphFont" style:family="text">
      <style:text-properties style:font-name-complex="Arial" fo:language="en" fo:country="GB" style:language-complex="fa" style:country-complex="IR"/>
    </style:style>
    <style:style style:name="T541" style:parent-style-name="DefaultParagraphFont" style:family="text">
      <style:text-properties style:font-name-complex="Arial" fo:language="en" fo:country="GB" style:language-complex="fa" style:country-complex="IR"/>
    </style:style>
    <style:style style:name="T542" style:parent-style-name="DefaultParagraphFont" style:family="text">
      <style:text-properties style:font-name-complex="Arial" fo:language="en" fo:country="GB" style:language-complex="fa" style:country-complex="IR"/>
    </style:style>
    <style:style style:name="T543" style:parent-style-name="DefaultParagraphFont" style:family="text">
      <style:text-properties style:font-name-complex="Arial" fo:language="en" fo:country="GB" style:language-complex="fa" style:country-complex="IR"/>
    </style:style>
    <style:style style:name="T544" style:parent-style-name="DefaultParagraphFont" style:family="text">
      <style:text-properties style:font-name-complex="Arial" fo:language="en" fo:country="GB" style:language-complex="fa" style:country-complex="IR"/>
    </style:style>
    <style:style style:name="T545" style:parent-style-name="DefaultParagraphFont" style:family="text">
      <style:text-properties style:font-name-complex="Arial" fo:language="en" fo:country="GB" style:language-complex="fa" style:country-complex="IR"/>
    </style:style>
    <style:style style:name="T546" style:parent-style-name="DefaultParagraphFont" style:family="text">
      <style:text-properties style:font-name-complex="Arial" fo:language="en" fo:country="GB" style:language-complex="fa" style:country-complex="IR"/>
    </style:style>
    <style:style style:name="T547" style:parent-style-name="DefaultParagraphFont" style:family="text">
      <style:text-properties style:font-name-complex="Arial" fo:language="en" fo:country="GB" style:language-complex="fa" style:country-complex="IR"/>
    </style:style>
    <style:style style:name="T548" style:parent-style-name="DefaultParagraphFont" style:family="text">
      <style:text-properties style:font-name-complex="Arial" fo:language="en" fo:country="GB" style:language-complex="fa" style:country-complex="IR"/>
    </style:style>
    <style:style style:name="T549" style:parent-style-name="DefaultParagraphFont" style:family="text">
      <style:text-properties style:font-name-complex="Arial" fo:language="en" fo:country="GB" style:language-complex="fa" style:country-complex="IR"/>
    </style:style>
    <style:style style:name="T550" style:parent-style-name="DefaultParagraphFont" style:family="text">
      <style:text-properties style:font-name-complex="Arial" fo:language="en" fo:country="GB" style:language-complex="fa" style:country-complex="IR"/>
    </style:style>
    <style:style style:name="T551" style:parent-style-name="DefaultParagraphFont" style:family="text">
      <style:text-properties style:font-name-complex="Arial" fo:language="en" fo:country="GB" style:language-complex="fa" style:country-complex="IR"/>
    </style:style>
    <style:style style:name="T552" style:parent-style-name="DefaultParagraphFont" style:family="text">
      <style:text-properties style:font-name-complex="Arial" fo:language="en" fo:country="GB" style:language-complex="fa" style:country-complex="IR"/>
    </style:style>
    <style:style style:name="T553" style:parent-style-name="DefaultParagraphFont" style:family="text">
      <style:text-properties style:font-name-complex="Arial" fo:language="en" fo:country="GB" style:language-complex="fa" style:country-complex="IR"/>
    </style:style>
    <style:style style:name="T554" style:parent-style-name="DefaultParagraphFont" style:family="text">
      <style:text-properties style:font-name-complex="Arial" fo:language="en" fo:country="GB" style:language-complex="fa" style:country-complex="IR"/>
    </style:style>
    <style:style style:name="T555" style:parent-style-name="DefaultParagraphFont" style:family="text">
      <style:text-properties style:font-name-complex="Arial" fo:language="en" fo:country="GB" style:language-complex="fa" style:country-complex="IR"/>
    </style:style>
    <style:style style:name="T556" style:parent-style-name="DefaultParagraphFont" style:family="text">
      <style:text-properties style:font-name-complex="Arial" fo:language="en" fo:country="GB" style:language-complex="fa" style:country-complex="IR"/>
    </style:style>
    <style:style style:name="T557" style:parent-style-name="DefaultParagraphFont" style:family="text">
      <style:text-properties style:font-name-complex="Arial" fo:language="en" fo:country="GB" style:language-complex="fa" style:country-complex="IR"/>
    </style:style>
    <style:style style:name="T558" style:parent-style-name="DefaultParagraphFont" style:family="text">
      <style:text-properties style:font-name-complex="Arial" fo:language="en" fo:country="GB" style:language-complex="fa" style:country-complex="IR"/>
    </style:style>
    <style:style style:name="T559" style:parent-style-name="DefaultParagraphFont" style:family="text">
      <style:text-properties style:font-name-complex="Arial" fo:language="en" fo:country="GB" style:language-complex="fa" style:country-complex="IR"/>
    </style:style>
    <style:style style:name="T560" style:parent-style-name="DefaultParagraphFont" style:family="text">
      <style:text-properties style:font-name-complex="Arial" fo:language="en" fo:country="GB" style:language-complex="fa" style:country-complex="IR"/>
    </style:style>
    <style:style style:name="T561" style:parent-style-name="DefaultParagraphFont" style:family="text">
      <style:text-properties style:font-name-complex="Arial" fo:language="en" fo:country="GB" style:language-complex="fa" style:country-complex="IR"/>
    </style:style>
    <style:style style:name="T562" style:parent-style-name="DefaultParagraphFont" style:family="text">
      <style:text-properties style:font-name-complex="Arial" fo:language="en" fo:country="GB" style:language-complex="fa" style:country-complex="IR"/>
    </style:style>
    <style:style style:name="T563" style:parent-style-name="DefaultParagraphFont" style:family="text">
      <style:text-properties style:font-name-complex="Arial" fo:language="en" fo:country="GB" style:language-complex="fa" style:country-complex="IR"/>
    </style:style>
    <style:style style:name="T564" style:parent-style-name="DefaultParagraphFont" style:family="text">
      <style:text-properties style:font-name-complex="Arial" fo:language="en" fo:country="GB" style:language-complex="fa" style:country-complex="IR"/>
    </style:style>
    <style:style style:name="T565" style:parent-style-name="DefaultParagraphFont" style:family="text">
      <style:text-properties style:font-name-complex="Arial" fo:language="en" fo:country="GB" style:language-complex="fa" style:country-complex="IR"/>
    </style:style>
    <style:style style:name="P566" style:parent-style-name="Normal" style:family="paragraph">
      <style:paragraph-properties style:writing-mode="rl-tb"/>
    </style:style>
    <style:style style:name="T567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568" style:parent-style-name="DefaultParagraphFont" style:family="text">
      <style:text-properties style:font-name-complex="Arial" fo:language="en" fo:country="GB" style:language-complex="fa" style:country-complex="IR"/>
    </style:style>
    <style:style style:name="T569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570" style:parent-style-name="DefaultParagraphFont" style:family="text">
      <style:text-properties style:font-name-complex="Arial" fo:language="en" fo:country="GB" style:language-complex="fa" style:country-complex="IR"/>
    </style:style>
    <style:style style:name="T571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572" style:parent-style-name="DefaultParagraphFont" style:family="text">
      <style:text-properties style:font-name-complex="Arial" fo:language="en" fo:country="GB" style:language-complex="fa" style:country-complex="IR"/>
    </style:style>
    <style:style style:name="T573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574" style:parent-style-name="DefaultParagraphFont" style:family="text">
      <style:text-properties style:font-name-complex="Arial" fo:language="en" fo:country="GB" style:language-complex="fa" style:country-complex="IR"/>
    </style:style>
    <style:style style:name="T575" style:parent-style-name="DefaultParagraphFont" style:family="text">
      <style:text-properties style:font-name-complex="Arial" fo:language="en" fo:country="GB" style:language-complex="fa" style:country-complex="IR"/>
    </style:style>
    <style:style style:name="T576" style:parent-style-name="DefaultParagraphFont" style:family="text">
      <style:text-properties style:font-name-complex="Arial" fo:language="en" fo:country="GB" style:language-complex="fa" style:country-complex="IR"/>
    </style:style>
    <style:style style:name="T577" style:parent-style-name="DefaultParagraphFont" style:family="text">
      <style:text-properties style:font-name-complex="Arial" fo:language="en" fo:country="GB" style:language-complex="fa" style:country-complex="IR"/>
    </style:style>
    <style:style style:name="T578" style:parent-style-name="DefaultParagraphFont" style:family="text">
      <style:text-properties style:font-name-complex="Arial" fo:language="en" fo:country="GB" style:language-complex="fa" style:country-complex="IR"/>
    </style:style>
    <style:style style:name="T579" style:parent-style-name="DefaultParagraphFont" style:family="text">
      <style:text-properties style:font-name-complex="Arial" fo:language="en" fo:country="GB" style:language-complex="fa" style:country-complex="IR"/>
    </style:style>
    <style:style style:name="T580" style:parent-style-name="DefaultParagraphFont" style:family="text">
      <style:text-properties style:font-name-complex="Arial" fo:language="en" fo:country="GB" style:language-complex="fa" style:country-complex="IR"/>
    </style:style>
    <style:style style:name="T581" style:parent-style-name="DefaultParagraphFont" style:family="text">
      <style:text-properties style:font-name-complex="Arial" fo:language="en" fo:country="GB" style:language-complex="fa" style:country-complex="IR"/>
    </style:style>
    <style:style style:name="T582" style:parent-style-name="DefaultParagraphFont" style:family="text">
      <style:text-properties style:font-name-complex="Arial" fo:language="en" fo:country="GB" style:language-complex="fa" style:country-complex="IR"/>
    </style:style>
    <style:style style:name="T583" style:parent-style-name="DefaultParagraphFont" style:family="text">
      <style:text-properties style:font-name-complex="Arial" fo:language="en" fo:country="GB" style:language-complex="fa" style:country-complex="IR"/>
    </style:style>
    <style:style style:name="T584" style:parent-style-name="DefaultParagraphFont" style:family="text">
      <style:text-properties style:font-name-complex="Arial" fo:language="en" fo:country="GB" style:language-complex="fa" style:country-complex="IR"/>
    </style:style>
    <style:style style:name="T585" style:parent-style-name="DefaultParagraphFont" style:family="text">
      <style:text-properties style:font-name-complex="Arial" fo:language="en" fo:country="GB" style:language-complex="fa" style:country-complex="IR"/>
    </style:style>
    <style:style style:name="T586" style:parent-style-name="DefaultParagraphFont" style:family="text">
      <style:text-properties style:font-name-complex="Arial" fo:language="en" fo:country="GB" style:language-complex="fa" style:country-complex="IR"/>
    </style:style>
    <style:style style:name="T587" style:parent-style-name="DefaultParagraphFont" style:family="text">
      <style:text-properties style:font-name-complex="Arial" fo:language="en" fo:country="GB" style:language-complex="fa" style:country-complex="IR"/>
    </style:style>
    <style:style style:name="T588" style:parent-style-name="DefaultParagraphFont" style:family="text">
      <style:text-properties style:font-name-complex="Arial" fo:language="en" fo:country="GB" style:language-complex="fa" style:country-complex="IR"/>
    </style:style>
    <style:style style:name="T589" style:parent-style-name="DefaultParagraphFont" style:family="text">
      <style:text-properties style:font-name-complex="Arial" fo:language="en" fo:country="GB" style:language-complex="fa" style:country-complex="IR"/>
    </style:style>
    <style:style style:name="T590" style:parent-style-name="DefaultParagraphFont" style:family="text">
      <style:text-properties style:font-name-complex="Arial" fo:language="en" fo:country="GB" style:language-complex="fa" style:country-complex="IR"/>
    </style:style>
    <style:style style:name="T591" style:parent-style-name="DefaultParagraphFont" style:family="text">
      <style:text-properties style:font-name-complex="Arial" fo:language="en" fo:country="GB" style:language-complex="fa" style:country-complex="IR"/>
    </style:style>
    <style:style style:name="T592" style:parent-style-name="DefaultParagraphFont" style:family="text">
      <style:text-properties style:font-name-complex="Arial" fo:language="en" fo:country="GB" style:language-complex="fa" style:country-complex="IR"/>
    </style:style>
    <style:style style:name="T593" style:parent-style-name="DefaultParagraphFont" style:family="text">
      <style:text-properties style:font-name-complex="Arial" fo:language="en" fo:country="GB" style:language-complex="fa" style:country-complex="IR"/>
    </style:style>
    <style:style style:name="T594" style:parent-style-name="DefaultParagraphFont" style:family="text">
      <style:text-properties style:font-name-complex="Arial" fo:language="en" fo:country="GB" style:language-complex="fa" style:country-complex="IR"/>
    </style:style>
    <style:style style:name="T595" style:parent-style-name="DefaultParagraphFont" style:family="text">
      <style:text-properties style:font-name-complex="Arial" fo:language="en" fo:country="GB" style:language-complex="fa" style:country-complex="IR"/>
    </style:style>
    <style:style style:name="T596" style:parent-style-name="DefaultParagraphFont" style:family="text">
      <style:text-properties style:font-name-complex="Arial" fo:language="en" fo:country="GB" style:language-complex="fa" style:country-complex="IR"/>
    </style:style>
    <style:style style:name="T597" style:parent-style-name="DefaultParagraphFont" style:family="text">
      <style:text-properties style:font-name-complex="Arial" fo:language="en" fo:country="GB" style:language-complex="fa" style:country-complex="IR"/>
    </style:style>
    <style:style style:name="T598" style:parent-style-name="DefaultParagraphFont" style:family="text">
      <style:text-properties style:font-name-complex="Arial" fo:language="en" fo:country="GB" style:language-complex="fa" style:country-complex="IR"/>
    </style:style>
    <style:style style:name="T599" style:parent-style-name="DefaultParagraphFont" style:family="text">
      <style:text-properties style:font-name-complex="Arial" fo:language="en" fo:country="GB" style:language-complex="fa" style:country-complex="IR"/>
    </style:style>
    <style:style style:name="T600" style:parent-style-name="DefaultParagraphFont" style:family="text">
      <style:text-properties style:font-name-complex="Arial" fo:language="en" fo:country="GB" style:language-complex="fa" style:country-complex="IR"/>
    </style:style>
    <style:style style:name="T601" style:parent-style-name="DefaultParagraphFont" style:family="text">
      <style:text-properties style:font-name-complex="Arial" fo:language="en" fo:country="GB" style:language-complex="fa" style:country-complex="IR"/>
    </style:style>
    <style:style style:name="T602" style:parent-style-name="DefaultParagraphFont" style:family="text">
      <style:text-properties style:font-name-complex="Arial" fo:language="en" fo:country="GB" style:language-complex="fa" style:country-complex="IR"/>
    </style:style>
    <style:style style:name="T603" style:parent-style-name="DefaultParagraphFont" style:family="text">
      <style:text-properties style:font-name-complex="Arial" fo:language="en" fo:country="GB" style:language-complex="fa" style:country-complex="IR"/>
    </style:style>
    <style:style style:name="T604" style:parent-style-name="DefaultParagraphFont" style:family="text">
      <style:text-properties style:font-name-complex="Arial" fo:language="en" fo:country="GB" style:language-complex="fa" style:country-complex="IR"/>
    </style:style>
    <style:style style:name="T605" style:parent-style-name="DefaultParagraphFont" style:family="text">
      <style:text-properties style:font-name-complex="Arial" fo:language="en" fo:country="GB" style:language-complex="fa" style:country-complex="IR"/>
    </style:style>
    <style:style style:name="T606" style:parent-style-name="DefaultParagraphFont" style:family="text">
      <style:text-properties style:font-name-complex="Arial" fo:language="en" fo:country="GB" style:language-complex="fa" style:country-complex="IR"/>
    </style:style>
    <style:style style:name="T607" style:parent-style-name="DefaultParagraphFont" style:family="text">
      <style:text-properties style:font-name-complex="Arial" fo:language="en" fo:country="GB" style:language-complex="fa" style:country-complex="IR"/>
    </style:style>
    <style:style style:name="T608" style:parent-style-name="DefaultParagraphFont" style:family="text">
      <style:text-properties style:font-name-complex="Arial" fo:language="en" fo:country="GB" style:language-complex="fa" style:country-complex="IR"/>
    </style:style>
    <style:style style:name="T609" style:parent-style-name="DefaultParagraphFont" style:family="text">
      <style:text-properties style:font-name-complex="Arial" fo:language="en" fo:country="GB" style:language-complex="fa" style:country-complex="IR"/>
    </style:style>
    <style:style style:name="T610" style:parent-style-name="DefaultParagraphFont" style:family="text">
      <style:text-properties style:font-name-complex="Arial" fo:language="en" fo:country="GB" style:language-complex="fa" style:country-complex="IR"/>
    </style:style>
    <style:style style:name="T611" style:parent-style-name="DefaultParagraphFont" style:family="text">
      <style:text-properties style:font-name-complex="Arial" fo:language="en" fo:country="GB" style:language-complex="fa" style:country-complex="IR"/>
    </style:style>
    <style:style style:name="T612" style:parent-style-name="DefaultParagraphFont" style:family="text">
      <style:text-properties style:font-name-complex="Arial" fo:language="en" fo:country="GB" style:language-complex="fa" style:country-complex="IR"/>
    </style:style>
    <style:style style:name="T613" style:parent-style-name="DefaultParagraphFont" style:family="text">
      <style:text-properties style:font-name-complex="Arial" fo:language="en" fo:country="GB" style:language-complex="fa" style:country-complex="IR"/>
    </style:style>
    <style:style style:name="T614" style:parent-style-name="DefaultParagraphFont" style:family="text">
      <style:text-properties style:font-name-complex="Arial" fo:language="en" fo:country="GB" style:language-complex="fa" style:country-complex="IR"/>
    </style:style>
    <style:style style:name="T615" style:parent-style-name="DefaultParagraphFont" style:family="text">
      <style:text-properties style:font-name-complex="Arial" fo:language="en" fo:country="GB" style:language-complex="fa" style:country-complex="IR"/>
    </style:style>
    <style:style style:name="T616" style:parent-style-name="DefaultParagraphFont" style:family="text">
      <style:text-properties style:font-name-complex="Arial" fo:language="en" fo:country="GB" style:language-complex="fa" style:country-complex="IR"/>
    </style:style>
    <style:style style:name="T617" style:parent-style-name="DefaultParagraphFont" style:family="text">
      <style:text-properties style:font-name-complex="Arial" fo:language="en" fo:country="GB" style:language-complex="fa" style:country-complex="IR"/>
    </style:style>
    <style:style style:name="T618" style:parent-style-name="DefaultParagraphFont" style:family="text">
      <style:text-properties style:font-name-complex="Arial" fo:language="en" fo:country="GB" style:language-complex="fa" style:country-complex="IR"/>
    </style:style>
    <style:style style:name="T619" style:parent-style-name="DefaultParagraphFont" style:family="text">
      <style:text-properties style:font-name-complex="Arial" fo:language="en" fo:country="GB" style:language-complex="fa" style:country-complex="IR"/>
    </style:style>
    <style:style style:name="T620" style:parent-style-name="DefaultParagraphFont" style:family="text">
      <style:text-properties style:font-name-complex="Arial" fo:language="en" fo:country="GB" style:language-complex="fa" style:country-complex="IR"/>
    </style:style>
    <style:style style:name="T621" style:parent-style-name="DefaultParagraphFont" style:family="text">
      <style:text-properties style:font-name-complex="Arial" fo:language="en" fo:country="GB" style:language-complex="fa" style:country-complex="IR"/>
    </style:style>
    <style:style style:name="T622" style:parent-style-name="DefaultParagraphFont" style:family="text">
      <style:text-properties style:font-name-complex="Arial" fo:language="en" fo:country="GB" style:language-complex="fa" style:country-complex="IR"/>
    </style:style>
    <style:style style:name="T623" style:parent-style-name="DefaultParagraphFont" style:family="text">
      <style:text-properties style:font-name-complex="Arial" fo:language="en" fo:country="GB" style:language-complex="fa" style:country-complex="IR"/>
    </style:style>
    <style:style style:name="T624" style:parent-style-name="DefaultParagraphFont" style:family="text">
      <style:text-properties style:font-name-complex="Arial" fo:language="en" fo:country="GB" style:language-complex="fa" style:country-complex="IR"/>
    </style:style>
    <style:style style:name="T625" style:parent-style-name="DefaultParagraphFont" style:family="text">
      <style:text-properties style:font-name-complex="Arial" fo:language="en" fo:country="GB" style:language-complex="fa" style:country-complex="IR"/>
    </style:style>
    <style:style style:name="T626" style:parent-style-name="DefaultParagraphFont" style:family="text">
      <style:text-properties style:font-name-complex="Arial" fo:language="en" fo:country="GB" style:language-complex="fa" style:country-complex="IR"/>
    </style:style>
    <style:style style:name="T627" style:parent-style-name="DefaultParagraphFont" style:family="text">
      <style:text-properties style:font-name-complex="Arial" fo:language="en" fo:country="GB" style:language-complex="fa" style:country-complex="IR"/>
    </style:style>
    <style:style style:name="T628" style:parent-style-name="DefaultParagraphFont" style:family="text">
      <style:text-properties style:font-name-complex="Arial" fo:language="en" fo:country="GB" style:language-complex="fa" style:country-complex="IR"/>
    </style:style>
    <style:style style:name="T629" style:parent-style-name="DefaultParagraphFont" style:family="text">
      <style:text-properties style:font-name-complex="Arial" fo:language="en" fo:country="GB" style:language-complex="fa" style:country-complex="IR"/>
    </style:style>
    <style:style style:name="T630" style:parent-style-name="DefaultParagraphFont" style:family="text">
      <style:text-properties style:font-name-complex="Arial" fo:language="en" fo:country="GB" style:language-complex="fa" style:country-complex="IR"/>
    </style:style>
    <style:style style:name="T631" style:parent-style-name="DefaultParagraphFont" style:family="text">
      <style:text-properties style:font-name-complex="Arial" fo:language="en" fo:country="GB" style:language-complex="fa" style:country-complex="IR"/>
    </style:style>
    <style:style style:name="T632" style:parent-style-name="DefaultParagraphFont" style:family="text">
      <style:text-properties style:font-name-complex="Arial" fo:language="en" fo:country="GB" style:language-complex="fa" style:country-complex="IR"/>
    </style:style>
    <style:style style:name="T633" style:parent-style-name="DefaultParagraphFont" style:family="text">
      <style:text-properties style:font-name-complex="Arial" fo:language="en" fo:country="GB" style:language-complex="fa" style:country-complex="IR"/>
    </style:style>
    <style:style style:name="T634" style:parent-style-name="DefaultParagraphFont" style:family="text">
      <style:text-properties style:font-name-complex="Arial" fo:language="en" fo:country="GB" style:language-complex="fa" style:country-complex="IR"/>
    </style:style>
    <style:style style:name="T635" style:parent-style-name="DefaultParagraphFont" style:family="text">
      <style:text-properties style:font-name-complex="Arial" fo:language="en" fo:country="GB" style:language-complex="fa" style:country-complex="IR"/>
    </style:style>
    <style:style style:name="T636" style:parent-style-name="DefaultParagraphFont" style:family="text">
      <style:text-properties style:font-name-complex="Arial" fo:language="en" fo:country="GB" style:language-complex="fa" style:country-complex="IR"/>
    </style:style>
    <style:style style:name="T637" style:parent-style-name="DefaultParagraphFont" style:family="text">
      <style:text-properties style:font-name-complex="Arial" fo:language="en" fo:country="GB" style:language-complex="fa" style:country-complex="IR"/>
    </style:style>
    <style:style style:name="T638" style:parent-style-name="DefaultParagraphFont" style:family="text">
      <style:text-properties style:font-name-complex="Arial" fo:language="en" fo:country="GB" style:language-complex="fa" style:country-complex="IR"/>
    </style:style>
    <style:style style:name="T639" style:parent-style-name="DefaultParagraphFont" style:family="text">
      <style:text-properties style:font-name-complex="Arial" fo:language="en" fo:country="GB" style:language-complex="fa" style:country-complex="IR"/>
    </style:style>
    <style:style style:name="T640" style:parent-style-name="DefaultParagraphFont" style:family="text">
      <style:text-properties style:font-name-complex="Arial" fo:language="en" fo:country="GB" style:language-complex="fa" style:country-complex="IR"/>
    </style:style>
    <style:style style:name="T641" style:parent-style-name="DefaultParagraphFont" style:family="text">
      <style:text-properties style:font-name-complex="Arial" fo:language="en" fo:country="GB" style:language-complex="fa" style:country-complex="IR"/>
    </style:style>
    <style:style style:name="T642" style:parent-style-name="DefaultParagraphFont" style:family="text">
      <style:text-properties style:font-name-complex="Arial" fo:language="en" fo:country="GB" style:language-complex="fa" style:country-complex="IR"/>
    </style:style>
    <style:style style:name="T643" style:parent-style-name="DefaultParagraphFont" style:family="text">
      <style:text-properties style:font-name-complex="Arial" fo:language="en" fo:country="GB" style:language-complex="fa" style:country-complex="IR"/>
    </style:style>
    <style:style style:name="T644" style:parent-style-name="DefaultParagraphFont" style:family="text">
      <style:text-properties style:font-name-complex="Arial" fo:language="en" fo:country="GB" style:language-complex="fa" style:country-complex="IR"/>
    </style:style>
    <style:style style:name="T645" style:parent-style-name="DefaultParagraphFont" style:family="text">
      <style:text-properties style:font-name-complex="Arial" fo:language="en" fo:country="GB" style:language-complex="fa" style:country-complex="IR"/>
    </style:style>
    <style:style style:name="T646" style:parent-style-name="DefaultParagraphFont" style:family="text">
      <style:text-properties style:font-name-complex="Arial" fo:language="en" fo:country="GB" style:language-complex="fa" style:country-complex="IR"/>
    </style:style>
    <style:style style:name="T647" style:parent-style-name="DefaultParagraphFont" style:family="text">
      <style:text-properties style:font-name-complex="Arial" fo:language="en" fo:country="GB" style:language-complex="fa" style:country-complex="IR"/>
    </style:style>
    <style:style style:name="T648" style:parent-style-name="DefaultParagraphFont" style:family="text">
      <style:text-properties style:font-name-complex="Arial" fo:language="en" fo:country="GB" style:language-complex="fa" style:country-complex="IR"/>
    </style:style>
    <style:style style:name="T649" style:parent-style-name="DefaultParagraphFont" style:family="text">
      <style:text-properties style:font-name-complex="Arial" fo:language="en" fo:country="GB" style:language-complex="fa" style:country-complex="IR"/>
    </style:style>
    <style:style style:name="T650" style:parent-style-name="DefaultParagraphFont" style:family="text">
      <style:text-properties style:font-name-complex="Arial" fo:language="en" fo:country="GB" style:language-complex="fa" style:country-complex="IR"/>
    </style:style>
    <style:style style:name="T651" style:parent-style-name="DefaultParagraphFont" style:family="text">
      <style:text-properties style:font-name-complex="Arial" fo:language="en" fo:country="GB" style:language-complex="fa" style:country-complex="IR"/>
    </style:style>
    <style:style style:name="T652" style:parent-style-name="DefaultParagraphFont" style:family="text">
      <style:text-properties style:font-name-complex="Arial" fo:language="en" fo:country="GB" style:language-complex="fa" style:country-complex="IR"/>
    </style:style>
    <style:style style:name="T653" style:parent-style-name="DefaultParagraphFont" style:family="text">
      <style:text-properties style:font-name-complex="Arial" fo:language="en" fo:country="GB" style:language-complex="fa" style:country-complex="IR"/>
    </style:style>
    <style:style style:name="T654" style:parent-style-name="DefaultParagraphFont" style:family="text">
      <style:text-properties style:font-name-complex="Arial" fo:language="en" fo:country="GB" style:language-complex="fa" style:country-complex="IR"/>
    </style:style>
    <style:style style:name="T655" style:parent-style-name="DefaultParagraphFont" style:family="text">
      <style:text-properties style:font-name-complex="Arial" fo:language="en" fo:country="GB" style:language-complex="fa" style:country-complex="IR"/>
    </style:style>
    <style:style style:name="T656" style:parent-style-name="DefaultParagraphFont" style:family="text">
      <style:text-properties style:font-name-complex="Arial" fo:language="en" fo:country="GB" style:language-complex="fa" style:country-complex="IR"/>
    </style:style>
    <style:style style:name="T657" style:parent-style-name="DefaultParagraphFont" style:family="text">
      <style:text-properties style:font-name-complex="Arial" fo:language="en" fo:country="GB" style:language-complex="fa" style:country-complex="IR"/>
    </style:style>
    <style:style style:name="T658" style:parent-style-name="DefaultParagraphFont" style:family="text">
      <style:text-properties style:font-name-complex="Arial" fo:language="en" fo:country="GB" style:language-complex="fa" style:country-complex="IR"/>
    </style:style>
    <style:style style:name="T659" style:parent-style-name="DefaultParagraphFont" style:family="text">
      <style:text-properties style:font-name-complex="Arial" fo:language="en" fo:country="GB" style:language-complex="fa" style:country-complex="IR"/>
    </style:style>
    <style:style style:name="T660" style:parent-style-name="DefaultParagraphFont" style:family="text">
      <style:text-properties style:font-name-complex="Arial" fo:language="en" fo:country="GB" style:language-complex="fa" style:country-complex="IR"/>
    </style:style>
    <style:style style:name="T661" style:parent-style-name="DefaultParagraphFont" style:family="text">
      <style:text-properties style:font-name-complex="Arial" fo:language="en" fo:country="GB" style:language-complex="fa" style:country-complex="IR"/>
    </style:style>
    <style:style style:name="T662" style:parent-style-name="DefaultParagraphFont" style:family="text">
      <style:text-properties style:font-name-complex="Arial" fo:language="en" fo:country="GB" style:language-complex="fa" style:country-complex="IR"/>
    </style:style>
    <style:style style:name="T663" style:parent-style-name="DefaultParagraphFont" style:family="text">
      <style:text-properties style:font-name-complex="Arial" fo:language="en" fo:country="GB" style:language-complex="fa" style:country-complex="IR"/>
    </style:style>
    <style:style style:name="T664" style:parent-style-name="DefaultParagraphFont" style:family="text">
      <style:text-properties style:font-name-complex="Arial" fo:language="en" fo:country="GB" style:language-complex="fa" style:country-complex="IR"/>
    </style:style>
    <style:style style:name="T665" style:parent-style-name="DefaultParagraphFont" style:family="text">
      <style:text-properties style:font-name-complex="Arial" fo:language="en" fo:country="GB" style:language-complex="fa" style:country-complex="IR"/>
    </style:style>
    <style:style style:name="T666" style:parent-style-name="DefaultParagraphFont" style:family="text">
      <style:text-properties style:font-name-complex="Arial" fo:language="en" fo:country="GB" style:language-complex="fa" style:country-complex="IR"/>
    </style:style>
    <style:style style:name="T667" style:parent-style-name="DefaultParagraphFont" style:family="text">
      <style:text-properties style:font-name-complex="Arial" fo:language="en" fo:country="GB" style:language-complex="fa" style:country-complex="IR"/>
    </style:style>
    <style:style style:name="T668" style:parent-style-name="DefaultParagraphFont" style:family="text">
      <style:text-properties style:font-name-complex="Arial" fo:language="en" fo:country="GB" style:language-complex="fa" style:country-complex="IR"/>
    </style:style>
    <style:style style:name="T669" style:parent-style-name="DefaultParagraphFont" style:family="text">
      <style:text-properties style:font-name-complex="Arial" fo:language="en" fo:country="GB" style:language-complex="fa" style:country-complex="IR"/>
    </style:style>
    <style:style style:name="T670" style:parent-style-name="DefaultParagraphFont" style:family="text">
      <style:text-properties style:font-name-complex="Arial" fo:language="en" fo:country="GB" style:language-complex="fa" style:country-complex="IR"/>
    </style:style>
    <style:style style:name="T671" style:parent-style-name="DefaultParagraphFont" style:family="text">
      <style:text-properties style:font-name-complex="Arial" fo:language="en" fo:country="GB" style:language-complex="fa" style:country-complex="IR"/>
    </style:style>
    <style:style style:name="T672" style:parent-style-name="DefaultParagraphFont" style:family="text">
      <style:text-properties style:font-name-complex="Arial" fo:language="en" fo:country="GB" style:language-complex="fa" style:country-complex="IR"/>
    </style:style>
    <style:style style:name="T673" style:parent-style-name="DefaultParagraphFont" style:family="text">
      <style:text-properties style:font-name-complex="Arial" fo:language="en" fo:country="GB" style:language-complex="fa" style:country-complex="IR"/>
    </style:style>
    <style:style style:name="T674" style:parent-style-name="DefaultParagraphFont" style:family="text">
      <style:text-properties style:font-name-complex="Arial" fo:language="en" fo:country="GB" style:language-complex="fa" style:country-complex="IR"/>
    </style:style>
    <style:style style:name="T675" style:parent-style-name="DefaultParagraphFont" style:family="text">
      <style:text-properties style:font-name-complex="Arial" fo:language="en" fo:country="GB" style:language-complex="fa" style:country-complex="IR"/>
    </style:style>
    <style:style style:name="T676" style:parent-style-name="DefaultParagraphFont" style:family="text">
      <style:text-properties style:font-name-complex="Arial" fo:language="en" fo:country="GB" style:language-complex="fa" style:country-complex="IR"/>
    </style:style>
    <style:style style:name="T677" style:parent-style-name="DefaultParagraphFont" style:family="text">
      <style:text-properties style:font-name-complex="Arial" fo:language="en" fo:country="GB" style:language-complex="fa" style:country-complex="IR"/>
    </style:style>
    <style:style style:name="T678" style:parent-style-name="DefaultParagraphFont" style:family="text">
      <style:text-properties style:font-name-complex="Arial" fo:language="en" fo:country="GB" style:language-complex="fa" style:country-complex="IR"/>
    </style:style>
    <style:style style:name="T679" style:parent-style-name="DefaultParagraphFont" style:family="text">
      <style:text-properties style:font-name-complex="Arial" fo:language="en" fo:country="GB" style:language-complex="fa" style:country-complex="IR"/>
    </style:style>
    <style:style style:name="T680" style:parent-style-name="DefaultParagraphFont" style:family="text">
      <style:text-properties style:font-name-complex="Arial" fo:language="en" fo:country="GB" style:language-complex="fa" style:country-complex="IR"/>
    </style:style>
    <style:style style:name="T681" style:parent-style-name="DefaultParagraphFont" style:family="text">
      <style:text-properties style:font-name-complex="Arial" fo:language="en" fo:country="GB" style:language-complex="fa" style:country-complex="IR"/>
    </style:style>
    <style:style style:name="T682" style:parent-style-name="DefaultParagraphFont" style:family="text">
      <style:text-properties style:font-name-complex="Arial" fo:language="en" fo:country="GB" style:language-complex="fa" style:country-complex="IR"/>
    </style:style>
    <style:style style:name="T683" style:parent-style-name="DefaultParagraphFont" style:family="text">
      <style:text-properties style:font-name-complex="Arial" fo:language="en" fo:country="GB" style:language-complex="fa" style:country-complex="IR"/>
    </style:style>
    <style:style style:name="T684" style:parent-style-name="DefaultParagraphFont" style:family="text">
      <style:text-properties style:font-name-complex="Arial" fo:language="en" fo:country="GB" style:language-complex="fa" style:country-complex="IR"/>
    </style:style>
    <style:style style:name="T685" style:parent-style-name="DefaultParagraphFont" style:family="text">
      <style:text-properties style:font-name-complex="Arial" fo:language="en" fo:country="GB" style:language-complex="fa" style:country-complex="IR"/>
    </style:style>
    <style:style style:name="T686" style:parent-style-name="DefaultParagraphFont" style:family="text">
      <style:text-properties style:font-name-complex="Arial" fo:language="en" fo:country="GB" style:language-complex="fa" style:country-complex="IR"/>
    </style:style>
    <style:style style:name="T687" style:parent-style-name="DefaultParagraphFont" style:family="text">
      <style:text-properties style:font-name-complex="Arial" fo:language="en" fo:country="GB" style:language-complex="fa" style:country-complex="IR"/>
    </style:style>
    <style:style style:name="T688" style:parent-style-name="DefaultParagraphFont" style:family="text">
      <style:text-properties style:font-name-complex="Arial" fo:language="en" fo:country="GB" style:language-complex="fa" style:country-complex="IR"/>
    </style:style>
    <style:style style:name="T689" style:parent-style-name="DefaultParagraphFont" style:family="text">
      <style:text-properties style:font-name-complex="Arial" fo:language="en" fo:country="GB" style:language-complex="fa" style:country-complex="IR"/>
    </style:style>
    <style:style style:name="T690" style:parent-style-name="DefaultParagraphFont" style:family="text">
      <style:text-properties style:font-name-complex="Arial" fo:language="en" fo:country="GB" style:language-complex="fa" style:country-complex="IR"/>
    </style:style>
    <style:style style:name="T691" style:parent-style-name="DefaultParagraphFont" style:family="text">
      <style:text-properties style:font-name-complex="Arial" fo:language="en" fo:country="GB" style:language-complex="fa" style:country-complex="IR"/>
    </style:style>
    <style:style style:name="T692" style:parent-style-name="DefaultParagraphFont" style:family="text">
      <style:text-properties style:font-name-complex="Arial" fo:language="en" fo:country="GB" style:language-complex="fa" style:country-complex="IR"/>
    </style:style>
    <style:style style:name="T693" style:parent-style-name="DefaultParagraphFont" style:family="text">
      <style:text-properties style:font-name-complex="Arial" fo:language="en" fo:country="GB" style:language-complex="fa" style:country-complex="IR"/>
    </style:style>
    <style:style style:name="T694" style:parent-style-name="DefaultParagraphFont" style:family="text">
      <style:text-properties style:font-name-complex="Arial" fo:language="en" fo:country="GB" style:language-complex="fa" style:country-complex="IR"/>
    </style:style>
    <style:style style:name="T695" style:parent-style-name="DefaultParagraphFont" style:family="text">
      <style:text-properties style:font-name-complex="Arial" fo:language="en" fo:country="GB" style:language-complex="fa" style:country-complex="IR"/>
    </style:style>
    <style:style style:name="T696" style:parent-style-name="DefaultParagraphFont" style:family="text">
      <style:text-properties style:font-name-complex="Arial" fo:language="en" fo:country="GB" style:language-complex="fa" style:country-complex="IR"/>
    </style:style>
    <style:style style:name="T697" style:parent-style-name="DefaultParagraphFont" style:family="text">
      <style:text-properties style:font-name-complex="Arial" fo:language="en" fo:country="GB" style:language-complex="fa" style:country-complex="IR"/>
    </style:style>
    <style:style style:name="T698" style:parent-style-name="DefaultParagraphFont" style:family="text">
      <style:text-properties style:font-name-complex="Arial" fo:language="en" fo:country="GB" style:language-complex="fa" style:country-complex="IR"/>
    </style:style>
    <style:style style:name="T699" style:parent-style-name="DefaultParagraphFont" style:family="text">
      <style:text-properties style:font-name-complex="Arial" fo:language="en" fo:country="GB" style:language-complex="fa" style:country-complex="IR"/>
    </style:style>
    <style:style style:name="T700" style:parent-style-name="DefaultParagraphFont" style:family="text">
      <style:text-properties style:font-name-complex="Arial" fo:language="en" fo:country="GB" style:language-complex="fa" style:country-complex="IR"/>
    </style:style>
    <style:style style:name="T701" style:parent-style-name="DefaultParagraphFont" style:family="text">
      <style:text-properties style:font-name-complex="Arial" fo:language="en" fo:country="GB" style:language-complex="fa" style:country-complex="IR"/>
    </style:style>
    <style:style style:name="T702" style:parent-style-name="DefaultParagraphFont" style:family="text">
      <style:text-properties style:font-name-complex="Arial" fo:language="en" fo:country="GB" style:language-complex="fa" style:country-complex="IR"/>
    </style:style>
    <style:style style:name="T703" style:parent-style-name="DefaultParagraphFont" style:family="text">
      <style:text-properties style:font-name-complex="Arial" fo:language="en" fo:country="GB" style:language-complex="fa" style:country-complex="IR"/>
    </style:style>
    <style:style style:name="P704" style:parent-style-name="Normal" style:family="paragraph">
      <style:paragraph-properties style:writing-mode="rl-tb"/>
    </style:style>
    <style:style style:name="T705" style:parent-style-name="DefaultParagraphFont" style:family="text">
      <style:text-properties style:font-name-complex="Arial" fo:language="en" fo:country="GB" style:language-complex="fa" style:country-complex="IR"/>
    </style:style>
    <style:style style:name="T706" style:parent-style-name="DefaultParagraphFont" style:family="text">
      <style:text-properties style:font-name-complex="Arial" fo:language="en" fo:country="GB" style:language-complex="fa" style:country-complex="IR"/>
    </style:style>
    <style:style style:name="T707" style:parent-style-name="DefaultParagraphFont" style:family="text">
      <style:text-properties style:font-name-complex="Arial" fo:language="en" fo:country="GB" style:language-complex="fa" style:country-complex="IR"/>
    </style:style>
    <style:style style:name="T708" style:parent-style-name="DefaultParagraphFont" style:family="text">
      <style:text-properties style:font-name-complex="Arial" fo:language="en" fo:country="GB" style:language-complex="fa" style:country-complex="IR"/>
    </style:style>
    <style:style style:name="T709" style:parent-style-name="DefaultParagraphFont" style:family="text">
      <style:text-properties style:font-name-complex="Arial" fo:language="en" fo:country="GB" style:language-complex="fa" style:country-complex="IR"/>
    </style:style>
    <style:style style:name="T710" style:parent-style-name="DefaultParagraphFont" style:family="text">
      <style:text-properties style:font-name-complex="Arial" fo:language="en" fo:country="GB" style:language-complex="fa" style:country-complex="IR"/>
    </style:style>
    <style:style style:name="T711" style:parent-style-name="DefaultParagraphFont" style:family="text">
      <style:text-properties style:font-name-complex="Arial" fo:language="en" fo:country="GB" style:language-complex="fa" style:country-complex="IR"/>
    </style:style>
    <style:style style:name="T712" style:parent-style-name="DefaultParagraphFont" style:family="text">
      <style:text-properties style:font-name-complex="Arial" fo:language="en" fo:country="GB" style:language-complex="fa" style:country-complex="IR"/>
    </style:style>
    <style:style style:name="T713" style:parent-style-name="DefaultParagraphFont" style:family="text">
      <style:text-properties style:font-name-complex="Arial" fo:language="en" fo:country="GB" style:language-complex="fa" style:country-complex="IR"/>
    </style:style>
    <style:style style:name="T714" style:parent-style-name="DefaultParagraphFont" style:family="text">
      <style:text-properties style:font-name-complex="Arial" fo:language="en" fo:country="GB" style:language-complex="fa" style:country-complex="IR"/>
    </style:style>
    <style:style style:name="T715" style:parent-style-name="DefaultParagraphFont" style:family="text">
      <style:text-properties style:font-name-complex="Arial" fo:language="en" fo:country="GB" style:language-complex="fa" style:country-complex="IR"/>
    </style:style>
    <style:style style:name="T716" style:parent-style-name="DefaultParagraphFont" style:family="text">
      <style:text-properties style:font-name-complex="Arial" fo:language="en" fo:country="GB" style:language-complex="fa" style:country-complex="IR"/>
    </style:style>
    <style:style style:name="T717" style:parent-style-name="DefaultParagraphFont" style:family="text">
      <style:text-properties style:font-name-complex="Arial" fo:language="en" fo:country="GB" style:language-complex="fa" style:country-complex="IR"/>
    </style:style>
    <style:style style:name="T718" style:parent-style-name="DefaultParagraphFont" style:family="text">
      <style:text-properties style:font-name-complex="Arial" fo:language="en" fo:country="GB" style:language-complex="fa" style:country-complex="IR"/>
    </style:style>
    <style:style style:name="T719" style:parent-style-name="DefaultParagraphFont" style:family="text">
      <style:text-properties style:font-name-complex="Arial" fo:language="en" fo:country="GB" style:language-complex="fa" style:country-complex="IR"/>
    </style:style>
    <style:style style:name="P720" style:parent-style-name="Normal" style:family="paragraph">
      <style:paragraph-properties style:writing-mode="rl-tb"/>
    </style:style>
    <style:style style:name="T721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722" style:parent-style-name="DefaultParagraphFont" style:family="text">
      <style:text-properties style:font-name-complex="Arial" fo:language="en" fo:country="GB" style:language-complex="fa" style:country-complex="IR"/>
    </style:style>
    <style:style style:name="T723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724" style:parent-style-name="DefaultParagraphFont" style:family="text">
      <style:text-properties style:font-name-complex="Arial" fo:language="en" fo:country="GB" style:language-complex="fa" style:country-complex="IR"/>
    </style:style>
    <style:style style:name="T725" style:parent-style-name="DefaultParagraphFont" style:family="text">
      <style:text-properties style:language-complex="fa" style:country-complex="IR"/>
    </style:style>
    <style:style style:name="T726" style:parent-style-name="DefaultParagraphFont" style:family="text">
      <style:text-properties style:font-name-complex="Arial" fo:language="en" fo:country="GB" style:language-complex="fa" style:country-complex="IR"/>
    </style:style>
    <style:style style:name="T727" style:parent-style-name="DefaultParagraphFont" style:family="text">
      <style:text-properties style:font-name-complex="Arial" fo:language="en" fo:country="GB" style:language-complex="fa" style:country-complex="IR"/>
    </style:style>
    <style:style style:name="T728" style:parent-style-name="DefaultParagraphFont" style:family="text">
      <style:text-properties style:font-name-complex="Arial" fo:language="en" fo:country="GB" style:language-complex="fa" style:country-complex="IR"/>
    </style:style>
    <style:style style:name="T729" style:parent-style-name="DefaultParagraphFont" style:family="text">
      <style:text-properties style:font-name-complex="Arial" fo:language="en" fo:country="GB" style:language-complex="fa" style:country-complex="IR"/>
    </style:style>
    <style:style style:name="T730" style:parent-style-name="DefaultParagraphFont" style:family="text">
      <style:text-properties style:font-name-complex="Arial" fo:language="en" fo:country="GB" style:language-complex="fa" style:country-complex="IR"/>
    </style:style>
    <style:style style:name="T731" style:parent-style-name="DefaultParagraphFont" style:family="text">
      <style:text-properties style:font-name-complex="Arial" fo:language="en" fo:country="GB" style:language-complex="fa" style:country-complex="IR"/>
    </style:style>
    <style:style style:name="T732" style:parent-style-name="DefaultParagraphFont" style:family="text">
      <style:text-properties style:font-name-complex="Arial" fo:language="en" fo:country="GB" style:language-complex="fa" style:country-complex="IR"/>
    </style:style>
    <style:style style:name="T733" style:parent-style-name="DefaultParagraphFont" style:family="text">
      <style:text-properties style:font-name-complex="Arial" fo:language="en" fo:country="GB" style:language-complex="fa" style:country-complex="IR"/>
    </style:style>
    <style:style style:name="T734" style:parent-style-name="DefaultParagraphFont" style:family="text">
      <style:text-properties style:font-name-complex="Arial" fo:language="en" fo:country="GB" style:language-complex="fa" style:country-complex="IR"/>
    </style:style>
    <style:style style:name="T735" style:parent-style-name="DefaultParagraphFont" style:family="text">
      <style:text-properties style:font-name-complex="Arial" fo:language="en" fo:country="GB" style:language-complex="fa" style:country-complex="IR"/>
    </style:style>
    <style:style style:name="T736" style:parent-style-name="DefaultParagraphFont" style:family="text">
      <style:text-properties style:font-name-complex="Arial" fo:language="en" fo:country="GB" style:language-complex="fa" style:country-complex="IR"/>
    </style:style>
    <style:style style:name="T737" style:parent-style-name="DefaultParagraphFont" style:family="text">
      <style:text-properties style:font-name-complex="Arial" fo:language="en" fo:country="GB" style:language-complex="fa" style:country-complex="IR"/>
    </style:style>
    <style:style style:name="T738" style:parent-style-name="DefaultParagraphFont" style:family="text">
      <style:text-properties style:font-name-complex="Arial" fo:language="en" fo:country="GB" style:language-complex="fa" style:country-complex="IR"/>
    </style:style>
    <style:style style:name="T739" style:parent-style-name="DefaultParagraphFont" style:family="text">
      <style:text-properties style:font-name-complex="Arial" fo:language="en" fo:country="GB" style:language-complex="fa" style:country-complex="IR"/>
    </style:style>
    <style:style style:name="T740" style:parent-style-name="DefaultParagraphFont" style:family="text">
      <style:text-properties style:font-name-complex="Arial" fo:language="en" fo:country="GB" style:language-complex="fa" style:country-complex="IR"/>
    </style:style>
    <style:style style:name="P741" style:parent-style-name="Normal" style:family="paragraph">
      <style:paragraph-properties style:writing-mode="rl-tb"/>
    </style:style>
    <style:style style:name="T742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743" style:parent-style-name="DefaultParagraphFont" style:family="text">
      <style:text-properties style:font-name-complex="Arial" fo:language="en" fo:country="GB" style:language-complex="fa" style:country-complex="IR"/>
    </style:style>
    <style:style style:name="T744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745" style:parent-style-name="DefaultParagraphFont" style:family="text">
      <style:text-properties style:font-name-complex="Arial" fo:language="en" fo:country="GB" style:language-complex="fa" style:country-complex="IR"/>
    </style:style>
    <style:style style:name="T746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747" style:parent-style-name="DefaultParagraphFont" style:family="text">
      <style:text-properties style:font-name-complex="Arial" fo:language="en" fo:country="GB" style:language-complex="fa" style:country-complex="IR"/>
    </style:style>
    <style:style style:name="T748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749" style:parent-style-name="DefaultParagraphFont" style:family="text">
      <style:text-properties style:font-name-complex="Arial" fo:language="en" fo:country="GB" style:language-complex="fa" style:country-complex="IR"/>
    </style:style>
    <style:style style:name="T750" style:parent-style-name="DefaultParagraphFont" style:family="text">
      <style:text-properties style:font-name-complex="Arial" fo:language="en" fo:country="GB" style:language-complex="fa" style:country-complex="IR"/>
    </style:style>
    <style:style style:name="T751" style:parent-style-name="DefaultParagraphFont" style:family="text">
      <style:text-properties style:font-name-complex="Arial" fo:language="en" fo:country="GB" style:language-complex="fa" style:country-complex="IR"/>
    </style:style>
    <style:style style:name="T752" style:parent-style-name="DefaultParagraphFont" style:family="text">
      <style:text-properties style:font-name-complex="Arial" fo:language="en" fo:country="GB" style:language-complex="fa" style:country-complex="IR"/>
    </style:style>
    <style:style style:name="T753" style:parent-style-name="DefaultParagraphFont" style:family="text">
      <style:text-properties style:font-name-complex="Arial" fo:language="en" fo:country="GB" style:language-complex="fa" style:country-complex="IR"/>
    </style:style>
    <style:style style:name="T754" style:parent-style-name="DefaultParagraphFont" style:family="text">
      <style:text-properties style:font-name-complex="Arial" fo:language="en" fo:country="GB" style:language-complex="fa" style:country-complex="IR"/>
    </style:style>
    <style:style style:name="T755" style:parent-style-name="DefaultParagraphFont" style:family="text">
      <style:text-properties style:font-name-complex="Arial" fo:language="en" fo:country="GB" style:language-complex="fa" style:country-complex="IR"/>
    </style:style>
    <style:style style:name="T756" style:parent-style-name="DefaultParagraphFont" style:family="text">
      <style:text-properties style:font-name-complex="Arial" fo:language="en" fo:country="GB" style:language-complex="fa" style:country-complex="IR"/>
    </style:style>
    <style:style style:name="T757" style:parent-style-name="DefaultParagraphFont" style:family="text">
      <style:text-properties style:font-name-complex="Arial" fo:language="en" fo:country="GB" style:language-complex="fa" style:country-complex="IR"/>
    </style:style>
    <style:style style:name="P758" style:parent-style-name="Normal" style:family="paragraph">
      <style:paragraph-properties style:writing-mode="rl-tb"/>
    </style:style>
    <style:style style:name="T759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760" style:parent-style-name="DefaultParagraphFont" style:family="text">
      <style:text-properties style:font-name-complex="Arial" fo:language="en" fo:country="GB" style:language-complex="fa" style:country-complex="IR"/>
    </style:style>
    <style:style style:name="T761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762" style:parent-style-name="DefaultParagraphFont" style:family="text">
      <style:text-properties style:font-name-complex="Arial" fo:language="en" fo:country="GB" style:language-complex="fa" style:country-complex="IR"/>
    </style:style>
    <style:style style:name="T763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764" style:parent-style-name="DefaultParagraphFont" style:family="text">
      <style:text-properties style:font-name-complex="Arial" fo:language="en" fo:country="GB" style:language-complex="fa" style:country-complex="IR"/>
    </style:style>
    <style:style style:name="T765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766" style:parent-style-name="DefaultParagraphFont" style:family="text">
      <style:text-properties style:font-name-complex="Arial" fo:language="en" fo:country="GB" style:language-complex="fa" style:country-complex="IR"/>
    </style:style>
    <style:style style:name="T767" style:parent-style-name="DefaultParagraphFont" style:family="text">
      <style:text-properties style:font-name-complex="Arial" fo:language="en" fo:country="GB" style:language-complex="fa" style:country-complex="IR"/>
    </style:style>
    <style:style style:name="T768" style:parent-style-name="DefaultParagraphFont" style:family="text">
      <style:text-properties style:font-name-complex="Arial" fo:language="en" fo:country="GB" style:language-complex="fa" style:country-complex="IR"/>
    </style:style>
    <style:style style:name="T769" style:parent-style-name="DefaultParagraphFont" style:family="text">
      <style:text-properties style:font-name-complex="Arial" fo:language="en" fo:country="GB" style:language-complex="fa" style:country-complex="IR"/>
    </style:style>
    <style:style style:name="T770" style:parent-style-name="DefaultParagraphFont" style:family="text">
      <style:text-properties style:font-name-complex="Arial" fo:language="en" fo:country="GB" style:language-complex="fa" style:country-complex="IR"/>
    </style:style>
    <style:style style:name="P771" style:parent-style-name="Normal" style:family="paragraph">
      <style:paragraph-properties style:writing-mode="rl-tb"/>
    </style:style>
    <style:style style:name="T772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773" style:parent-style-name="DefaultParagraphFont" style:family="text">
      <style:text-properties style:font-name-complex="Arial" fo:language="en" fo:country="GB" style:language-complex="fa" style:country-complex="IR"/>
    </style:style>
    <style:style style:name="T774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775" style:parent-style-name="DefaultParagraphFont" style:family="text">
      <style:text-properties style:font-name-complex="Arial" fo:language="en" fo:country="GB" style:language-complex="fa" style:country-complex="IR"/>
    </style:style>
    <style:style style:name="T776" style:parent-style-name="DefaultParagraphFont" style:family="text">
      <style:text-properties style:language-complex="fa" style:country-complex="IR"/>
    </style:style>
    <style:style style:name="T777" style:parent-style-name="DefaultParagraphFont" style:family="text">
      <style:text-properties style:font-name-complex="Arial" fo:language="en" fo:country="GB" style:language-complex="fa" style:country-complex="IR"/>
    </style:style>
    <style:style style:name="T778" style:parent-style-name="DefaultParagraphFont" style:family="text">
      <style:text-properties style:font-name-complex="Arial" fo:language="en" fo:country="GB" style:language-complex="fa" style:country-complex="IR"/>
    </style:style>
    <style:style style:name="T779" style:parent-style-name="DefaultParagraphFont" style:family="text">
      <style:text-properties style:font-name-complex="Arial" fo:language="en" fo:country="GB" style:language-complex="fa" style:country-complex="IR"/>
    </style:style>
    <style:style style:name="T780" style:parent-style-name="DefaultParagraphFont" style:family="text">
      <style:text-properties style:font-name-complex="Arial" fo:language="en" fo:country="GB" style:language-complex="fa" style:country-complex="IR"/>
    </style:style>
    <style:style style:name="T781" style:parent-style-name="DefaultParagraphFont" style:family="text">
      <style:text-properties style:font-name-complex="Arial" fo:language="en" fo:country="GB" style:language-complex="fa" style:country-complex="IR"/>
    </style:style>
    <style:style style:name="T782" style:parent-style-name="DefaultParagraphFont" style:family="text">
      <style:text-properties style:font-name-complex="Arial" fo:language="en" fo:country="GB" style:language-complex="fa" style:country-complex="IR"/>
    </style:style>
    <style:style style:name="T783" style:parent-style-name="DefaultParagraphFont" style:family="text">
      <style:text-properties style:font-name-complex="Arial" fo:language="en" fo:country="GB" style:language-complex="fa" style:country-complex="IR"/>
    </style:style>
    <style:style style:name="T784" style:parent-style-name="DefaultParagraphFont" style:family="text">
      <style:text-properties style:font-name-complex="Arial" fo:language="en" fo:country="GB" style:language-complex="fa" style:country-complex="IR"/>
    </style:style>
    <style:style style:name="T785" style:parent-style-name="DefaultParagraphFont" style:family="text">
      <style:text-properties style:font-name-complex="Arial" fo:language="en" fo:country="GB" style:language-complex="fa" style:country-complex="IR"/>
    </style:style>
    <style:style style:name="T786" style:parent-style-name="DefaultParagraphFont" style:family="text">
      <style:text-properties style:font-name-complex="Arial" fo:language="en" fo:country="GB" style:language-complex="fa" style:country-complex="IR"/>
    </style:style>
    <style:style style:name="T787" style:parent-style-name="DefaultParagraphFont" style:family="text">
      <style:text-properties style:font-name-complex="Arial" fo:language="en" fo:country="GB" style:language-complex="fa" style:country-complex="IR"/>
    </style:style>
    <style:style style:name="T788" style:parent-style-name="DefaultParagraphFont" style:family="text">
      <style:text-properties style:font-name-complex="Arial" fo:language="en" fo:country="GB" style:language-complex="fa" style:country-complex="IR"/>
    </style:style>
    <style:style style:name="P789" style:parent-style-name="Normal" style:family="paragraph">
      <style:paragraph-properties style:writing-mode="rl-tb"/>
    </style:style>
    <style:style style:name="T790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791" style:parent-style-name="DefaultParagraphFont" style:family="text">
      <style:text-properties style:font-name-complex="Arial" fo:language="en" fo:country="GB" style:language-complex="fa" style:country-complex="IR"/>
    </style:style>
    <style:style style:name="T792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793" style:parent-style-name="DefaultParagraphFont" style:family="text">
      <style:text-properties style:font-name-complex="Arial" fo:language="en" fo:country="GB" style:language-complex="fa" style:country-complex="IR"/>
    </style:style>
    <style:style style:name="T794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795" style:parent-style-name="DefaultParagraphFont" style:family="text">
      <style:text-properties style:font-name-complex="Arial" fo:language="en" fo:country="GB" style:language-complex="fa" style:country-complex="IR"/>
    </style:style>
    <style:style style:name="T796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797" style:parent-style-name="DefaultParagraphFont" style:family="text">
      <style:text-properties style:font-name-complex="Arial" fo:language="en" fo:country="GB" style:language-complex="fa" style:country-complex="IR"/>
    </style:style>
    <style:style style:name="T798" style:parent-style-name="DefaultParagraphFont" style:family="text">
      <style:text-properties style:font-name-complex="Arial" fo:language="en" fo:country="GB" style:language-complex="fa" style:country-complex="IR"/>
    </style:style>
    <style:style style:name="T799" style:parent-style-name="DefaultParagraphFont" style:family="text">
      <style:text-properties style:font-name-complex="Arial" fo:language="en" fo:country="GB" style:language-complex="fa" style:country-complex="IR"/>
    </style:style>
    <style:style style:name="T800" style:parent-style-name="DefaultParagraphFont" style:family="text">
      <style:text-properties style:font-name-complex="Arial" fo:language="en" fo:country="GB" style:language-complex="fa" style:country-complex="IR"/>
    </style:style>
    <style:style style:name="T801" style:parent-style-name="DefaultParagraphFont" style:family="text">
      <style:text-properties style:font-name-complex="Arial" fo:language="en" fo:country="GB" style:language-complex="fa" style:country-complex="IR"/>
    </style:style>
    <style:style style:name="T802" style:parent-style-name="DefaultParagraphFont" style:family="text">
      <style:text-properties style:font-name-complex="Arial" fo:language="en" fo:country="GB" style:language-complex="fa" style:country-complex="IR"/>
    </style:style>
    <style:style style:name="T803" style:parent-style-name="DefaultParagraphFont" style:family="text">
      <style:text-properties style:font-name-complex="Arial" fo:language="en" fo:country="GB" style:language-complex="fa" style:country-complex="IR"/>
    </style:style>
    <style:style style:name="T804" style:parent-style-name="DefaultParagraphFont" style:family="text">
      <style:text-properties style:font-name-complex="Arial" fo:language="en" fo:country="GB" style:language-complex="fa" style:country-complex="IR"/>
    </style:style>
    <style:style style:name="T805" style:parent-style-name="DefaultParagraphFont" style:family="text">
      <style:text-properties style:font-name-complex="Arial" fo:language="en" fo:country="GB" style:language-complex="fa" style:country-complex="IR"/>
    </style:style>
    <style:style style:name="T806" style:parent-style-name="DefaultParagraphFont" style:family="text">
      <style:text-properties style:font-name-complex="Arial" fo:language="en" fo:country="GB" style:language-complex="fa" style:country-complex="IR"/>
    </style:style>
    <style:style style:name="P807" style:parent-style-name="Normal" style:family="paragraph">
      <style:paragraph-properties style:writing-mode="rl-tb"/>
    </style:style>
    <style:style style:name="T808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809" style:parent-style-name="DefaultParagraphFont" style:family="text">
      <style:text-properties style:font-name-complex="Arial" fo:language="en" fo:country="GB" style:language-complex="fa" style:country-complex="IR"/>
    </style:style>
    <style:style style:name="T810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811" style:parent-style-name="DefaultParagraphFont" style:family="text">
      <style:text-properties style:font-name-complex="Arial" fo:language="en" fo:country="GB" style:language-complex="fa" style:country-complex="IR"/>
    </style:style>
    <style:style style:name="T812" style:parent-style-name="DefaultParagraphFont" style:family="text">
      <style:text-properties style:language-complex="fa" style:country-complex="IR"/>
    </style:style>
    <style:style style:name="T813" style:parent-style-name="DefaultParagraphFont" style:family="text">
      <style:text-properties style:font-name-complex="Arial" fo:language="en" fo:country="GB" style:language-complex="fa" style:country-complex="IR"/>
    </style:style>
    <style:style style:name="T814" style:parent-style-name="DefaultParagraphFont" style:family="text">
      <style:text-properties style:font-name-complex="Arial" fo:language="en" fo:country="GB" style:language-complex="fa" style:country-complex="IR"/>
    </style:style>
    <style:style style:name="T815" style:parent-style-name="DefaultParagraphFont" style:family="text">
      <style:text-properties style:font-name-complex="Arial" fo:language="en" fo:country="GB" style:language-complex="fa" style:country-complex="IR"/>
    </style:style>
    <style:style style:name="T816" style:parent-style-name="DefaultParagraphFont" style:family="text">
      <style:text-properties style:font-name-complex="Arial" fo:language="en" fo:country="GB" style:language-complex="fa" style:country-complex="IR"/>
    </style:style>
    <style:style style:name="T817" style:parent-style-name="DefaultParagraphFont" style:family="text">
      <style:text-properties style:font-name-complex="Arial" fo:language="en" fo:country="GB" style:language-complex="fa" style:country-complex="IR"/>
    </style:style>
    <style:style style:name="T818" style:parent-style-name="DefaultParagraphFont" style:family="text">
      <style:text-properties style:font-name-complex="Arial" fo:language="en" fo:country="GB" style:language-complex="fa" style:country-complex="IR"/>
    </style:style>
    <style:style style:name="T819" style:parent-style-name="DefaultParagraphFont" style:family="text">
      <style:text-properties style:font-name-complex="Arial" fo:language="en" fo:country="GB" style:language-complex="fa" style:country-complex="IR"/>
    </style:style>
    <style:style style:name="T820" style:parent-style-name="DefaultParagraphFont" style:family="text">
      <style:text-properties style:font-name-complex="Arial" fo:language="en" fo:country="GB" style:language-complex="fa" style:country-complex="IR"/>
    </style:style>
    <style:style style:name="T821" style:parent-style-name="DefaultParagraphFont" style:family="text">
      <style:text-properties style:font-name-complex="Arial" fo:language="en" fo:country="GB" style:language-complex="fa" style:country-complex="IR"/>
    </style:style>
    <style:style style:name="T822" style:parent-style-name="DefaultParagraphFont" style:family="text">
      <style:text-properties style:font-name-complex="Arial" fo:language="en" fo:country="GB" style:language-complex="fa" style:country-complex="IR"/>
    </style:style>
    <style:style style:name="T823" style:parent-style-name="DefaultParagraphFont" style:family="text">
      <style:text-properties style:font-name-complex="Arial" fo:language="en" fo:country="GB" style:language-complex="fa" style:country-complex="IR"/>
    </style:style>
    <style:style style:name="T824" style:parent-style-name="DefaultParagraphFont" style:family="text">
      <style:text-properties style:font-name-complex="Arial" fo:language="en" fo:country="GB" style:language-complex="fa" style:country-complex="IR"/>
    </style:style>
    <style:style style:name="T825" style:parent-style-name="DefaultParagraphFont" style:family="text">
      <style:text-properties style:font-name-complex="Arial" fo:language="en" fo:country="GB" style:language-complex="fa" style:country-complex="IR"/>
    </style:style>
    <style:style style:name="P826" style:parent-style-name="Normal" style:family="paragraph">
      <style:paragraph-properties style:writing-mode="rl-tb"/>
    </style:style>
    <style:style style:name="T827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828" style:parent-style-name="DefaultParagraphFont" style:family="text">
      <style:text-properties style:font-name-complex="Arial" fo:language="en" fo:country="GB" style:language-complex="fa" style:country-complex="IR"/>
    </style:style>
    <style:style style:name="T829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830" style:parent-style-name="DefaultParagraphFont" style:family="text">
      <style:text-properties style:font-name-complex="Arial" fo:language="en" fo:country="GB" style:language-complex="fa" style:country-complex="IR"/>
    </style:style>
    <style:style style:name="T831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832" style:parent-style-name="DefaultParagraphFont" style:family="text">
      <style:text-properties style:font-name-complex="Arial" fo:language="en" fo:country="GB" style:language-complex="fa" style:country-complex="IR"/>
    </style:style>
    <style:style style:name="T833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834" style:parent-style-name="DefaultParagraphFont" style:family="text">
      <style:text-properties style:font-name-complex="Arial" fo:language="en" fo:country="GB" style:language-complex="fa" style:country-complex="IR"/>
    </style:style>
    <style:style style:name="T835" style:parent-style-name="DefaultParagraphFont" style:family="text">
      <style:text-properties style:font-name-complex="Arial" fo:language="en" fo:country="GB" style:language-complex="fa" style:country-complex="IR"/>
    </style:style>
    <style:style style:name="T836" style:parent-style-name="DefaultParagraphFont" style:family="text">
      <style:text-properties style:font-name-complex="Arial" fo:language="en" fo:country="GB" style:language-complex="fa" style:country-complex="IR"/>
    </style:style>
    <style:style style:name="T837" style:parent-style-name="DefaultParagraphFont" style:family="text">
      <style:text-properties style:font-name-complex="Arial" fo:language="en" fo:country="GB" style:language-complex="fa" style:country-complex="IR"/>
    </style:style>
    <style:style style:name="T838" style:parent-style-name="DefaultParagraphFont" style:family="text">
      <style:text-properties style:font-name-complex="Arial" fo:language="en" fo:country="GB" style:language-complex="fa" style:country-complex="IR"/>
    </style:style>
    <style:style style:name="T839" style:parent-style-name="DefaultParagraphFont" style:family="text">
      <style:text-properties style:font-name-complex="Arial" fo:language="en" fo:country="GB" style:language-complex="fa" style:country-complex="IR"/>
    </style:style>
    <style:style style:name="T840" style:parent-style-name="DefaultParagraphFont" style:family="text">
      <style:text-properties style:font-name-complex="Arial" fo:language="en" fo:country="GB" style:language-complex="fa" style:country-complex="IR"/>
    </style:style>
    <style:style style:name="T841" style:parent-style-name="DefaultParagraphFont" style:family="text">
      <style:text-properties style:font-name-complex="Arial" fo:language="en" fo:country="GB" style:language-complex="fa" style:country-complex="IR"/>
    </style:style>
    <style:style style:name="T842" style:parent-style-name="DefaultParagraphFont" style:family="text">
      <style:text-properties style:font-name-complex="Arial" fo:language="en" fo:country="GB" style:language-complex="fa" style:country-complex="IR"/>
    </style:style>
    <style:style style:name="T843" style:parent-style-name="DefaultParagraphFont" style:family="text">
      <style:text-properties style:font-name-complex="Arial" fo:language="en" fo:country="GB" style:language-complex="fa" style:country-complex="IR"/>
    </style:style>
    <style:style style:name="P844" style:parent-style-name="Normal" style:family="paragraph">
      <style:paragraph-properties style:writing-mode="rl-tb"/>
    </style:style>
    <style:style style:name="T845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846" style:parent-style-name="DefaultParagraphFont" style:family="text">
      <style:text-properties style:font-name-complex="Arial" fo:language="en" fo:country="GB" style:language-complex="fa" style:country-complex="IR"/>
    </style:style>
    <style:style style:name="T847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848" style:parent-style-name="DefaultParagraphFont" style:family="text">
      <style:text-properties style:font-name-complex="Arial" fo:language="en" fo:country="GB" style:language-complex="fa" style:country-complex="IR"/>
    </style:style>
    <style:style style:name="T849" style:parent-style-name="DefaultParagraphFont" style:family="text">
      <style:text-properties style:language-complex="fa" style:country-complex="IR"/>
    </style:style>
    <style:style style:name="T850" style:parent-style-name="DefaultParagraphFont" style:family="text">
      <style:text-properties style:font-name-complex="Arial" fo:language="en" fo:country="GB" style:language-complex="fa" style:country-complex="IR"/>
    </style:style>
    <style:style style:name="T851" style:parent-style-name="DefaultParagraphFont" style:family="text">
      <style:text-properties style:font-name-complex="Arial" fo:language="en" fo:country="GB" style:language-complex="fa" style:country-complex="IR"/>
    </style:style>
    <style:style style:name="T852" style:parent-style-name="DefaultParagraphFont" style:family="text">
      <style:text-properties style:font-name-complex="Arial" fo:language="en" fo:country="GB" style:language-complex="fa" style:country-complex="IR"/>
    </style:style>
    <style:style style:name="T853" style:parent-style-name="DefaultParagraphFont" style:family="text">
      <style:text-properties style:font-name-complex="Arial" fo:language="en" fo:country="GB" style:language-complex="fa" style:country-complex="IR"/>
    </style:style>
    <style:style style:name="T854" style:parent-style-name="DefaultParagraphFont" style:family="text">
      <style:text-properties style:font-name-complex="Arial" fo:language="en" fo:country="GB" style:language-complex="fa" style:country-complex="IR"/>
    </style:style>
    <style:style style:name="T855" style:parent-style-name="DefaultParagraphFont" style:family="text">
      <style:text-properties style:font-name-complex="Arial" fo:language="en" fo:country="GB" style:language-complex="fa" style:country-complex="IR"/>
    </style:style>
    <style:style style:name="T856" style:parent-style-name="DefaultParagraphFont" style:family="text">
      <style:text-properties style:font-name-complex="Arial" fo:language="en" fo:country="GB" style:language-complex="fa" style:country-complex="IR"/>
    </style:style>
    <style:style style:name="T857" style:parent-style-name="DefaultParagraphFont" style:family="text">
      <style:text-properties style:font-name-complex="Arial" fo:language="en" fo:country="GB" style:language-complex="fa" style:country-complex="IR"/>
    </style:style>
    <style:style style:name="T858" style:parent-style-name="DefaultParagraphFont" style:family="text">
      <style:text-properties style:font-name-complex="Arial" fo:language="en" fo:country="GB" style:language-complex="fa" style:country-complex="IR"/>
    </style:style>
    <style:style style:name="T859" style:parent-style-name="DefaultParagraphFont" style:family="text">
      <style:text-properties style:font-name-complex="Arial" fo:language="en" fo:country="GB" style:language-complex="fa" style:country-complex="IR"/>
    </style:style>
    <style:style style:name="T860" style:parent-style-name="DefaultParagraphFont" style:family="text">
      <style:text-properties style:font-name-complex="Arial" fo:language="en" fo:country="GB" style:language-complex="fa" style:country-complex="IR"/>
    </style:style>
    <style:style style:name="T861" style:parent-style-name="DefaultParagraphFont" style:family="text">
      <style:text-properties style:font-name-complex="Arial" fo:language="en" fo:country="GB" style:language-complex="fa" style:country-complex="IR"/>
    </style:style>
    <style:style style:name="T862" style:parent-style-name="DefaultParagraphFont" style:family="text">
      <style:text-properties style:font-name-complex="Arial" fo:language="en" fo:country="GB" style:language-complex="fa" style:country-complex="IR"/>
    </style:style>
    <style:style style:name="P863" style:parent-style-name="Normal" style:family="paragraph">
      <style:paragraph-properties style:writing-mode="rl-tb"/>
      <style:text-properties style:font-name-complex="Arial" fo:language="en" fo:country="GB" style:language-complex="fa" style:country-complex="IR"/>
    </style:style>
    <style:style style:name="P864" style:parent-style-name="Normal" style:family="paragraph">
      <style:paragraph-properties style:writing-mode="rl-tb"/>
    </style:style>
    <style:style style:name="T865" style:parent-style-name="DefaultParagraphFont" style:family="text">
      <style:text-properties style:font-name-complex="Arial" fo:language="en" fo:country="GB" style:language-complex="fa" style:country-complex="IR"/>
    </style:style>
    <style:style style:name="T866" style:parent-style-name="DefaultParagraphFont" style:family="text">
      <style:text-properties style:font-name-complex="Arial" fo:language="en" fo:country="GB" style:language-complex="fa" style:country-complex="IR"/>
    </style:style>
    <style:style style:name="T867" style:parent-style-name="DefaultParagraphFont" style:family="text">
      <style:text-properties style:font-name-complex="Arial" fo:language="en" fo:country="GB" style:language-complex="fa" style:country-complex="IR"/>
    </style:style>
    <style:style style:name="T868" style:parent-style-name="DefaultParagraphFont" style:family="text">
      <style:text-properties style:font-name-complex="Arial" fo:language="en" fo:country="GB" style:language-complex="fa" style:country-complex="IR"/>
    </style:style>
    <style:style style:name="T869" style:parent-style-name="DefaultParagraphFont" style:family="text">
      <style:text-properties style:font-name-complex="Arial" fo:language="en" fo:country="GB" style:language-complex="fa" style:country-complex="IR"/>
    </style:style>
    <style:style style:name="T870" style:parent-style-name="DefaultParagraphFont" style:family="text">
      <style:text-properties style:font-name-complex="Arial" fo:language="en" fo:country="GB" style:language-complex="fa" style:country-complex="IR"/>
    </style:style>
    <style:style style:name="T871" style:parent-style-name="DefaultParagraphFont" style:family="text">
      <style:text-properties style:font-name-complex="Arial" fo:language="en" fo:country="GB" style:language-complex="fa" style:country-complex="IR"/>
    </style:style>
    <style:style style:name="T872" style:parent-style-name="DefaultParagraphFont" style:family="text">
      <style:text-properties style:font-name-complex="Arial" fo:language="en" fo:country="GB" style:language-complex="fa" style:country-complex="IR"/>
    </style:style>
    <style:style style:name="T873" style:parent-style-name="DefaultParagraphFont" style:family="text">
      <style:text-properties style:font-name-complex="Arial" fo:language="en" fo:country="GB" style:language-complex="fa" style:country-complex="IR"/>
    </style:style>
    <style:style style:name="T874" style:parent-style-name="DefaultParagraphFont" style:family="text">
      <style:text-properties style:font-name-complex="Arial" fo:language="en" fo:country="GB" style:language-complex="fa" style:country-complex="IR"/>
    </style:style>
    <style:style style:name="T875" style:parent-style-name="DefaultParagraphFont" style:family="text">
      <style:text-properties style:font-name-complex="Arial" fo:language="en" fo:country="GB" style:language-complex="fa" style:country-complex="IR"/>
    </style:style>
    <style:style style:name="T876" style:parent-style-name="DefaultParagraphFont" style:family="text">
      <style:text-properties style:font-name-complex="Arial" fo:language="en" fo:country="GB" style:language-complex="fa" style:country-complex="IR"/>
    </style:style>
    <style:style style:name="T877" style:parent-style-name="DefaultParagraphFont" style:family="text">
      <style:text-properties style:font-name-complex="Arial" fo:language="en" fo:country="GB" style:language-complex="fa" style:country-complex="IR"/>
    </style:style>
    <style:style style:name="T878" style:parent-style-name="DefaultParagraphFont" style:family="text">
      <style:text-properties style:font-name-complex="Arial" fo:language="en" fo:country="GB" style:language-complex="fa" style:country-complex="IR"/>
    </style:style>
    <style:style style:name="T879" style:parent-style-name="DefaultParagraphFont" style:family="text">
      <style:text-properties style:font-name-complex="Arial" fo:language="en" fo:country="GB" style:language-complex="fa" style:country-complex="IR"/>
    </style:style>
    <style:style style:name="T880" style:parent-style-name="DefaultParagraphFont" style:family="text">
      <style:text-properties style:font-name-complex="Arial" fo:language="en" fo:country="GB" style:language-complex="fa" style:country-complex="IR"/>
    </style:style>
    <style:style style:name="P881" style:parent-style-name="Normal" style:family="paragraph">
      <style:paragraph-properties style:writing-mode="rl-tb"/>
    </style:style>
    <style:style style:name="T882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883" style:parent-style-name="DefaultParagraphFont" style:family="text">
      <style:text-properties style:font-name-complex="Arial" fo:language="en" fo:country="GB" style:language-complex="fa" style:country-complex="IR"/>
    </style:style>
    <style:style style:name="T884" style:parent-style-name="DefaultParagraphFont" style:family="text">
      <style:text-properties style:font-name-complex="Arial" fo:language="en" fo:country="GB" style:language-complex="fa" style:country-complex="IR"/>
    </style:style>
    <style:style style:name="T885" style:parent-style-name="DefaultParagraphFont" style:family="text">
      <style:text-properties style:font-name-complex="Arial" fo:language="en" fo:country="GB" style:language-complex="fa" style:country-complex="IR"/>
    </style:style>
    <style:style style:name="P886" style:parent-style-name="Normal" style:family="paragraph">
      <style:paragraph-properties style:writing-mode="rl-tb"/>
    </style:style>
    <style:style style:name="T887" style:parent-style-name="DefaultParagraphFont" style:family="text">
      <style:text-properties style:font-name-complex="Arial" fo:language="en" fo:country="GB" style:language-complex="fa" style:country-complex="IR"/>
    </style:style>
    <style:style style:name="T888" style:parent-style-name="DefaultParagraphFont" style:family="text">
      <style:text-properties style:font-name-complex="Arial" fo:language="en" fo:country="GB" style:language-complex="fa" style:country-complex="IR"/>
    </style:style>
    <style:style style:name="T889" style:parent-style-name="DefaultParagraphFont" style:family="text">
      <style:text-properties style:font-name-complex="Arial" fo:language="en" fo:country="GB" style:language-complex="fa" style:country-complex="IR"/>
    </style:style>
    <style:style style:name="T890" style:parent-style-name="DefaultParagraphFont" style:family="text">
      <style:text-properties style:font-name-complex="Arial" fo:language="en" fo:country="GB" style:language-complex="fa" style:country-complex="IR"/>
    </style:style>
    <style:style style:name="T891" style:parent-style-name="DefaultParagraphFont" style:family="text">
      <style:text-properties style:font-name-complex="Arial" fo:language="en" fo:country="GB" style:language-complex="fa" style:country-complex="IR"/>
    </style:style>
    <style:style style:name="T892" style:parent-style-name="DefaultParagraphFont" style:family="text">
      <style:text-properties style:font-name-complex="Arial" fo:language="en" fo:country="GB" style:language-complex="fa" style:country-complex="IR"/>
    </style:style>
    <style:style style:name="T893" style:parent-style-name="DefaultParagraphFont" style:family="text">
      <style:text-properties style:font-name-complex="Arial" fo:language="en" fo:country="GB" style:language-complex="fa" style:country-complex="IR"/>
    </style:style>
    <style:style style:name="T894" style:parent-style-name="DefaultParagraphFont" style:family="text">
      <style:text-properties style:font-name-complex="Arial" fo:language="en" fo:country="GB" style:language-complex="fa" style:country-complex="IR"/>
    </style:style>
    <style:style style:name="T895" style:parent-style-name="DefaultParagraphFont" style:family="text">
      <style:text-properties style:font-name-complex="Arial" fo:language="en" fo:country="GB" style:language-complex="fa" style:country-complex="IR"/>
    </style:style>
    <style:style style:name="T896" style:parent-style-name="DefaultParagraphFont" style:family="text">
      <style:text-properties style:font-name-complex="Arial" fo:language="en" fo:country="GB" style:language-complex="fa" style:country-complex="IR"/>
    </style:style>
    <style:style style:name="T897" style:parent-style-name="DefaultParagraphFont" style:family="text">
      <style:text-properties style:font-name-complex="Arial" fo:language="en" fo:country="GB" style:language-complex="fa" style:country-complex="IR"/>
    </style:style>
    <style:style style:name="T898" style:parent-style-name="DefaultParagraphFont" style:family="text">
      <style:text-properties style:font-name-complex="Arial" fo:language="en" fo:country="GB" style:language-complex="fa" style:country-complex="IR"/>
    </style:style>
    <style:style style:name="T899" style:parent-style-name="DefaultParagraphFont" style:family="text">
      <style:text-properties style:font-name-complex="Arial" fo:language="en" fo:country="GB" style:language-complex="fa" style:country-complex="IR"/>
    </style:style>
    <style:style style:name="T900" style:parent-style-name="DefaultParagraphFont" style:family="text">
      <style:text-properties style:font-name-complex="Arial" fo:language="en" fo:country="GB" style:language-complex="fa" style:country-complex="IR"/>
    </style:style>
    <style:style style:name="T901" style:parent-style-name="DefaultParagraphFont" style:family="text">
      <style:text-properties style:font-name-complex="Arial" fo:language="en" fo:country="GB" style:language-complex="fa" style:country-complex="IR"/>
    </style:style>
    <style:style style:name="T902" style:parent-style-name="DefaultParagraphFont" style:family="text">
      <style:text-properties style:font-name-complex="Arial" fo:language="en" fo:country="GB" style:language-complex="fa" style:country-complex="IR"/>
    </style:style>
    <style:style style:name="T903" style:parent-style-name="DefaultParagraphFont" style:family="text">
      <style:text-properties style:font-name-complex="Arial" fo:language="en" fo:country="GB" style:language-complex="fa" style:country-complex="IR"/>
    </style:style>
    <style:style style:name="T904" style:parent-style-name="DefaultParagraphFont" style:family="text">
      <style:text-properties style:font-name-complex="Arial" fo:language="en" fo:country="GB" style:language-complex="fa" style:country-complex="IR"/>
    </style:style>
    <style:style style:name="T905" style:parent-style-name="DefaultParagraphFont" style:family="text">
      <style:text-properties style:font-name-complex="Arial" fo:language="en" fo:country="GB" style:language-complex="fa" style:country-complex="IR"/>
    </style:style>
    <style:style style:name="T906" style:parent-style-name="DefaultParagraphFont" style:family="text">
      <style:text-properties style:font-name-complex="Arial" fo:language="en" fo:country="GB" style:language-complex="fa" style:country-complex="IR"/>
    </style:style>
    <style:style style:name="T907" style:parent-style-name="DefaultParagraphFont" style:family="text">
      <style:text-properties style:font-name-complex="Arial" fo:language="en" fo:country="GB" style:language-complex="fa" style:country-complex="IR"/>
    </style:style>
    <style:style style:name="T908" style:parent-style-name="DefaultParagraphFont" style:family="text">
      <style:text-properties style:font-name-complex="Arial" fo:language="en" fo:country="GB" style:language-complex="fa" style:country-complex="IR"/>
    </style:style>
    <style:style style:name="P909" style:parent-style-name="Normal" style:family="paragraph">
      <style:paragraph-properties style:writing-mode="rl-tb"/>
    </style:style>
    <style:style style:name="T910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911" style:parent-style-name="DefaultParagraphFont" style:family="text">
      <style:text-properties style:font-name-complex="Arial" fo:language="en" fo:country="GB" style:language-complex="fa" style:country-complex="IR"/>
    </style:style>
    <style:style style:name="T912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913" style:parent-style-name="DefaultParagraphFont" style:family="text">
      <style:text-properties style:font-name-complex="Arial" fo:language="en" fo:country="GB" style:language-complex="fa" style:country-complex="IR"/>
    </style:style>
    <style:style style:name="T914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915" style:parent-style-name="DefaultParagraphFont" style:family="text">
      <style:text-properties style:font-name-complex="Arial" fo:language="en" fo:country="GB" style:language-complex="fa" style:country-complex="IR"/>
    </style:style>
    <style:style style:name="T916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917" style:parent-style-name="DefaultParagraphFont" style:family="text">
      <style:text-properties style:font-name-complex="Arial" fo:language="en" fo:country="GB" style:language-complex="fa" style:country-complex="IR"/>
    </style:style>
    <style:style style:name="T918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919" style:parent-style-name="DefaultParagraphFont" style:family="text">
      <style:text-properties style:font-name-complex="Arial" fo:language="en" fo:country="GB" style:language-complex="fa" style:country-complex="IR"/>
    </style:style>
    <style:style style:name="T920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921" style:parent-style-name="DefaultParagraphFont" style:family="text">
      <style:text-properties style:font-name-complex="Arial" fo:language="en" fo:country="GB" style:language-complex="fa" style:country-complex="IR"/>
    </style:style>
    <style:style style:name="T922" style:parent-style-name="DefaultParagraphFont" style:family="text">
      <style:text-properties style:font-name-complex="Arial" fo:language="en" fo:country="GB" style:language-complex="fa" style:country-complex="IR"/>
    </style:style>
    <style:style style:name="T923" style:parent-style-name="DefaultParagraphFont" style:family="text">
      <style:text-properties style:font-name-complex="Arial" fo:language="en" fo:country="GB" style:language-complex="fa" style:country-complex="IR"/>
    </style:style>
    <style:style style:name="T924" style:parent-style-name="DefaultParagraphFont" style:family="text">
      <style:text-properties style:font-name-complex="Arial" fo:language="en" fo:country="GB" style:language-complex="fa" style:country-complex="IR"/>
    </style:style>
    <style:style style:name="T925" style:parent-style-name="DefaultParagraphFont" style:family="text">
      <style:text-properties style:font-name-complex="Arial" fo:language="en" fo:country="GB" style:language-complex="fa" style:country-complex="IR"/>
    </style:style>
    <style:style style:name="T926" style:parent-style-name="DefaultParagraphFont" style:family="text">
      <style:text-properties style:font-name-complex="Arial" fo:language="en" fo:country="GB" style:language-complex="fa" style:country-complex="IR"/>
    </style:style>
    <style:style style:name="T927" style:parent-style-name="DefaultParagraphFont" style:family="text">
      <style:text-properties style:font-name-complex="Arial" fo:language="en" fo:country="GB" style:language-complex="fa" style:country-complex="IR"/>
    </style:style>
    <style:style style:name="T928" style:parent-style-name="DefaultParagraphFont" style:family="text">
      <style:text-properties style:font-name-complex="Arial" fo:language="en" fo:country="GB" style:language-complex="fa" style:country-complex="IR"/>
    </style:style>
    <style:style style:name="P929" style:parent-style-name="Normal" style:family="paragraph">
      <style:paragraph-properties style:writing-mode="rl-tb"/>
    </style:style>
    <style:style style:name="T930" style:parent-style-name="DefaultParagraphFont" style:family="text">
      <style:text-properties style:font-name-complex="Arial" fo:language="en" fo:country="GB" style:language-complex="fa" style:country-complex="IR"/>
    </style:style>
    <style:style style:name="T931" style:parent-style-name="DefaultParagraphFont" style:family="text">
      <style:text-properties style:font-name-complex="Arial" fo:language="en" fo:country="GB" style:language-complex="fa" style:country-complex="IR"/>
    </style:style>
    <style:style style:name="T932" style:parent-style-name="DefaultParagraphFont" style:family="text">
      <style:text-properties style:font-name-complex="Arial" fo:language="en" fo:country="GB" style:language-complex="fa" style:country-complex="IR"/>
    </style:style>
    <style:style style:name="T933" style:parent-style-name="DefaultParagraphFont" style:family="text">
      <style:text-properties style:font-name-complex="Arial" fo:language="en" fo:country="GB" style:language-complex="fa" style:country-complex="IR"/>
    </style:style>
    <style:style style:name="T934" style:parent-style-name="DefaultParagraphFont" style:family="text">
      <style:text-properties style:font-name-complex="Arial" fo:language="en" fo:country="GB" style:language-complex="fa" style:country-complex="IR"/>
    </style:style>
    <style:style style:name="T935" style:parent-style-name="DefaultParagraphFont" style:family="text">
      <style:text-properties style:font-name-complex="Arial" fo:language="en" fo:country="GB" style:language-complex="fa" style:country-complex="IR"/>
    </style:style>
    <style:style style:name="P936" style:parent-style-name="Normal" style:family="paragraph">
      <style:paragraph-properties style:writing-mode="rl-tb"/>
    </style:style>
    <style:style style:name="T937" style:parent-style-name="DefaultParagraphFont" style:family="text">
      <style:text-properties style:font-name="Segoe UI Symbol" style:font-name-complex="Segoe UI Symbol" fo:language="en" fo:country="GB" style:language-complex="fa" style:country-complex="IR"/>
    </style:style>
    <style:style style:name="T938" style:parent-style-name="DefaultParagraphFont" style:family="text">
      <style:text-properties style:font-name-complex="Arial" fo:language="en" fo:country="GB" style:language-complex="fa" style:country-complex="IR"/>
    </style:style>
    <style:style style:name="T939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940" style:parent-style-name="DefaultParagraphFont" style:family="text">
      <style:text-properties style:font-name-complex="Arial" fo:language="en" fo:country="GB" style:language-complex="fa" style:country-complex="IR"/>
    </style:style>
    <style:style style:name="T941" style:parent-style-name="DefaultParagraphFont" style:family="text">
      <style:text-properties style:font-name="Arial" style:font-name-complex="Arial" fo:language="en" fo:country="GB" style:language-complex="fa" style:country-complex="IR"/>
    </style:style>
    <style:style style:name="T942" style:parent-style-name="DefaultParagraphFont" style:family="text">
      <style:text-properties style:font-name-complex="Arial" fo:language="en" fo:country="GB" style:language-complex="fa" style:country-complex="IR"/>
    </style:style>
    <style:style style:name="T943" style:parent-style-name="DefaultParagraphFont" style:family="text">
      <style:text-properties style:font-name-complex="Arial" fo:language="en" fo:country="GB" style:language-complex="fa" style:country-complex="IR"/>
    </style:style>
    <style:style style:name="T944" style:parent-style-name="DefaultParagraphFont" style:family="text">
      <style:text-properties style:font-name-complex="Arial" fo:language="en" fo:country="GB" style:language-complex="fa" style:country-complex="IR"/>
    </style:style>
    <style:style style:name="T945" style:parent-style-name="DefaultParagraphFont" style:family="text">
      <style:text-properties style:font-name-complex="Arial" fo:language="en" fo:country="GB" style:language-complex="fa" style:country-complex="IR"/>
    </style:style>
    <style:style style:name="T946" style:parent-style-name="DefaultParagraphFont" style:family="text">
      <style:text-properties style:font-name-complex="Arial" fo:language="en" fo:country="GB" style:language-complex="fa" style:country-complex="IR"/>
    </style:style>
    <style:style style:name="T947" style:parent-style-name="DefaultParagraphFont" style:family="text">
      <style:text-properties style:font-name-complex="Arial" fo:language="en" fo:country="GB" style:language-complex="fa" style:country-complex="IR"/>
    </style:style>
    <style:style style:name="T948" style:parent-style-name="DefaultParagraphFont" style:family="text">
      <style:text-properties style:font-name-complex="Arial" fo:language="en" fo:country="GB" style:language-complex="fa" style:country-complex="IR"/>
    </style:style>
    <style:style style:name="T949" style:parent-style-name="DefaultParagraphFont" style:family="text">
      <style:text-properties style:font-name-complex="Arial" fo:language="en" fo:country="GB" style:language-complex="fa" style:country-complex="IR"/>
    </style:style>
    <style:style style:name="T950" style:parent-style-name="DefaultParagraphFont" style:family="text">
      <style:text-properties style:font-name-complex="Arial" fo:language="en" fo:country="GB" style:language-complex="fa" style:country-complex="IR"/>
    </style:style>
    <style:style style:name="T951" style:parent-style-name="DefaultParagraphFont" style:family="text">
      <style:text-properties style:font-name-complex="Arial" fo:language="en" fo:country="GB" style:language-complex="fa" style:country-complex="IR"/>
    </style:style>
    <style:style style:name="T952" style:parent-style-name="DefaultParagraphFont" style:family="text">
      <style:text-properties style:font-name-complex="Arial" fo:language="en" fo:country="GB" style:language-complex="fa" style:country-complex="IR"/>
    </style:style>
    <style:style style:name="T953" style:parent-style-name="DefaultParagraphFont" style:family="text">
      <style:text-properties style:font-name-complex="Arial" fo:language="en" fo:country="GB" style:language-complex="fa" style:country-complex="IR"/>
    </style:style>
    <style:style style:name="T954" style:parent-style-name="DefaultParagraphFont" style:family="text">
      <style:text-properties style:font-name-complex="Arial" fo:language="en" fo:country="GB" style:language-complex="fa" style:country-complex="IR"/>
    </style:style>
    <style:style style:name="T955" style:parent-style-name="DefaultParagraphFont" style:family="text">
      <style:text-properties style:font-name-complex="Arial" fo:language="en" fo:country="GB" style:language-complex="fa" style:country-complex="IR"/>
    </style:style>
    <style:style style:name="T956" style:parent-style-name="DefaultParagraphFont" style:family="text">
      <style:text-properties style:font-name-complex="Arial" fo:language="en" fo:country="GB" style:language-complex="fa" style:country-complex="IR"/>
    </style:style>
    <style:style style:name="T957" style:parent-style-name="DefaultParagraphFont" style:family="text">
      <style:text-properties style:font-name-complex="Arial" fo:language="en" fo:country="GB" style:language-complex="fa" style:country-complex="IR"/>
    </style:style>
    <style:style style:name="T958" style:parent-style-name="DefaultParagraphFont" style:family="text">
      <style:text-properties style:font-name-complex="Arial" fo:language="en" fo:country="GB" style:language-complex="fa" style:country-complex="IR"/>
    </style:style>
    <style:style style:name="T959" style:parent-style-name="DefaultParagraphFont" style:family="text">
      <style:text-properties style:font-name-complex="Arial" fo:language="en" fo:country="GB" style:language-complex="fa" style:country-complex="IR"/>
    </style:style>
    <style:style style:name="T960" style:parent-style-name="DefaultParagraphFont" style:family="text">
      <style:text-properties style:font-name-complex="Arial" fo:language="en" fo:country="GB" style:language-complex="fa" style:country-complex="IR"/>
    </style:style>
    <style:style style:name="T961" style:parent-style-name="DefaultParagraphFont" style:family="text">
      <style:text-properties style:font-name-complex="Arial" fo:language="en" fo:country="GB" style:language-complex="fa" style:country-complex="IR"/>
    </style:style>
    <style:style style:name="T962" style:parent-style-name="DefaultParagraphFont" style:family="text">
      <style:text-properties style:font-name-complex="Arial" fo:language="en" fo:country="GB" style:language-complex="fa" style:country-complex="IR"/>
    </style:style>
    <style:style style:name="T963" style:parent-style-name="DefaultParagraphFont" style:family="text">
      <style:text-properties style:font-name-complex="Arial" fo:language="en" fo:country="GB" style:language-complex="fa" style:country-complex="IR"/>
    </style:style>
    <style:style style:name="T964" style:parent-style-name="DefaultParagraphFont" style:family="text">
      <style:text-properties style:font-name-complex="Arial" fo:language="en" fo:country="GB" style:language-complex="fa" style:country-complex="IR"/>
    </style:style>
    <style:style style:name="T965" style:parent-style-name="DefaultParagraphFont" style:family="text">
      <style:text-properties style:font-name-complex="Arial" fo:language="en" fo:country="GB" style:language-complex="fa" style:country-complex="IR"/>
    </style:style>
    <style:style style:name="T966" style:parent-style-name="DefaultParagraphFont" style:family="text">
      <style:text-properties style:font-name-complex="Arial" fo:language="en" fo:country="GB" style:language-complex="fa" style:country-complex="IR"/>
    </style:style>
    <style:style style:name="T967" style:parent-style-name="DefaultParagraphFont" style:family="text">
      <style:text-properties style:font-name-complex="Arial" fo:language="en" fo:country="GB" style:language-complex="fa" style:country-complex="IR"/>
    </style:style>
  </office:automatic-styles>
  <office:body>
    <office:text text:use-soft-page-breaks="true">
      <text:p text:style-name="P1">عالیه! وُیسی تمام فایل های صوتی در این چت از الآن رو نادیده میگیره.</text:p>
      <text:p text:style-name="P2">عالیه! وُیسی تلاش میکنه تمام فایل های صوتی در این چت از الآن رو شناسایی کنه.</text:p>
      <text:p text:style-name="P3"><text:span text:style-name="T4">به این پیام با فایل اعتبارنامه<text:s/></text:span><text:span text:style-name="T5">Google Cloud (.json)</text:span><text:span text:style-name="T6"><text:s/>پاسخ بده تا تشخیص صدای<text:s/></text:span><text:span text:style-name="T7">Google Speech</text:span><text:span text:style-name="T8"><text:s/>رو تنظیم کنید. مطمئن نیستید که این چی هست و چجوری میشه گرفتش؟<text:s/></text:span><text:span text:style-name="T9">]</text:span><text:span text:style-name="T10">فیلم آموزشی سریع ما</text:span><text:span text:style-name="T11">[</text:span><text:span text:style-name="T12"><text:s/>روببینید<text:s/></text:span><text:span text:style-name="T13">(</text:span><text:a xlink:href="https://google.com" office:target-frame-name="_top" xlink:show="replace"><text:span text:style-name="T14">https://google.com</text:span></text:a><text:span text:style-name="T15">)</text:span><text:span text:style-name="T16">.</text:span></text:p>
      <text:p text:style-name="P17">با عرض پوزش، شما باید<text:s/>با<text:s/>یک<text:s/>سند اعتبارنامه پاسخ دهید.</text:p>
      <text:p text:style-name="P18"><text:span text:style-name="T19">با عرض پوزش، نوع<text:s/></text:span><text:span text:style-name="T20">mime</text:span><text:span text:style-name="T21"><text:s/>سند با</text:span><text:span text:style-name="T22">ی</text:span><text:span text:style-name="T23">د</text:span><text:span text:style-name="T24"><text:s/>\'</text:span><text:span text:style-name="T25">text/</text:span><text:span text:style-name="T26">plain</text:span><text:span text:style-name="T27">\' باشد.</text:span></text:p>
      <text:p text:style-name="P28"><text:span text:style-name="T29">تبر</text:span><text:span text:style-name="T30">ی</text:span><text:span text:style-name="T31">ک</text:span><text:span text:style-name="T32"><text:s/>م</text:span><text:span text:style-name="T33">ی</text:span><text:span text:style-name="T34">گم</text:span><text:span text:style-name="T35">!</text:span><text:span text:style-name="T36"><text:s/>وُ</text:span><text:span text:style-name="T37">ی</text:span><text:span text:style-name="T38">س</text:span><text:span text:style-name="T39">ی</text:span><text:span text:style-name="T40"><text:s/>فایل</text:span><text:span text:style-name="T41"><text:s/>اعتبار</text:span><text:span text:style-name="T42"><text:s/></text:span><text:span text:style-name="T43">نامه</text:span><text:span text:style-name="T44"><text:s/>برا</text:span><text:span text:style-name="T45">ی</text:span><text:span text:style-name="T46"><text:s/>پروژه *$[1]*<text:s/></text:span><text:span text:style-name="T47">Google Cloud</text:span><text:span text:style-name="T48"><text:s/>را در</text:span><text:span text:style-name="T49">ی</text:span><text:span text:style-name="T50">افت</text:span><text:span text:style-name="T51"><text:s/>کرد. اکنون شما قادر به استفاده از<text:s/></text:span><text:span text:style-name="T52">تشخیص صدای</text:span><text:span text:style-name="T53"><text:s/>گوگل هست</text:span><text:span text:style-name="T54">ی</text:span><text:span text:style-name="T55">د</text:span><text:span text:style-name="T56">.</text:span></text:p>
      <text:p text:style-name="P57"><text:span text:style-name="T58">وُیسی</text:span><text:span text:style-name="T59"><text:s/>هر<text:s/></text:span><text:span text:style-name="T60">گفتار<text:s/></text:span><text:span text:style-name="T61">از<text:s/></text:span><text:span text:style-name="T62">پ</text:span><text:span text:style-name="T63">ی</text:span><text:span text:style-name="T64">ام</text:span><text:span text:style-name="T65"><text:s/>و فا</text:span><text:span text:style-name="T66">ی</text:span><text:span text:style-name="T67">ل</text:span><text:span text:style-name="T68"><text:s/>ها</text:span><text:span text:style-name="T69">ی</text:span><text:span text:style-name="T70"><text:s/>صوت</text:span><text:span text:style-name="T71">ی</text:span><text:span text:style-name="T72"><text:s/></text:span><text:span text:style-name="T73">(.</text:span><text:span text:style-name="T74">ogg</text:span><text:span text:style-name="T75">،<text:s/></text:span><text:span text:style-name="T76">.flac</text:span><text:span text:style-name="T77">،<text:s/></text:span><text:span text:style-name="T78">.wav</text:span><text:span text:style-name="T79">،<text:s/></text:span><text:span text:style-name="T80">.mp3</text:span><text:span text:style-name="T81">)<text:s/></text:span><text:span text:style-name="T82">را که دریافت میکند<text:s/></text:span><text:span text:style-name="T83">به متن</text:span><text:span text:style-name="T84"><text:s/>تبد</text:span><text:span text:style-name="T85">ی</text:span><text:span text:style-name="T86">ل</text:span><text:span text:style-name="T87"><text:s/>م</text:span><text:span text:style-name="T88">ی</text:span><text:span text:style-name="T89"><text:s/>کند. شما م</text:span><text:span text:style-name="T90">ی</text:span><text:span text:style-name="T91"><text:s/>توان</text:span><text:span text:style-name="T92">ی</text:span><text:span text:style-name="T93">د</text:span><text:span text:style-name="T94"><text:s/>با<text:s/></text:span><text:span text:style-name="T95">وُ</text:span><text:span text:style-name="T96">ی</text:span><text:span text:style-name="T97">س</text:span><text:span text:style-name="T98">ی</text:span><text:span text:style-name="T99"><text:s/></text:span><text:span text:style-name="T100">در چت خصوص</text:span><text:span text:style-name="T101">ی</text:span><text:span text:style-name="T102"><text:s/>صحبت کن</text:span><text:span text:style-name="T103">ی</text:span><text:span text:style-name="T104">د</text:span><text:span text:style-name="T105"><text:s/>و<text:s/></text:span><text:span text:style-name="T106">ی</text:span><text:span text:style-name="T107">ا</text:span><text:span text:style-name="T108"><text:s/>آن را به<text:s/></text:span><text:span text:style-name="T109">ی</text:span><text:span text:style-name="T110">ک</text:span><text:span text:style-name="T111"><text:s/>گروه اضافه کن</text:span><text:span text:style-name="T112">ی</text:span><text:span text:style-name="T113">د</text:span><text:span text:style-name="T114">.</text:span><text:s/><text:span text:style-name="T115">\n\n</text:span><text:span text:style-name="T116"><text:s/></text:span><text:span text:style-name="T117">اگر م</text:span><text:span text:style-name="T118">ی</text:span><text:span text:style-name="T119"><text:s/>خواه</text:span><text:span text:style-name="T120">ی</text:span><text:span text:style-name="T121">د</text:span><text:span text:style-name="T122"><text:s/>از ا</text:span><text:span text:style-name="T123">ی</text:span><text:span text:style-name="T124">ن</text:span><text:span text:style-name="T125"><text:s/>ربات در پ</text:span><text:span text:style-name="T126">ی</text:span><text:span text:style-name="T127">ام</text:span><text:span text:style-name="T128"><text:s/>ها</text:span><text:span text:style-name="T129">ی</text:span><text:span text:style-name="T130"><text:s/>خصوص</text:span><text:span text:style-name="T131">ی</text:span><text:span text:style-name="T132"><text:s/>استفاده کن</text:span><text:span text:style-name="T133">ی</text:span><text:span text:style-name="T134">د،</text:span><text:span text:style-name="T135"><text:s/>لطفا<text:s/></text:span><text:span text:style-name="T136">ی</text:span><text:span text:style-name="T137">ک</text:span><text:span text:style-name="T138"><text:s/>گر</text:span><text:span text:style-name="T139">وه</text:span><text:span text:style-name="T140"><text:s/>خصوص</text:span><text:span text:style-name="T141">ی</text:span><text:span text:style-name="T142"><text:s/>با هرکس</text:span><text:span text:style-name="T143">ی</text:span><text:span text:style-name="T144"><text:s/></text:span><text:span text:style-name="T145">بسازید</text:span><text:span text:style-name="T146"><text:s/>و</text:span><text:span text:style-name="T147"><text:s/></text:span><text:span text:style-name="T148">وُیسی</text:span><text:span text:style-name="T149"><text:s/></text:span><text:span text:style-name="T150">را<text:s/></text:span><text:span text:style-name="T151">آنجا<text:s/></text:span><text:span text:style-name="T152">اضافه کن</text:span><text:span text:style-name="T153">ی</text:span><text:span text:style-name="T154">د</text:span><text:span text:style-name="T155">. اگر م</text:span><text:span text:style-name="T156">ی</text:span><text:span text:style-name="T157"><text:s/>خواه</text:span><text:span text:style-name="T158">ی</text:span><text:span text:style-name="T159">د</text:span><text:span text:style-name="T160"><text:s/></text:span><text:span text:style-name="T161">وُیسی</text:span><text:span text:style-name="T162"><text:s/></text:span><text:span text:style-name="T163">را<text:s/></text:span><text:span text:style-name="T164">به<text:s/></text:span><text:span text:style-name="T165">ی</text:span><text:span text:style-name="T166">ک</text:span><text:span text:style-name="T167"><text:s/>چت گروه</text:span><text:span text:style-name="T168">ی</text:span><text:span text:style-name="T169"><text:s/></text:span><text:span text:style-name="T170">اضافه کن</text:span><text:span text:style-name="T171">ی</text:span><text:span text:style-name="T172">د</text:span><text:span text:style-name="T173">،</text:span><text:span text:style-name="T174"><text:s/>لطفا آن را به عنوان مشارکت کننده در<text:s/></text:span><text:span text:style-name="T175">پروفا</text:span><text:span text:style-name="T176">ی</text:span><text:span text:style-name="T177">ل</text:span><text:span text:style-name="T178"><text:s/></text:span><text:span text:style-name="T179">گروه<text:s/></text:span><text:span text:style-name="T180">ی</text:span><text:span text:style-name="T181">ا</text:span><text:span text:style-name="T182"><text:s/></text:span><text:span text:style-name="T183">به<text:s/></text:span><text:span text:style-name="T184">گروه در پروفا</text:span><text:span text:style-name="T185">ی</text:span><text:span text:style-name="T186">ل</text:span><text:span text:style-name="T187"><text:s/>ربات<text:s/></text:span><text:span text:style-name="T188">وُیسی</text:span><text:span text:style-name="T189"><text:s/></text:span><text:span text:style-name="T190">اضافه کن</text:span><text:span text:style-name="T191">ی</text:span><text:span text:style-name="T192">د</text:span><text:span text:style-name="T193">.<text:s/></text:span><text:span text:style-name="T194">\</text:span><text:span text:style-name="T195">n\n</text:span><text:span text:style-name="T196">/<text:s/></text:span><text:span text:style-name="T197">کمک<text:s/></text:span><text:span text:style-name="T198">- ا</text:span><text:span text:style-name="T199">ی</text:span><text:span text:style-name="T200">ن</text:span><text:span text:style-name="T201"><text:s/>پ</text:span><text:span text:style-name="T202">ی</text:span><text:span text:style-name="T203">ام</text:span><text:span text:style-name="T204"><text:s/>را نشان م</text:span><text:span text:style-name="T205">ی</text:span><text:span text:style-name="T206"><text:s/>دهد<text:s/></text:span><text:span text:style-name="T207">\</text:span><text:span text:style-name="T208">n</text:span><text:span text:style-name="T209">/</text:span><text:span text:style-name="T210">موتور - اجازه م</text:span><text:span text:style-name="T211">ی</text:span><text:span text:style-name="T212"><text:s/>دهد تا<text:s/></text:span><text:span text:style-name="T213">ی</text:span><text:span text:style-name="T214">ک</text:span><text:span text:style-name="T215"><text:s/>موتور تشخ</text:span><text:span text:style-name="T216">ی</text:span><text:span text:style-name="T217">ص</text:span><text:span text:style-name="T218"><text:s/>صدا را انتخاب کن</text:span><text:span text:style-name="T219">ی</text:span><text:span text:style-name="T220">د</text:span><text:span text:style-name="T221">:<text:s/></text:span><text:span text:style-name="T222">wit.ai</text:span><text:span text:style-name="T223">،<text:s/></text:span><text:span text:style-name="T224">Yandex SpeechKit</text:span><text:span text:style-name="T225"><text:s/></text:span><text:span text:style-name="T226">ی</text:span><text:span text:style-name="T227">ا</text:span><text:span text:style-name="T228"><text:s/></text:span><text:span text:style-name="T229">Google Speech<text:s/></text:span><text:span text:style-name="T230"><text:s/></text:span><text:span text:style-name="T231">\</text:span><text:span text:style-name="T232">n</text:span><text:span text:style-name="T233">/</text:span><text:span text:style-name="T234">زبان<text:s/></text:span><text:span text:style-name="T235">- به شما اجازه م</text:span><text:span text:style-name="T236">ی</text:span><text:span text:style-name="T237"><text:s/>دهد تا<text:s/></text:span><text:span text:style-name="T238">ی</text:span><text:span text:style-name="T239">ک</text:span><text:span text:style-name="T240"><text:s/>زبان تشخ</text:span><text:span text:style-name="T241">ی</text:span><text:span text:style-name="T242">ص</text:span><text:span text:style-name="T243"><text:s/>صدا را انتخاب کن</text:span><text:span text:style-name="T244">ی</text:span><text:span text:style-name="T245">د</text:span><text:span text:style-name="T246"><text:s/></text:span><text:span text:style-name="T247">📣</text:span><text:span text:style-name="T248">\</text:span><text:span text:style-name="T249">n</text:span><text:span text:style-name="T250">/</text:span><text:span text:style-name="T251">قفل<text:s/></text:span><text:span text:style-name="T252">-</text:span><text:span text:style-name="T253"><text:s/>بین</text:span><text:span text:style-name="T254"><text:s/>قفل کردن<text:s/></text:span><text:span text:style-name="T255">ی</text:span><text:span text:style-name="T256">ا</text:span><text:span text:style-name="T257"><text:s/>بازکردن غ</text:span><text:span text:style-name="T258">ی</text:span><text:span text:style-name="T259">ر</text:span><text:span text:style-name="T260"><text:s/>مد</text:span><text:span text:style-name="T261">ی</text:span><text:span text:style-name="T262">ران</text:span><text:span text:style-name="T263"><text:s/>با استفاده از دستورات در گروه</text:span><text:span text:style-name="T264"><text:s/>های</text:span><text:span text:style-name="T265"><text:s/>چت<text:s/></text:span><text:span text:style-name="T266">تغییر وضعیت میدهد</text:span><text:span text:style-name="T267">\n/</text:span><text:s/><text:span text:style-name="T268">🔑</text:span><text:span text:style-name="T269"><text:s/></text:span><text:span text:style-name="T270">فا</text:span><text:span text:style-name="T271">ی</text:span><text:span text:style-name="T272">ل</text:span><text:span text:style-name="T273"><text:s/>ها - اگر ربات برا</text:span><text:span text:style-name="T274">ی</text:span><text:span text:style-name="T275"><text:s/>تبد</text:span><text:span text:style-name="T276">ی</text:span><text:span text:style-name="T277">ل</text:span><text:span text:style-name="T278"><text:s/>فا</text:span><text:span text:style-name="T279">ی</text:span><text:span text:style-name="T280">ل</text:span><text:span text:style-name="T281"><text:s/>ها</text:span><text:span text:style-name="T282">ی</text:span><text:span text:style-name="T283"><text:s/>صوت</text:span><text:span text:style-name="T284">ی</text:span><text:span text:style-name="T285"><text:s/></text:span><text:span text:style-name="T286">تلاش</text:span><text:span text:style-name="T287"><text:s/></text:span><text:span text:style-name="T288">کند</text:span><text:span text:style-name="T289"><text:s/></text:span><text:span text:style-name="T290">ی</text:span><text:span text:style-name="T291">ا</text:span><text:span text:style-name="T292"><text:s/>فقط آنها را ناد</text:span><text:span text:style-name="T293">ی</text:span><text:span text:style-name="T294">ده</text:span><text:span text:style-name="T295"><text:s/>بگ</text:span><text:span text:style-name="T296">ی</text:span><text:span text:style-name="T297">رد</text:span><text:span text:style-name="T298"><text:s/></text:span><text:span text:style-name="T299">تغییر وضعیت میدهد</text:span><text:span text:style-name="T300"><text:s/></text:span><text:span text:style-name="T301">📁</text:span><text:span text:style-name="T302"><text:s/></text:span><text:span text:style-name="T303">\n/<text:s/></text:span><text:span text:style-name="T304">حالت سکوت<text:s/></text:span><text:span text:style-name="T305">–</text:span><text:span text:style-name="T306"><text:s/></text:span><text:span text:style-name="T307">هنگام</text:span><text:span text:style-name="T308">ی</text:span><text:span text:style-name="T309"><text:s/>که ه</text:span><text:span text:style-name="T310">ی</text:span><text:span text:style-name="T311">چ</text:span><text:span text:style-name="T312"><text:s/>پ</text:span><text:span text:style-name="T313">ی</text:span><text:span text:style-name="T314">ام</text:span><text:span text:style-name="T315"><text:s/>اضاف</text:span><text:span text:style-name="T316">ی</text:span><text:span text:style-name="T317"><text:s/>مانند<text:s/></text:span><text:span text:style-name="T318">‘</text:span><text:span text:style-name="T319">تشخ</text:span><text:span text:style-name="T320">ی</text:span><text:span text:style-name="T321">ص</text:span><text:span text:style-name="T322"><text:s/>صدا<text:s/></text:span><text:span text:style-name="T323">آغاز</text:span><text:span text:style-name="T324"><text:s/></text:span><text:span text:style-name="T325">شده است</text:span><text:span text:style-name="T326">’</text:span><text:span text:style-name="T327"><text:s/>فرستاده میشود</text:span><text:span text:style-name="T328"><text:s/>به حالت سکوت تغییر وضعیت میدهد</text:span><text:span text:style-name="T329"><text:s/></text:span><text:span text:style-name="T330">😶</text:span><text:span text:style-name="T331"><text:s/></text:span><text:span text:style-name="T332">\n/<text:s/></text:span><text:span text:style-name="T333">گوگل<text:s/></text:span><text:span text:style-name="T334">–</text:span><text:span text:style-name="T335"><text:s/></text:span><text:span text:style-name="T336">اعتبار</text:span><text:span text:style-name="T337">نامه های</text:span><text:span text:style-name="T338"><text:s/>گوگل برا</text:span><text:span text:style-name="T339">ی</text:span><text:span text:style-name="T340"><text:s/>گفتار گوگل<text:s/></text:span><text:span text:style-name="T341">را تنظیم کنید<text:s/></text:span><text:span text:style-name="T342">\</text:span><text:span text:style-name="T343">n\n</text:span><text:span text:style-name="T344"><text:s/>ا</text:span><text:span text:style-name="T345">ی</text:span><text:span text:style-name="T346">ن</text:span><text:span text:style-name="T347"><text:s/>ربات</text:span><text:span text:style-name="T348"><text:s/>را دوست داشتید</text:span><text:span text:style-name="T349">؟<text:s/></text:span><text:span text:style-name="T350">نظر خود را</text:span><text:span text:style-name="T351"><text:s/>[ا</text:span><text:span text:style-name="T352">ی</text:span><text:span text:style-name="T353">نجا</text:span><text:span text:style-name="T354">]<text:s/></text:span><text:span text:style-name="T355">بیان کنید<text:s/></text:span><text:span text:style-name="T356">(</text:span><text:span text:style-name="T357">https://telegram.me/storebot?start=voicybot</text:span><text:span text:style-name="T358">)</text:span><text:span text:style-name="T359"><text:s/></text:span><text:span text:style-name="T360">👍</text:span><text:span text:style-name="T361"><text:s/>\</text:span><text:span text:style-name="T362">n\n</text:span><text:span text:style-name="T363">هر گونه نگران</text:span><text:span text:style-name="T364">ی</text:span><text:span text:style-name="T365"><text:s/>و سوال</text:span><text:span text:style-name="T366"><text:s/>را</text:span><text:span text:style-name="T367"><text:s/>به خالق من ارسال کن</text:span><text:span text:style-name="T368">ی</text:span><text:span text:style-name="T369">د</text:span><text:span text:style-name="T370"><text:s/>-<text:s/></text:span><text:span text:style-name="T371">@</text:span><text:span text:style-name="T372">borodutch</text:span></text:p>
      <text:p text:style-name="P373"><text:span text:style-name="T374">😅</text:span><text:span text:style-name="T375"><text:s/></text:span><text:span text:style-name="T376">متاسفم،</text:span><text:span text:style-name="T377"><text:s/></text:span><text:span text:style-name="T378">اما</text:span><text:span text:style-name="T379"><text:s/></text:span><text:span text:style-name="T380">ا</text:span><text:span text:style-name="T381">ی</text:span><text:span text:style-name="T382">ن</text:span><text:span text:style-name="T383"><text:s/>دستور فقط در<text:s/></text:span><text:span text:style-name="T384">چت<text:s/></text:span><text:span text:style-name="T385">گروه</text:span><text:span text:style-name="T386">ی<text:s/></text:span><text:span text:style-name="T387">کار م</text:span><text:span text:style-name="T388">ی</text:span><text:span text:style-name="T389"><text:s/>کند.</text:span></text:p>
      <text:p text:style-name="P390"><text:span text:style-name="T391">🔑</text:span><text:span text:style-name="T392"><text:s/></text:span><text:span text:style-name="T393">خیلی خوب</text:span><text:span text:style-name="T394">!<text:s/></text:span><text:span text:style-name="T395">وُیسی</text:span><text:span text:style-name="T396"><text:s/></text:span><text:span text:style-name="T397">اکنون تنها به تماسها</text:span><text:span text:style-name="T398">ی</text:span><text:span text:style-name="T399"><text:s/>دستور</text:span><text:span text:style-name="T400">ی<text:s/></text:span><text:span text:style-name="T401">ارسال شده توسط<text:s/></text:span><text:span text:style-name="T402">ادمین ها</text:span><text:span text:style-name="T403"><text:s/>در ا</text:span><text:span text:style-name="T404">ی</text:span><text:span text:style-name="T405">ن</text:span><text:span text:style-name="T406"><text:s/>چت<text:s/></text:span><text:span text:style-name="T407">واکنش</text:span><text:span text:style-name="T408"><text:s/>خواهد داد.</text:span></text:p>
      <text:p text:style-name="P409"><text:span text:style-name="T410">🔑</text:span><text:span text:style-name="T411"><text:s/></text:span><text:span text:style-name="T412">خیلی خوب</text:span><text:span text:style-name="T413">!<text:s/></text:span><text:span text:style-name="T414">وُیسی</text:span><text:span text:style-name="T415"><text:s/></text:span><text:span text:style-name="T416">اکنون تنها به تماسها</text:span><text:span text:style-name="T417">ی</text:span><text:span text:style-name="T418"><text:s/>دستور</text:span><text:span text:style-name="T419">ی<text:s/></text:span><text:span text:style-name="T420">ارسال شده توسط<text:s/></text:span><text:span text:style-name="T421">هر شخصی</text:span><text:span text:style-name="T422"><text:s/>در ا</text:span><text:span text:style-name="T423">ی</text:span><text:span text:style-name="T424">ن</text:span><text:span text:style-name="T425"><text:s/>چت<text:s/></text:span><text:span text:style-name="T426">واکنش</text:span><text:span text:style-name="T427"><text:s/>خواهد داد.</text:span></text:p>
      <text:p text:style-name="P428"><text:span text:style-name="T429">😶</text:span><text:span text:style-name="T430"><text:s/></text:span><text:span text:style-name="T431">عالی!<text:s/></text:span><text:span text:style-name="T432">وُیسی</text:span><text:span text:style-name="T433"><text:s/></text:span><text:span text:style-name="T434">در حال حاضر در حالت<text:s/></text:span><text:span text:style-name="T435">سکوت</text:span><text:span text:style-name="T436"><text:s/>کار م</text:span><text:span text:style-name="T437">ی</text:span><text:span text:style-name="T438"><text:s/>کند: ه</text:span><text:span text:style-name="T439">ی</text:span><text:span text:style-name="T440">چ</text:span><text:span text:style-name="T441"><text:s/>پ</text:span><text:span text:style-name="T442">ی</text:span><text:span text:style-name="T443">ام</text:span><text:span text:style-name="T444">ی</text:span><text:span text:style-name="T445"><text:s/></text:span><text:span text:style-name="T446">به غیر از</text:span><text:span text:style-name="T447"><text:s/>رونو</text:span><text:span text:style-name="T448">ی</text:span><text:span text:style-name="T449">س</text:span><text:span text:style-name="T450">ی</text:span><text:span text:style-name="T451"><text:s/></text:span><text:span text:style-name="T452">صوتی</text:span><text:span text:style-name="T453"><text:s/></text:span><text:span text:style-name="T454">به<text:s/></text:span><text:span text:style-name="T455">چت</text:span><text:span text:style-name="T456"><text:s/>ارسال نم</text:span><text:span text:style-name="T457">ی</text:span><text:span text:style-name="T458"><text:s/>کند.</text:span></text:p>
      <text:p text:style-name="P459"><text:span text:style-name="T460">😏</text:span><text:span text:style-name="T461"><text:s/></text:span><text:span text:style-name="T462">عالی!<text:s/></text:span><text:span text:style-name="T463">وُیسی</text:span><text:span text:style-name="T464"><text:s/></text:span><text:span text:style-name="T465">در حال حاضر در حالت<text:s/></text:span><text:span text:style-name="T466">معمولی</text:span><text:span text:style-name="T467"><text:s/>کار م</text:span><text:span text:style-name="T468">ی</text:span><text:span text:style-name="T469"><text:s/>کند: پ</text:span><text:span text:style-name="T470">ی</text:span><text:span text:style-name="T471">ام</text:span><text:span text:style-name="T472"><text:s/></text:span><text:span text:style-name="T473">‘</text:span><text:span text:style-name="T474">تشخ</text:span><text:span text:style-name="T475">ی</text:span><text:span text:style-name="T476">ص</text:span><text:span text:style-name="T477"><text:s/>صدا<text:s/></text:span><text:span text:style-name="T478">آغاز</text:span><text:span text:style-name="T479"><text:s/></text:span><text:span text:style-name="T480">شده است</text:span><text:span text:style-name="T481">’</text:span><text:span text:style-name="T482"><text:s/>را درست پس از دریافت</text:span><text:span text:style-name="T483"><text:s/></text:span><text:span text:style-name="T484">پیام های صوتی<text:s/></text:span><text:span text:style-name="T485">ارسال م</text:span><text:span text:style-name="T486">ی</text:span><text:span text:style-name="T487"><text:s/>کند.</text:span></text:p>
      <text:p text:style-name="P488"><text:span text:style-name="T489">👋</text:span><text:span text:style-name="T490"><text:s/></text:span><text:span text:style-name="T491">درود بر شما!</text:span><text:span text:style-name="T492"><text:s/></text:span><text:span text:style-name="T493">وُیسی</text:span><text:span text:style-name="T494"><text:s/></text:span><text:span text:style-name="T495">ی</text:span><text:span text:style-name="T496">ک</text:span><text:span text:style-name="T497"><text:s/>ربات تشخ</text:span><text:span text:style-name="T498">ی</text:span><text:span text:style-name="T499">ص</text:span><text:span text:style-name="T500"><text:s/>صدا است که تمام پ</text:span><text:span text:style-name="T501">ی</text:span><text:span text:style-name="T502">ام</text:span><text:span text:style-name="T503"><text:s/>ها</text:span><text:span text:style-name="T504"><text:s/></text:span><text:span text:style-name="T505">و فا</text:span><text:span text:style-name="T506">ی</text:span><text:span text:style-name="T507">ل</text:span><text:span text:style-name="T508"><text:s/>ها</text:span><text:span text:style-name="T509">ی</text:span><text:span text:style-name="T510"><text:s/>صوت</text:span><text:span text:style-name="T511">ی</text:span><text:span text:style-name="T512"><text:s/>(</text:span><text:span text:style-name="T513">ogg, .flac, .wav, .mp3</text:span><text:span text:style-name="T514">.</text:span><text:span text:style-name="T515">) را به متن تبد</text:span><text:span text:style-name="T516">ی</text:span><text:span text:style-name="T517">ل</text:span><text:span text:style-name="T518"><text:s/>م</text:span><text:span text:style-name="T519">ی</text:span><text:span text:style-name="T520"><text:s/>کند. \</text:span><text:span text:style-name="T521">n\n</text:span><text:span text:style-name="T522"><text:s/></text:span><text:span text:style-name="T523">وُیسی</text:span><text:span text:style-name="T524"><text:s/></text:span><text:span text:style-name="T525">از سه موتور تشخ</text:span><text:span text:style-name="T526">ی</text:span><text:span text:style-name="T527">ص</text:span><text:span text:style-name="T528"><text:s/>صدا پشت</text:span><text:span text:style-name="T529">ی</text:span><text:span text:style-name="T530">بان</text:span><text:span text:style-name="T531">ی</text:span><text:span text:style-name="T532"><text:s/>م</text:span><text:span text:style-name="T533">ی</text:span><text:span text:style-name="T534"><text:s/>کند:<text:s/></text:span><text:span text:style-name="T535">wit.ai<text:s/></text:span><text:span text:style-name="T536">،<text:s/></text:span><text:span text:style-name="T537">Yandex SpeechKit</text:span><text:span text:style-name="T538"><text:s/>و گفتار گوگل. ابتدا<text:s/></text:span><text:span text:style-name="T539">تنظیم شده است که از</text:span><text:span text:style-name="T540"><text:s/></text:span><text:span text:style-name="T541">wit.ai</text:span><text:span text:style-name="T542"><text:s/></text:span><text:span text:style-name="T543">استفاده<text:s/></text:span><text:span text:style-name="T544">کند اما میتوانید در<text:s/></text:span><text:span text:style-name="T545">هر زمان<text:s/></text:span><text:span text:style-name="T546">آن را<text:s/></text:span><text:span text:style-name="T547">در /موتور<text:s/></text:span><text:span text:style-name="T548">به<text:s/></text:span><text:span text:style-name="T549">Google Speech</text:span><text:span text:style-name="T550"><text:s/></text:span><text:span text:style-name="T551">ی</text:span><text:span text:style-name="T552">ا</text:span><text:span text:style-name="T553"><text:s/></text:span><text:span text:style-name="T554">Yandex SpeechKit</text:span><text:span text:style-name="T555"><text:s/>تغ</text:span><text:span text:style-name="T556">یی</text:span><text:span text:style-name="T557">ر</text:span><text:span text:style-name="T558"><text:s/>ده</text:span><text:span text:style-name="T559">ی</text:span><text:span text:style-name="T560">د</text:span><text:span text:style-name="T561">. اطلاعات ب</text:span><text:span text:style-name="T562">ی</text:span><text:span text:style-name="T563">شتر</text:span><text:span text:style-name="T564"><text:s/>در /</text:span><text:span text:style-name="T565">کمک.</text:span></text:p>
      <text:p text:style-name="P566"><text:span text:style-name="T567">👋</text:span><text:span text:style-name="T568"><text:s/></text:span><text:span text:style-name="T569">لطفا</text:span><text:span text:style-name="T570"><text:s/></text:span><text:span text:style-name="T571">موتور</text:span><text:span text:style-name="T572"><text:s/></text:span><text:span text:style-name="T573">تشخ</text:span><text:span text:style-name="T574">ی</text:span><text:span text:style-name="T575">ص</text:span><text:span text:style-name="T576"><text:s/>گفتار را انتخاب کن</text:span><text:span text:style-name="T577">ی</text:span><text:span text:style-name="T578">د</text:span><text:span text:style-name="T579">. گفتار گوگل دق</text:span><text:span text:style-name="T580">ی</text:span><text:span text:style-name="T581">ق</text:span><text:span text:style-name="T582"><text:s/>تر است و از صوت ب</text:span><text:span text:style-name="T583">ی</text:span><text:span text:style-name="T584">ش</text:span><text:span text:style-name="T585"><text:s/>از 50 ثان</text:span><text:span text:style-name="T586">ی</text:span><text:span text:style-name="T587">ه</text:span><text:span text:style-name="T588"><text:s/>پشت</text:span><text:span text:style-name="T589">ی</text:span><text:span text:style-name="T590">بان</text:span><text:span text:style-name="T591">ی</text:span><text:span text:style-name="T592"><text:s/>م</text:span><text:span text:style-name="T593">ی</text:span><text:span text:style-name="T594"><text:s/>کند، اما با</text:span><text:span text:style-name="T595">ی</text:span><text:span text:style-name="T596">د</text:span><text:span text:style-name="T597"><text:s/>با اعتبار<text:s/></text:span><text:span text:style-name="T598">Google Cloud</text:span><text:span text:style-name="T599"><text:s/>شما تنظ</text:span><text:span text:style-name="T600">ی</text:span><text:span text:style-name="T601">م</text:span><text:span text:style-name="T602"><text:s/>شود (کم</text:span><text:span text:style-name="T603">ی</text:span><text:span text:style-name="T604"><text:s/>خسته کننده</text:span><text:span text:style-name="T605"><text:s/>است</text:span><text:span text:style-name="T606">).<text:s/></text:span><text:span text:style-name="T607">Yandex SpeechKit</text:span><text:span text:style-name="T608"><text:s/>بس</text:span><text:span text:style-name="T609">ی</text:span><text:span text:style-name="T610">ار</text:span><text:span text:style-name="T611"><text:s/>دق</text:span><text:span text:style-name="T612">ی</text:span><text:span text:style-name="T613">ق،</text:span><text:span text:style-name="T614"><text:s/>را</text:span><text:span text:style-name="T615">ی</text:span><text:span text:style-name="T616">گان،</text:span><text:span text:style-name="T617"><text:s/>خصوص</text:span><text:span text:style-name="T618">ی</text:span><text:span text:style-name="T619"><text:s/>است و زمان صوت</text:span><text:span text:style-name="T620">ی</text:span><text:span text:style-name="T621"><text:s/>ب</text:span><text:span text:style-name="T622">ی</text:span><text:span text:style-name="T623">ش</text:span><text:span text:style-name="T624"><text:s/>از 50 ثان</text:span><text:span text:style-name="T625">ی</text:span><text:span text:style-name="T626">ه</text:span><text:span text:style-name="T627"><text:s/></text:span><text:span text:style-name="T628">را<text:s/></text:span><text:span text:style-name="T629">پشت</text:span><text:span text:style-name="T630">ی</text:span><text:span text:style-name="T631">بان</text:span><text:span text:style-name="T632">ی</text:span><text:span text:style-name="T633"><text:s/>م</text:span><text:span text:style-name="T634">ی</text:span><text:span text:style-name="T635"><text:s/>کند، اما ل</text:span><text:span text:style-name="T636">ی</text:span><text:span text:style-name="T637">ست</text:span><text:span text:style-name="T638"><text:s/>زبان ها</text:span><text:span text:style-name="T639">ی</text:span><text:span text:style-name="T640"><text:s/>محدود</text:span><text:span text:style-name="T641">ی</text:span><text:span text:style-name="T642"><text:s/>دارد.<text:s/></text:span><text:span text:style-name="T643">Wit.ai</text:span><text:span text:style-name="T644"><text:s/></text:span><text:span text:style-name="T645">کمتر دقیق است</text:span><text:span text:style-name="T646">، را</text:span><text:span text:style-name="T647">ی</text:span><text:span text:style-name="T648">گان</text:span><text:span text:style-name="T649"><text:s/>است، و از صدا</text:span><text:span text:style-name="T650">ی</text:span><text:span text:style-name="T651"><text:s/>ب</text:span><text:span text:style-name="T652">ی</text:span><text:span text:style-name="T653">ش</text:span><text:span text:style-name="T654"><text:s/>از 50 ثان</text:span><text:span text:style-name="T655">ی</text:span><text:span text:style-name="T656">ه</text:span><text:span text:style-name="T657"><text:s/></text:span><text:span text:style-name="T658">پشت</text:span><text:span text:style-name="T659">ی</text:span><text:span text:style-name="T660">بان</text:span><text:span text:style-name="T661">ی</text:span><text:span text:style-name="T662"><text:s/></text:span><text:span text:style-name="T663">نمیکند</text:span><text:span text:style-name="T664">،</text:span><text:span text:style-name="T665"><text:s/>اما دارا</text:span><text:span text:style-name="T666">ی</text:span><text:span text:style-name="T667"><text:s/>زبان ها</text:span><text:span text:style-name="T668">ی</text:span><text:span text:style-name="T669"><text:s/>ز</text:span><text:span text:style-name="T670">ی</text:span><text:span text:style-name="T671">اد</text:span><text:span text:style-name="T672">ی</text:span><text:span text:style-name="T673"><text:s/>است. لطفا توجه داشته باش</text:span><text:span text:style-name="T674">ی</text:span><text:span text:style-name="T675">د</text:span><text:span text:style-name="T676"><text:s/>که هر سه از زبان ها</text:span><text:span text:style-name="T677">ی</text:span><text:span text:style-name="T678"><text:s/>مختلف پشت</text:span><text:span text:style-name="T679">ی</text:span><text:span text:style-name="T680">بان</text:span><text:span text:style-name="T681">ی</text:span><text:span text:style-name="T682"><text:s/>م</text:span><text:span text:style-name="T683">ی</text:span><text:span text:style-name="T684"><text:s/>کنند، بنابرا</text:span><text:span text:style-name="T685">ی</text:span><text:span text:style-name="T686">ن</text:span><text:span text:style-name="T687"><text:s/></text:span><text:span text:style-name="T688">ی</text:span><text:span text:style-name="T689">ک</text:span><text:span text:style-name="T690">ی</text:span><text:span text:style-name="T691"><text:s/></text:span><text:span text:style-name="T692">را که</text:span><text:span text:style-name="T693"><text:s/></text:span><text:span text:style-name="T694">به<text:s/></text:span><text:span text:style-name="T695">بهتر</text:span><text:span text:style-name="T696">ی</text:span><text:span text:style-name="T697">ن</text:span><text:span text:style-name="T698"><text:s/></text:span><text:span text:style-name="T699">شکل مناسبتان است را<text:s/></text:span><text:span text:style-name="T700">انتخاب<text:s/></text:span><text:span text:style-name="T701">کن</text:span><text:span text:style-name="T702">ی</text:span><text:span text:style-name="T703">د.</text:span></text:p>
      <text:p text:style-name="P704"><text:span text:style-name="T705">فقط فرد</text:span><text:span text:style-name="T706">ی</text:span><text:span text:style-name="T707"><text:s/>که دستور را<text:s/></text:span><text:span text:style-name="T708">را<text:s/></text:span><text:span text:style-name="T709">آغاز</text:span><text:span text:style-name="T710"><text:s/>کرده</text:span><text:span text:style-name="T711"><text:s/>م</text:span><text:span text:style-name="T712">ی</text:span><text:span text:style-name="T713"><text:s/>توان</text:span><text:span text:style-name="T714">د</text:span><text:span text:style-name="T715"><text:s/>گز</text:span><text:span text:style-name="T716">ی</text:span><text:span text:style-name="T717">نه</text:span><text:span text:style-name="T718"><text:s/>ها را انتخاب کن</text:span><text:span text:style-name="T719">د</text:span></text:p>
      <text:p text:style-name="P720"><text:span text:style-name="T721">👍</text:span><text:span text:style-name="T722"><text:s/></text:span><text:span text:style-name="T723">اکنون</text:span><text:span text:style-name="T724"><text:s/></text:span><text:span text:style-name="T725">وُیسی</text:span><text:span text:style-name="T726"><text:s/>از $[1] در ا</text:span><text:span text:style-name="T727">ی</text:span><text:span text:style-name="T728">ن</text:span><text:span text:style-name="T729"><text:s/>چت استفاده م</text:span><text:span text:style-name="T730">ی</text:span><text:span text:style-name="T731"><text:s/>کند. متشکرم! فراموش نکن</text:span><text:span text:style-name="T732">ی</text:span><text:span text:style-name="T733">د</text:span><text:span text:style-name="T734"><text:s/>که زبان را تنظ</text:span><text:span text:style-name="T735">ی</text:span><text:span text:style-name="T736">م</text:span><text:span text:style-name="T737"><text:s/>کن</text:span><text:span text:style-name="T738">ی</text:span><text:span text:style-name="T739">د</text:span><text:span text:style-name="T740">.</text:span></text:p>
      <text:p text:style-name="P741"><text:span text:style-name="T742">👋</text:span><text:span text:style-name="T743"><text:s/></text:span><text:span text:style-name="T744">لطفا</text:span><text:span text:style-name="T745"><text:s/></text:span><text:span text:style-name="T746">زبان</text:span><text:span text:style-name="T747"><text:s/></text:span><text:span text:style-name="T748">تشخ</text:span><text:span text:style-name="T749">ی</text:span><text:span text:style-name="T750">ص</text:span><text:span text:style-name="T751"><text:s/>گفتار را برا</text:span><text:span text:style-name="T752">ی</text:span><text:span text:style-name="T753"><text:s/></text:span><text:span text:style-name="T754">$[1]</text:span><text:span text:style-name="T755"><text:s/>انتخاب کن</text:span><text:span text:style-name="T756">ی</text:span><text:span text:style-name="T757">د</text:span></text:p>
      <text:soft-page-break/>
      <text:p text:style-name="P758"><text:span text:style-name="T759">👋</text:span><text:span text:style-name="T760"><text:s/></text:span><text:span text:style-name="T761">لطفا</text:span><text:span text:style-name="T762"><text:s/></text:span><text:span text:style-name="T763">زبان</text:span><text:span text:style-name="T764"><text:s/></text:span><text:span text:style-name="T765">تشخ</text:span><text:span text:style-name="T766">ی</text:span><text:span text:style-name="T767">ص</text:span><text:span text:style-name="T768"><text:s/>گفتار را انتخاب کن</text:span><text:span text:style-name="T769">ی</text:span><text:span text:style-name="T770">د</text:span></text:p>
      <text:p text:style-name="P771"><text:span text:style-name="T772">👍</text:span><text:span text:style-name="T773"><text:s/></text:span><text:span text:style-name="T774">اکنون</text:span><text:span text:style-name="T775"><text:s/></text:span><text:span text:style-name="T776">وُیسی</text:span><text:span text:style-name="T777"><text:s/>در ا</text:span><text:span text:style-name="T778">ی</text:span><text:span text:style-name="T779">ن</text:span><text:span text:style-name="T780"><text:s/>چت<text:s/></text:span><text:span text:style-name="T781">$[1]</text:span><text:span text:style-name="T782"><text:s/>(</text:span><text:span text:style-name="T783">Yandex SpeechKit</text:span><text:span text:style-name="T784">)</text:span><text:span text:style-name="T785"><text:s/></text:span><text:span text:style-name="T786">صحبت م</text:span><text:span text:style-name="T787">ی</text:span><text:span text:style-name="T788"><text:s/>کند. متشکرم!</text:span></text:p>
      <text:p text:style-name="P789"><text:span text:style-name="T790">👋</text:span><text:span text:style-name="T791"><text:s/></text:span><text:span text:style-name="T792">لطفا</text:span><text:span text:style-name="T793"><text:s/></text:span><text:span text:style-name="T794">زبان</text:span><text:span text:style-name="T795"><text:s/></text:span><text:span text:style-name="T796">تشخ</text:span><text:span text:style-name="T797">ی</text:span><text:span text:style-name="T798">ص</text:span><text:span text:style-name="T799"><text:s/>گفتار را برا</text:span><text:span text:style-name="T800">ی</text:span><text:span text:style-name="T801"><text:s/></text:span><text:span text:style-name="T802">wit.ai</text:span><text:span text:style-name="T803"><text:s/>انتخاب کن</text:span><text:span text:style-name="T804">ی</text:span><text:span text:style-name="T805">د</text:span><text:span text:style-name="T806">.</text:span></text:p>
      <text:p text:style-name="P807"><text:span text:style-name="T808">👍</text:span><text:span text:style-name="T809"><text:s/></text:span><text:span text:style-name="T810">اکنون</text:span><text:span text:style-name="T811"><text:s/></text:span><text:span text:style-name="T812">وُیسی</text:span><text:span text:style-name="T813"><text:s/>در ا</text:span><text:span text:style-name="T814">ی</text:span><text:span text:style-name="T815">ن</text:span><text:span text:style-name="T816"><text:s/>چت<text:s/></text:span><text:span text:style-name="T817">$[1]</text:span><text:span text:style-name="T818"><text:s/></text:span><text:span text:style-name="T819">(</text:span><text:span text:style-name="T820">wit.ai</text:span><text:span text:style-name="T821">)</text:span><text:span text:style-name="T822"><text:s/></text:span><text:span text:style-name="T823">صحبت م</text:span><text:span text:style-name="T824">ی</text:span><text:span text:style-name="T825"><text:s/>کند. متشکرم!</text:span></text:p>
      <text:p text:style-name="P826"><text:span text:style-name="T827">👋</text:span><text:span text:style-name="T828"><text:s/></text:span><text:span text:style-name="T829">لطفا</text:span><text:span text:style-name="T830"><text:s/></text:span><text:span text:style-name="T831">زبان</text:span><text:span text:style-name="T832"><text:s/></text:span><text:span text:style-name="T833">تشخ</text:span><text:span text:style-name="T834">ی</text:span><text:span text:style-name="T835">ص</text:span><text:span text:style-name="T836"><text:s/>گفتار برا</text:span><text:span text:style-name="T837">ی</text:span><text:span text:style-name="T838"><text:s/></text:span><text:span text:style-name="T839">گفتار گوگل<text:s/></text:span><text:span text:style-name="T840">را انتخاب کن</text:span><text:span text:style-name="T841">ی</text:span><text:span text:style-name="T842">د</text:span><text:span text:style-name="T843">.</text:span></text:p>
      <text:p text:style-name="P844"><text:span text:style-name="T845">👍</text:span><text:span text:style-name="T846"><text:s/></text:span><text:span text:style-name="T847">اکنون</text:span><text:span text:style-name="T848"><text:s/></text:span><text:span text:style-name="T849">وُیسی</text:span><text:span text:style-name="T850"><text:s/>در ا</text:span><text:span text:style-name="T851">ی</text:span><text:span text:style-name="T852">ن</text:span><text:span text:style-name="T853"><text:s/>چت<text:s/></text:span><text:span text:style-name="T854">$[1]</text:span><text:span text:style-name="T855"><text:s/></text:span><text:span text:style-name="T856">(</text:span><text:span text:style-name="T857">Google Speech</text:span><text:span text:style-name="T858">)</text:span><text:span text:style-name="T859"><text:s/></text:span><text:span text:style-name="T860">صحبت م</text:span><text:span text:style-name="T861">ی</text:span><text:span text:style-name="T862"><text:s/>کند. متشکرم!</text:span></text:p>
      <text:p text:style-name="P863"/>
      <text:p text:style-name="P864"><text:span text:style-name="T865">من نم</text:span><text:span text:style-name="T866">ی</text:span><text:span text:style-name="T867"><text:s/>توانم پ</text:span><text:span text:style-name="T868">ی</text:span><text:span text:style-name="T869">ام</text:span><text:span text:style-name="T870"><text:s/>ها</text:span><text:span text:style-name="T871">ی</text:span><text:span text:style-name="T872"><text:s/>صوت</text:span><text:span text:style-name="T873">ی</text:span><text:span text:style-name="T874"><text:s/>بزرگتر از 20 مگابا</text:span><text:span text:style-name="T875">ی</text:span><text:span text:style-name="T876">ت</text:span><text:span text:style-name="T877"><text:s/>را تشخ</text:span><text:span text:style-name="T878">ی</text:span><text:span text:style-name="T879">ص</text:span><text:span text:style-name="T880"><text:s/>دهم</text:span></text:p>
      <text:p text:style-name="P881"><text:span text:style-name="T882">تشخ</text:span><text:span text:style-name="T883">ی</text:span><text:span text:style-name="T884">ص</text:span><text:span text:style-name="T885"><text:s/>صدا آغاز شده است ...</text:span></text:p>
      <text:p text:style-name="P886"><text:span text:style-name="T887">Wit.ai</text:span><text:span text:style-name="T888"><text:s/>نم</text:span><text:span text:style-name="T889">ی</text:span><text:span text:style-name="T890">تواند</text:span><text:span text:style-name="T891"><text:s/>پ</text:span><text:span text:style-name="T892">ی</text:span><text:span text:style-name="T893">ام</text:span><text:span text:style-name="T894"><text:s/>ها</text:span><text:span text:style-name="T895">ی</text:span><text:span text:style-name="T896"><text:s/>صوت</text:span><text:span text:style-name="T897">ی</text:span><text:span text:style-name="T898"><text:s/>طولان</text:span><text:span text:style-name="T899">ی</text:span><text:span text:style-name="T900"><text:s/>تر از 50 ثان</text:span><text:span text:style-name="T901">ی</text:span><text:span text:style-name="T902">ه</text:span><text:span text:style-name="T903"><text:s/></text:span><text:span text:style-name="T904">را<text:s/></text:span><text:span text:style-name="T905">تشخ</text:span><text:span text:style-name="T906">ی</text:span><text:span text:style-name="T907">ص</text:span><text:span text:style-name="T908"><text:s/>دهد</text:span></text:p>
      <text:p text:style-name="P909"><text:span text:style-name="T910">👮</text:span><text:span text:style-name="T911"><text:s/></text:span><text:span text:style-name="T912">لطفا</text:span><text:span text:style-name="T913"><text:s/></text:span><text:span text:style-name="T914">به</text:span><text:span text:style-name="T915"><text:s/></text:span><text:span text:style-name="T916">وضوح</text:span><text:span text:style-name="T917"><text:s/></text:span><text:span text:style-name="T918">صحبت</text:span><text:span text:style-name="T919"><text:s/></text:span><text:span text:style-name="T920">کن</text:span><text:span text:style-name="T921">ی</text:span><text:span text:style-name="T922">د،</text:span><text:span text:style-name="T923"><text:s/>نم</text:span><text:span text:style-name="T924">ی</text:span><text:span text:style-name="T925"><text:s/>توانم آن را تشخ</text:span><text:span text:style-name="T926">ی</text:span><text:span text:style-name="T927">ص</text:span><text:span text:style-name="T928"><text:s/>دهم</text:span></text:p>
      <text:p text:style-name="P929"><text:span text:style-name="T930">من نم</text:span><text:span text:style-name="T931">ی</text:span><text:span text:style-name="T932"><text:s/>توانم آن را تشخ</text:span><text:span text:style-name="T933">ی</text:span><text:span text:style-name="T934">ص</text:span><text:span text:style-name="T935"><text:s/>دهم</text:span></text:p>
      <text:p text:style-name="P936"><text:span text:style-name="T937">😮</text:span><text:span text:style-name="T938"><text:s/></text:span><text:span text:style-name="T939">لطفا</text:span><text:span text:style-name="T940"><text:s/></text:span><text:span text:style-name="T941">اعتبارنامه</text:span><text:span text:style-name="T942"><text:s/>گوگل را با<text:s/></text:span><text:span text:style-name="T943">دستور</text:span><text:span text:style-name="T944"><text:s/></text:span><text:span text:style-name="T945">/گوگل</text:span><text:span text:style-name="T946"><text:s/>تنظ</text:span><text:span text:style-name="T947">ی</text:span><text:span text:style-name="T948">م</text:span><text:span text:style-name="T949"><text:s/>کن</text:span><text:span text:style-name="T950">ی</text:span><text:span text:style-name="T951">د</text:span><text:span text:style-name="T952"><text:s/></text:span><text:span text:style-name="T953">ی</text:span><text:span text:style-name="T954">ا</text:span><text:span text:style-name="T955"><text:s/>موتور را با فرمان<text:s/></text:span><text:span text:style-name="T956">/</text:span><text:span text:style-name="T957">موتور تغ</text:span><text:span text:style-name="T958">یی</text:span><text:span text:style-name="T959">ر</text:span><text:span text:style-name="T960"><text:s/>ده</text:span><text:span text:style-name="T961">ی</text:span><text:span text:style-name="T962">د</text:span><text:span text:style-name="T963">.<text:s/></text:span><text:span text:style-name="T964">اعتبارنامه های</text:span><text:span text:style-name="T965"><text:s/>شما هنوز<text:s/></text:span><text:span text:style-name="T966">تنظیم</text:span><text:span text:style-name="T967"><text:s/>نشده است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ya Farhadbahman</meta:initial-creator>
    <dc:creator>Paya Farhadbahman</dc:creator>
    <meta:creation-date>2018-07-31T05:30:00Z</meta:creation-date>
    <dc:date>2018-07-31T07:51:00Z</dc:date>
    <meta:template xlink:href="Normal.dotm" xlink:type="simple"/>
    <meta:editing-cycles>1</meta:editing-cycles>
    <meta:editing-duration>PT8460S</meta:editing-duration>
    <meta:document-statistic meta:page-count="2" meta:paragraph-count="8" meta:word-count="622" meta:character-count="4162" meta:row-count="29" meta:non-whitespace-character-count="3548"/>
  </office:meta>
</office:document-meta>
</file>